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6000000ADA3903B67133C4F1B.png" manifest:media-type="image/png"/>
  <manifest:file-entry manifest:full-path="Pictures/10000000000001BF0000009BE5D9437221ED676F.png" manifest:media-type="image/png"/>
  <manifest:file-entry manifest:full-path="Pictures/1000020000000020000000206284DE9C05FFED8F.png" manifest:media-type="image/png"/>
  <manifest:file-entry manifest:full-path="Pictures/100000000000011D000002331EEEEEB0E0DE0BD0.png" manifest:media-type="image/png"/>
  <manifest:file-entry manifest:full-path="Pictures/1000000000000214000001CE2A0C2108BEF82605.png" manifest:media-type="image/png"/>
  <manifest:file-entry manifest:full-path="Pictures/10000000000002A2000001704617B5A3B8339AF9.png" manifest:media-type="image/png"/>
  <manifest:file-entry manifest:full-path="Pictures/100000000000011D0000008BDD58058E626F86AF.png" manifest:media-type="image/png"/>
  <manifest:file-entry manifest:full-path="Pictures/1000020000000030000000306F43286E97B59990.png" manifest:media-type="image/png"/>
  <manifest:file-entry manifest:full-path="Pictures/100000000000021300000069C469CFEC532FF6CF.png" manifest:media-type="image/png"/>
  <manifest:file-entry manifest:full-path="Pictures/10000000000000EB0000007D12480714A280EE9D.png" manifest:media-type="image/png"/>
  <manifest:file-entry manifest:full-path="Pictures/10000000000001C2000000787827B106D4CEB9F5.png" manifest:media-type="image/png"/>
  <manifest:file-entry manifest:full-path="Pictures/100000000000011A00000123CAE4842C7A4D4823.png" manifest:media-type="image/png"/>
  <manifest:file-entry manifest:full-path="Pictures/1000000000000213000000DF2C6500220BD586EB.png" manifest:media-type="image/png"/>
  <manifest:file-entry manifest:full-path="Pictures/1000000000000284000000FF0797C41AD5B9E687.png" manifest:media-type="image/png"/>
  <manifest:file-entry manifest:full-path="Pictures/100000000000011C0000006DC68268DC8D61496D.png" manifest:media-type="image/png"/>
  <manifest:file-entry manifest:full-path="Pictures/10000000000001270000010F80AE89387EA27CB3.png" manifest:media-type="image/png"/>
  <manifest:file-entry manifest:full-path="Pictures/10000000000002A100000170281F8EDA9904A6A6.png" manifest:media-type="image/png"/>
  <manifest:file-entry manifest:full-path="Pictures/1000000000000213000000693D9A0079FB3B9E77.png" manifest:media-type="image/png"/>
  <manifest:file-entry manifest:full-path="Pictures/10000201000003E8000000D2A7FE72F00FFCF111.png" manifest:media-type="image/png"/>
  <manifest:file-entry manifest:full-path="Pictures/1000020100000129000001D1DAC8609AED221884.png" manifest:media-type="image/png"/>
  <manifest:file-entry manifest:full-path="Pictures/10000000000002140000018AC50445E7B9AAD007.png" manifest:media-type="image/png"/>
  <manifest:file-entry manifest:full-path="Pictures/100000000000016300000220ACE3940385D32845.png" manifest:media-type="image/png"/>
  <manifest:file-entry manifest:full-path="Pictures/10000000000001FA000000F3332F7E04CE9ACC13.png" manifest:media-type="image/png"/>
  <manifest:file-entry manifest:full-path="Pictures/10000000000001BC00000058D7E0C09722259131.png" manifest:media-type="image/png"/>
  <manifest:file-entry manifest:full-path="Pictures/100000000000024600000153370771D7C5C2994F.png" manifest:media-type="image/png"/>
  <manifest:file-entry manifest:full-path="Pictures/100000000000028500000100A73084A86DECD1D7.png" manifest:media-type="image/png"/>
  <manifest:file-entry manifest:full-path="Pictures/100000000000010E00000083B4ABED25E9263E3F.png" manifest:media-type="image/png"/>
  <manifest:file-entry manifest:full-path="Pictures/10000000000001360000008B51CE755265994857.png" manifest:media-type="image/png"/>
  <manifest:file-entry manifest:full-path="Pictures/100000000000016B0000009B29365A1421CCAB58.png" manifest:media-type="image/png"/>
  <manifest:file-entry manifest:full-path="Pictures/10000000000001840000017DF25BC47BA02ADE18.png" manifest:media-type="image/png"/>
  <manifest:file-entry manifest:full-path="Pictures/100000000000027F0000013225ED89CCFADC39DB.png" manifest:media-type="image/png"/>
  <manifest:file-entry manifest:full-path="Pictures/1000000000000162000000CDA315B59AE895E558.png" manifest:media-type="image/png"/>
  <manifest:file-entry manifest:full-path="Pictures/100002000000002000000020A6BB2897B4B7679A.png" manifest:media-type="image/png"/>
  <manifest:file-entry manifest:full-path="Pictures/1000000000000200000000685F31F36C40FB243A.png" manifest:media-type="image/png"/>
  <manifest:file-entry manifest:full-path="Pictures/10000000000000CD0000008B6E4689B8821DA419.png" manifest:media-type="image/png"/>
  <manifest:file-entry manifest:full-path="Pictures/100000000000028700000245D1DE251B83AB026C.png" manifest:media-type="image/png"/>
  <manifest:file-entry manifest:full-path="Pictures/10000000000000A7000000BE78802351AAD8BDC0.png" manifest:media-type="image/png"/>
  <manifest:file-entry manifest:full-path="Pictures/10000000000000A7000001015548079EF402963B.png" manifest:media-type="image/png"/>
  <manifest:file-entry manifest:full-path="Pictures/100000000000024A000001A74E8C768C66FF9C58.png" manifest:media-type="image/png"/>
  <manifest:file-entry manifest:full-path="Pictures/100000000000012900000187DD7F7E46166C8A65.png" manifest:media-type="image/png"/>
  <manifest:file-entry manifest:full-path="Pictures/1000000000000016000000165153B2581B156269.png" manifest:media-type="image/png"/>
  <manifest:file-entry manifest:full-path="Pictures/10000000000000F90000009C597AEA2405F14A46.png" manifest:media-type="image/png"/>
  <manifest:file-entry manifest:full-path="Pictures/1000000000000212000000AD9B5F6120D8D6192B.png" manifest:media-type="image/png"/>
  <manifest:file-entry manifest:full-path="Pictures/10000000000001360000008B20476BFF8F820F6E.png" manifest:media-type="image/png"/>
  <manifest:file-entry manifest:full-path="Pictures/10000000000000D10000004729B0EE20654DAEAC.png" manifest:media-type="image/png"/>
  <manifest:file-entry manifest:full-path="Pictures/1000000000000139000000B733A5D1AE892D7F83.png" manifest:media-type="image/png"/>
  <manifest:file-entry manifest:full-path="Pictures/1000000000000250000001171C516F19FC18CFB5.png" manifest:media-type="image/png"/>
  <manifest:file-entry manifest:full-path="Pictures/10000200000000C70000015AFEC2A2480CC953EF.png" manifest:media-type="image/png"/>
  <manifest:file-entry manifest:full-path="Pictures/10000000000001E0000001002C9D2E00049E718C.png" manifest:media-type="image/png"/>
  <manifest:file-entry manifest:full-path="Pictures/10000000000001C00000006901637C740FB0A81C.png" manifest:media-type="image/png"/>
  <manifest:file-entry manifest:full-path="Pictures/10000000000001E000000100C77FE3D9B7B29017.png" manifest:media-type="image/png"/>
  <manifest:file-entry manifest:full-path="Pictures/100000000000011C0000006977D45AAA832C6FBE.png" manifest:media-type="image/png"/>
  <manifest:file-entry manifest:full-path="Pictures/10000000000001BB000000A7A2E81037E9A92084.png" manifest:media-type="image/png"/>
  <manifest:file-entry manifest:full-path="Pictures/1000000000000260000000AF0CBBAC26CFDE9C86.png" manifest:media-type="image/png"/>
  <manifest:file-entry manifest:full-path="Pictures/10000000000001470000012CED42F2904712EAB2.png" manifest:media-type="image/png"/>
  <manifest:file-entry manifest:full-path="Pictures/1000000000000274000002ADD82C3F2C2C32BD70.png" manifest:media-type="image/png"/>
  <manifest:file-entry manifest:full-path="Pictures/10000000000001EE0000007AEA12E3889E14DD17.png" manifest:media-type="image/png"/>
  <manifest:file-entry manifest:full-path="Pictures/100002010000019D0000015CB2F412510972B9AB.png" manifest:media-type="image/png"/>
  <manifest:file-entry manifest:full-path="Pictures/100002000000000B0000000B70A9EE9903C9253B.gif" manifest:media-type="image/gif"/>
  <manifest:file-entry manifest:full-path="Pictures/100000000000001B00000018E5BCC24D3861BA0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le5" style:family="table">
      <style:table-properties style:width="17.011cm" fo:margin-left="0cm" fo:margin-right="-0.011cm" fo:margin-top="0.199cm" fo:margin-bottom="0.4cm" table:align="margins" fo:keep-with-next="auto" style:may-break-between-rows="true"/>
    </style:style>
    <style:style style:name="Tabelle5.A" style:family="table-column">
      <style:table-column-properties style:column-width="2.604cm" style:rel-column-width="10030*"/>
    </style:style>
    <style:style style:name="Tabelle5.B" style:family="table-column">
      <style:table-column-properties style:column-width="3.697cm" style:rel-column-width="14243*"/>
    </style:style>
    <style:style style:name="Tabelle5.C" style:family="table-column">
      <style:table-column-properties style:column-width="4.202cm" style:rel-column-width="16186*"/>
    </style:style>
    <style:style style:name="Tabelle5.D" style:family="table-column">
      <style:table-column-properties style:column-width="6.509cm" style:rel-column-width="25076*"/>
    </style:style>
    <style:style style:name="Tabelle5.1" style:family="table-row">
      <style:table-row-properties fo:background-color="#e6e6e6" fo:keep-together="always">
        <style:background-image/>
      </style:table-row-properties>
    </style:style>
    <style:style style:name="Tabelle5.A1" style:family="table-cell">
      <style:table-cell-properties fo:background-color="transparent" fo:padding="0.097cm" fo:border-left="none" fo:border-right="none" fo:border-top="0.05pt solid #999999" fo:border-bottom="0.05pt solid #999999">
        <style:background-image/>
      </style:table-cell-properties>
    </style:style>
    <style:style style:name="Tabelle5.2" style:family="table-row">
      <style:table-row-properties fo:background-color="#ffffff" fo:keep-together="always">
        <style:background-image/>
      </style:table-row-properties>
    </style:style>
    <style:style style:name="Tabelle5.A2" style:family="table-cell">
      <style:table-cell-properties fo:background-color="transparent" fo:padding="0.097cm" fo:border-left="none" fo:border-right="none" fo:border-top="none" fo:border-bottom="0.05pt solid #999999">
        <style:background-image/>
      </style:table-cell-properties>
    </style:style>
    <style:style style:name="Tabelle5.3" style:family="table-row">
      <style:table-row-properties fo:background-color="transparent" fo:keep-together="always">
        <style:background-image/>
      </style:table-row-properties>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fo:language="en" fo:country="US"/>
    </style:style>
    <style:style style:name="P3" style:family="paragraph" style:parent-style-name="Footer">
      <style:paragraph-properties fo:text-align="start" style:justify-single-word="false"/>
      <style:text-properties fo:language="en" fo:country="US" officeooo:paragraph-rsid="014fed5e"/>
    </style:style>
    <style:style style:name="P4" style:family="paragraph" style:parent-style-name="Text_20_body">
      <style:text-properties officeooo:rsid="006d9d25" officeooo:paragraph-rsid="014814df"/>
    </style:style>
    <style:style style:name="P5" style:family="paragraph" style:parent-style-name="Text_20_body">
      <style:text-properties officeooo:rsid="0072ffc5" officeooo:paragraph-rsid="014814df"/>
    </style:style>
    <style:style style:name="P6" style:family="paragraph" style:parent-style-name="Text_20_body">
      <style:text-properties officeooo:rsid="00d48e72" officeooo:paragraph-rsid="014814df"/>
    </style:style>
    <style:style style:name="P7" style:family="paragraph" style:parent-style-name="Text_20_body">
      <style:text-properties officeooo:rsid="00da907c" officeooo:paragraph-rsid="014814df"/>
    </style:style>
    <style:style style:name="P8" style:family="paragraph" style:parent-style-name="Text_20_body">
      <style:text-properties officeooo:rsid="00b26251" officeooo:paragraph-rsid="014814df"/>
    </style:style>
    <style:style style:name="P9" style:family="paragraph" style:parent-style-name="Text_20_body">
      <style:text-properties officeooo:rsid="00b38b22" officeooo:paragraph-rsid="014814df"/>
    </style:style>
    <style:style style:name="P10" style:family="paragraph" style:parent-style-name="Text_20_body">
      <style:text-properties officeooo:paragraph-rsid="014814df"/>
    </style:style>
    <style:style style:name="P11" style:family="paragraph" style:parent-style-name="Text_20_body">
      <style:text-properties officeooo:paragraph-rsid="01546ad8"/>
    </style:style>
    <style:style style:name="P12" style:family="paragraph" style:parent-style-name="Text_20_body">
      <style:text-properties officeooo:paragraph-rsid="015cea7b"/>
    </style:style>
    <style:style style:name="P13" style:family="paragraph" style:parent-style-name="Text_20_body">
      <style:text-properties officeooo:paragraph-rsid="015e8d82"/>
    </style:style>
    <style:style style:name="P14" style:family="paragraph" style:parent-style-name="Text_20_body">
      <style:text-properties officeooo:paragraph-rsid="0161199b"/>
    </style:style>
    <style:style style:name="P15" style:family="paragraph" style:parent-style-name="Text_20_body">
      <style:text-properties officeooo:paragraph-rsid="018b5491"/>
    </style:style>
    <style:style style:name="P16" style:family="paragraph" style:parent-style-name="Figure">
      <style:text-properties officeooo:paragraph-rsid="014814df"/>
    </style:style>
    <style:style style:name="P17" style:family="paragraph" style:parent-style-name="Figure">
      <style:text-properties officeooo:paragraph-rsid="0155ecab"/>
    </style:style>
    <style:style style:name="P18" style:family="paragraph" style:parent-style-name="Figure">
      <style:text-properties officeooo:paragraph-rsid="015a155a"/>
    </style:style>
    <style:style style:name="P19" style:family="paragraph" style:parent-style-name="Text_20_Body_20_List_20_Intro">
      <style:text-properties officeooo:paragraph-rsid="014814df"/>
    </style:style>
    <style:style style:name="P20" style:family="paragraph" style:parent-style-name="Code">
      <style:paragraph-properties fo:margin-left="0.635cm" fo:margin-right="0cm" fo:text-indent="0cm" style:auto-text-indent="false"/>
      <style:text-properties officeooo:paragraph-rsid="014814df"/>
    </style:style>
    <style:style style:name="P21" style:family="paragraph" style:parent-style-name="Code">
      <style:paragraph-properties fo:margin-left="0.635cm" fo:margin-right="0cm" fo:text-indent="0cm" style:auto-text-indent="false"/>
      <style:text-properties officeooo:paragraph-rsid="017b869b"/>
    </style:style>
    <style:style style:name="P22" style:family="paragraph" style:parent-style-name="Definition_20_Term">
      <style:text-properties officeooo:paragraph-rsid="014814df"/>
    </style:style>
    <style:style style:name="P23" style:family="paragraph" style:parent-style-name="Definition_20_Term">
      <style:text-properties officeooo:paragraph-rsid="01546ad8"/>
    </style:style>
    <style:style style:name="P24" style:family="paragraph" style:parent-style-name="Text_20_body_20_indent">
      <style:text-properties officeooo:rsid="007faac9" officeooo:paragraph-rsid="014814df"/>
    </style:style>
    <style:style style:name="P25" style:family="paragraph" style:parent-style-name="Text_20_body_20_indent">
      <style:text-properties officeooo:paragraph-rsid="014814df"/>
    </style:style>
    <style:style style:name="P26" style:family="paragraph" style:parent-style-name="Text_20_body_20_indent">
      <style:text-properties officeooo:paragraph-rsid="01546ad8"/>
    </style:style>
    <style:style style:name="P27" style:family="paragraph" style:parent-style-name="Standard">
      <style:text-properties officeooo:paragraph-rsid="014814df"/>
    </style:style>
    <style:style style:name="P28" style:family="paragraph" style:parent-style-name="Title">
      <style:text-properties officeooo:paragraph-rsid="014814df"/>
    </style:style>
    <style:style style:name="P29" style:family="paragraph" style:parent-style-name="Table_20_Heading">
      <style:text-properties officeooo:paragraph-rsid="014814df"/>
    </style:style>
    <style:style style:name="P30" style:family="paragraph" style:parent-style-name="Text_20_Note">
      <style:text-properties officeooo:rsid="00ce6bb3" officeooo:paragraph-rsid="014814df"/>
    </style:style>
    <style:style style:name="P31" style:family="paragraph" style:parent-style-name="Text_20_Note">
      <style:text-properties officeooo:rsid="0078088f" officeooo:paragraph-rsid="014814df"/>
    </style:style>
    <style:style style:name="P32" style:family="paragraph" style:parent-style-name="Text_20_Note">
      <style:text-properties officeooo:rsid="007faac9" officeooo:paragraph-rsid="014814df"/>
    </style:style>
    <style:style style:name="P33" style:family="paragraph" style:parent-style-name="Text_20_Note">
      <style:text-properties officeooo:rsid="00b87d11" officeooo:paragraph-rsid="014814df"/>
    </style:style>
    <style:style style:name="P34" style:family="paragraph" style:parent-style-name="Text_20_Note">
      <style:text-properties officeooo:paragraph-rsid="014814df"/>
    </style:style>
    <style:style style:name="P35" style:family="paragraph" style:parent-style-name="Text_20_Note">
      <style:text-properties officeooo:paragraph-rsid="017aedb8"/>
    </style:style>
    <style:style style:name="P36" style:family="paragraph" style:parent-style-name="Subtitle">
      <style:text-properties officeooo:paragraph-rsid="014814df"/>
    </style:style>
    <style:style style:name="P37" style:family="paragraph" style:parent-style-name="Table_20_Contents">
      <style:text-properties officeooo:paragraph-rsid="014814df"/>
    </style:style>
    <style:style style:name="P38" style:family="paragraph" style:parent-style-name="Table_20_Contents">
      <style:text-properties officeooo:rsid="0181d2b7" officeooo:paragraph-rsid="0181d2b7"/>
    </style:style>
    <style:style style:name="P39" style:family="paragraph" style:parent-style-name="Table_20_Contents">
      <style:text-properties officeooo:rsid="0184073d" officeooo:paragraph-rsid="0184073d"/>
    </style:style>
    <style:style style:name="P40" style:family="paragraph" style:parent-style-name="Table_20_Contents">
      <style:text-properties officeooo:paragraph-rsid="0185e9a2"/>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2751c" officeooo:paragraph-rsid="0172751c"/>
    </style:style>
    <style:style style:name="P45" style:family="paragraph" style:parent-style-name="Figure" style:master-page-name="First_20_Page">
      <style:paragraph-properties style:page-number="auto" fo:break-before="page"/>
    </style:style>
    <style:style style:name="P46" style:family="paragraph" style:parent-style-name="Heading_20_1">
      <style:text-properties officeooo:paragraph-rsid="014814df"/>
    </style:style>
    <style:style style:name="P47" style:family="paragraph" style:parent-style-name="Heading_20_1" style:master-page-name="Front_20_Matter">
      <style:paragraph-properties style:page-number="auto"/>
      <style:text-properties fo:language="en" fo:country="US" officeooo:paragraph-rsid="014814df"/>
    </style:style>
    <style:style style:name="P48" style:family="paragraph" style:parent-style-name="Heading_20_1" style:master-page-name="Standard">
      <style:paragraph-properties style:page-number="auto"/>
      <style:text-properties officeooo:paragraph-rsid="014814df"/>
    </style:style>
    <style:style style:name="P49" style:family="paragraph" style:parent-style-name="Heading_20_2">
      <style:text-properties officeooo:paragraph-rsid="014814df"/>
    </style:style>
    <style:style style:name="P50" style:family="paragraph" style:parent-style-name="Heading_20_3">
      <style:text-properties officeooo:paragraph-rsid="014814df"/>
    </style:style>
    <style:style style:name="P51" style:family="paragraph" style:parent-style-name="Heading_20_3">
      <style:text-properties fo:language="en" fo:country="US" officeooo:paragraph-rsid="014814df"/>
    </style:style>
    <style:style style:name="P52" style:family="paragraph" style:parent-style-name="Heading_20_Caution">
      <style:text-properties fo:color="#000000" style:font-name="Liberation Sans3" fo:font-size="13pt" fo:font-weight="bold" officeooo:rsid="018feca1" officeooo:paragraph-rsid="018feca1" style:font-size-asian="10.5pt" style:font-weight-asian="normal" style:font-weight-complex="normal"/>
    </style:style>
    <style:style style:name="P53" style:family="paragraph" style:parent-style-name="Heading_20_Note">
      <style:text-properties officeooo:rsid="0064228d" officeooo:paragraph-rsid="014814df"/>
    </style:style>
    <style:style style:name="P54" style:family="paragraph" style:parent-style-name="Heading_20_Note">
      <style:text-properties officeooo:rsid="017aedb8" officeooo:paragraph-rsid="017aedb8"/>
    </style:style>
    <style:style style:name="P55" style:family="paragraph" style:parent-style-name="Heading_20_Note">
      <style:text-properties officeooo:paragraph-rsid="014814df"/>
    </style:style>
    <style:style style:name="P56" style:family="paragraph" style:parent-style-name="Heading_20_Tip">
      <style:text-properties officeooo:rsid="007faac9" officeooo:paragraph-rsid="014814df"/>
    </style:style>
    <style:style style:name="P57" style:family="paragraph" style:parent-style-name="Heading_20_Tip">
      <style:text-properties officeooo:rsid="00b87d11" officeooo:paragraph-rsid="014814df"/>
    </style:style>
    <style:style style:name="P58" style:family="paragraph" style:parent-style-name="List_20_1">
      <style:text-properties officeooo:rsid="00768b26" officeooo:paragraph-rsid="014814df"/>
    </style:style>
    <style:style style:name="P59" style:family="paragraph" style:parent-style-name="List_20_1">
      <style:text-properties officeooo:paragraph-rsid="018b5491"/>
    </style:style>
    <style:style style:name="P60" style:family="paragraph" style:parent-style-name="List_20_1" style:list-style-name="List_20_1">
      <style:text-properties officeooo:paragraph-rsid="014814df"/>
    </style:style>
    <style:style style:name="P61" style:family="paragraph" style:parent-style-name="List_20_1">
      <style:text-properties officeooo:paragraph-rsid="014814df"/>
    </style:style>
    <style:style style:name="P62" style:family="paragraph" style:parent-style-name="List_20_1">
      <style:text-properties officeooo:paragraph-rsid="015e8d82"/>
    </style:style>
    <style:style style:name="P63" style:family="paragraph" style:parent-style-name="Numbering_20_1" style:list-style-name="">
      <style:text-properties officeooo:paragraph-rsid="014814df"/>
    </style:style>
    <style:style style:name="P64" style:family="paragraph" style:parent-style-name="Numbering_20_1" style:list-style-name="">
      <style:text-properties officeooo:paragraph-rsid="015e8d8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8f7a7d" style:font-size-asian="10pt" style:font-style-asian="italic" style:font-size-complex="10pt" style:font-style-complex="italic"/>
    </style:style>
    <style:style style:name="T4" style:family="text">
      <style:text-properties fo:language="en" fo:country="US" officeooo:rsid="0019deb4" style:font-name-asian="Liberation Sans6" style:font-size-asian="10.5pt" style:font-name-complex="Liberation Sans6" style:font-size-complex="10.5pt"/>
    </style:style>
    <style:style style:name="T5" style:family="text">
      <style:text-properties text:display="none"/>
    </style:style>
    <style:style style:name="T6" style:family="text">
      <style:text-properties officeooo:rsid="0051a8fd"/>
    </style:style>
    <style:style style:name="T7" style:family="text">
      <style:text-properties style:font-name="Times New Roman"/>
    </style:style>
    <style:style style:name="T8" style:family="text">
      <style:text-properties officeooo:rsid="00ed6f76"/>
    </style:style>
    <style:style style:name="T9" style:family="text">
      <style:text-properties style:font-name="Liberation Sans5"/>
    </style:style>
    <style:style style:name="T10" style:family="text">
      <style:text-properties style:font-name="Liberation Sans"/>
    </style:style>
    <style:style style:name="T11" style:family="text">
      <style:text-properties style:font-name="Liberation Sans" fo:font-size="11pt" style:font-size-asian="10.5pt"/>
    </style:style>
    <style:style style:name="T12" style:family="text">
      <style:text-properties style:font-name="Liberation Sans" fo:font-size="11pt" officeooo:rsid="01783076" style:font-size-asian="10.5pt"/>
    </style:style>
    <style:style style:name="T13" style:family="text">
      <style:text-properties style:font-name="Liberation Sans" fo:font-size="11pt" officeooo:rsid="017aedb8" style:font-size-asian="10.5pt" style:font-weight-asian="normal" style:font-weight-complex="normal"/>
    </style:style>
    <style:style style:name="T14" style:family="text">
      <style:text-properties style:font-name="Liberation Sans" fo:font-size="11pt" officeooo:rsid="017aedb8" style:font-size-asian="10.5pt"/>
    </style:style>
    <style:style style:name="T15" style:family="text">
      <style:text-properties style:font-name="Liberation Sans" fo:font-size="11pt" officeooo:rsid="017b869b" style:font-size-asian="10.5pt"/>
    </style:style>
    <style:style style:name="T16" style:family="text">
      <style:text-properties style:font-name="Liberation Sans" fo:font-size="11pt" officeooo:rsid="017f77e5" style:font-size-asian="10.5pt"/>
    </style:style>
    <style:style style:name="T17" style:family="text">
      <style:text-properties style:font-name="Liberation Sans" fo:font-size="11pt" officeooo:rsid="0191dc69" style:font-size-asian="10.5pt"/>
    </style:style>
    <style:style style:name="T18" style:family="text">
      <style:text-properties style:font-name="Liberation Sans" fo:font-size="11pt" fo:font-style="italic" officeooo:rsid="0172751c" style:font-size-asian="10.5pt" style:font-style-asian="italic" style:font-style-complex="italic"/>
    </style:style>
    <style:style style:name="T19" style:family="text">
      <style:text-properties style:font-name="Liberation Sans" fo:font-size="11pt" fo:font-style="italic" officeooo:rsid="017aedb8" style:font-size-asian="10.5pt" style:font-style-asian="italic" style:font-style-complex="italic"/>
    </style:style>
    <style:style style:name="T20" style:family="text">
      <style:text-properties style:font-name="Liberation Sans" fo:font-size="11pt" fo:font-style="italic" officeooo:rsid="01882e36" style:font-size-asian="10.5pt" style:font-style-asian="italic" style:font-style-complex="italic"/>
    </style:style>
    <style:style style:name="T21" style:family="text">
      <style:text-properties officeooo:rsid="00e9da12"/>
    </style:style>
    <style:style style:name="T22" style:family="text">
      <style:text-properties officeooo:rsid="006194b1"/>
    </style:style>
    <style:style style:name="T23" style:family="text">
      <style:text-properties fo:color="#000000" style:text-outline="false" style:text-line-through-style="none" style:text-line-through-type="none" fo:language="en" fo:country="US" fo:text-shadow="none" style:text-underline-style="none" fo:font-weight="normal" officeooo:rsid="0019deb4" style:font-name-asian="Liberation Sans6" style:font-size-asian="10.5pt" style:font-name-complex="Liberation Sans6" style:font-size-complex="10.5pt"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6" style:family="text">
      <style:text-properties officeooo:rsid="00cb77fe"/>
    </style:style>
    <style:style style:name="T27" style:family="text">
      <style:text-properties officeooo:rsid="006e0934"/>
    </style:style>
    <style:style style:name="T28" style:family="text">
      <style:text-properties officeooo:rsid="00679149"/>
    </style:style>
    <style:style style:name="T29" style:family="text">
      <style:text-properties officeooo:rsid="00ce6bb3"/>
    </style:style>
    <style:style style:name="T30" style:family="text">
      <style:text-properties officeooo:rsid="00697bda"/>
    </style:style>
    <style:style style:name="T31" style:family="text">
      <style:text-properties officeooo:rsid="006d9d25"/>
    </style:style>
    <style:style style:name="T32" style:family="text">
      <style:text-properties officeooo:rsid="006e9e38"/>
    </style:style>
    <style:style style:name="T33" style:family="text">
      <style:text-properties officeooo:rsid="006f6da4"/>
    </style:style>
    <style:style style:name="T34" style:family="text">
      <style:text-properties officeooo:rsid="00e0c5b1"/>
    </style:style>
    <style:style style:name="T35" style:family="text">
      <style:text-properties officeooo:rsid="0073fe3c"/>
    </style:style>
    <style:style style:name="T36" style:family="text">
      <style:text-properties officeooo:rsid="0072ffc5"/>
    </style:style>
    <style:style style:name="T37" style:family="text">
      <style:text-properties officeooo:rsid="00c592ad"/>
    </style:style>
    <style:style style:name="T38" style:family="text">
      <style:text-properties officeooo:rsid="00ea7cbd"/>
    </style:style>
    <style:style style:name="T39" style:family="text">
      <style:text-properties officeooo:rsid="00748300"/>
    </style:style>
    <style:style style:name="T40" style:family="text">
      <style:text-properties officeooo:rsid="00901726"/>
    </style:style>
    <style:style style:name="T41" style:family="text">
      <style:text-properties officeooo:rsid="00768b26"/>
    </style:style>
    <style:style style:name="T42" style:family="text">
      <style:text-properties officeooo:rsid="00d10952"/>
    </style:style>
    <style:style style:name="T43" style:family="text">
      <style:text-properties officeooo:rsid="0077e59b"/>
    </style:style>
    <style:style style:name="T44" style:family="text">
      <style:text-properties officeooo:rsid="0078088f"/>
    </style:style>
    <style:style style:name="T45" style:family="text">
      <style:text-properties officeooo:rsid="0079cbf0"/>
    </style:style>
    <style:style style:name="T46" style:family="text">
      <style:text-properties officeooo:rsid="0079e91b"/>
    </style:style>
    <style:style style:name="T47" style:family="text">
      <style:text-properties officeooo:rsid="007b5ad2"/>
    </style:style>
    <style:style style:name="T48" style:family="text">
      <style:text-properties style:font-name="Liberation Sans2" fo:font-size="11pt" fo:font-style="italic"/>
    </style:style>
    <style:style style:name="T49" style:family="text">
      <style:text-properties style:font-name="Liberation Sans2" fo:font-size="11pt" fo:font-style="italic" officeooo:rsid="00cbe7da"/>
    </style:style>
    <style:style style:name="T50" style:family="text">
      <style:text-properties style:font-name="Liberation Sans2" fo:font-size="11pt" fo:font-style="italic" officeooo:rsid="017b869b" style:font-size-asian="10.5pt" style:font-style-asian="italic" style:font-weight-asian="normal" style:font-size-complex="12pt" style:font-style-complex="italic" style:font-weight-complex="normal"/>
    </style:style>
    <style:style style:name="T51" style:family="text">
      <style:text-properties officeooo:rsid="007ce219"/>
    </style:style>
    <style:style style:name="T52" style:family="text">
      <style:text-properties officeooo:rsid="00eb16e5"/>
    </style:style>
    <style:style style:name="T53" style:family="text">
      <style:text-properties officeooo:rsid="007df1c3"/>
    </style:style>
    <style:style style:name="T54" style:family="text">
      <style:text-properties officeooo:rsid="00c75a29"/>
    </style:style>
    <style:style style:name="T55" style:family="text">
      <style:text-properties officeooo:rsid="007faac9"/>
    </style:style>
    <style:style style:name="T56" style:family="text">
      <style:text-properties officeooo:rsid="0081a492"/>
    </style:style>
    <style:style style:name="T57" style:family="text">
      <style:text-properties officeooo:rsid="0082589c"/>
    </style:style>
    <style:style style:name="T58" style:family="text">
      <style:text-properties officeooo:rsid="00826d80"/>
    </style:style>
    <style:style style:name="T59" style:family="text">
      <style:text-properties officeooo:rsid="00839f72"/>
    </style:style>
    <style:style style:name="T60" style:family="text">
      <style:text-properties officeooo:rsid="00d48e72"/>
    </style:style>
    <style:style style:name="T61" style:family="text">
      <style:text-properties officeooo:rsid="0084d8ac"/>
    </style:style>
    <style:style style:name="T62" style:family="text">
      <style:text-properties officeooo:rsid="00d61dba"/>
    </style:style>
    <style:style style:name="T63" style:family="text">
      <style:text-properties officeooo:rsid="00bc294e"/>
    </style:style>
    <style:style style:name="T64" style:family="text">
      <style:text-properties officeooo:rsid="00d8178b"/>
    </style:style>
    <style:style style:name="T65" style:family="text">
      <style:text-properties officeooo:rsid="008a1791"/>
    </style:style>
    <style:style style:name="T66" style:family="text">
      <style:text-properties officeooo:rsid="008ad1fd"/>
    </style:style>
    <style:style style:name="T67" style:family="text">
      <style:text-properties officeooo:rsid="00bf2672"/>
    </style:style>
    <style:style style:name="T68" style:family="text">
      <style:text-properties officeooo:rsid="008b0518"/>
    </style:style>
    <style:style style:name="T69" style:family="text">
      <style:text-properties officeooo:rsid="00d8c74c"/>
    </style:style>
    <style:style style:name="T70" style:family="text">
      <style:text-properties officeooo:rsid="00da907c"/>
    </style:style>
    <style:style style:name="T71" style:family="text">
      <style:text-properties officeooo:rsid="00bf461e"/>
    </style:style>
    <style:style style:name="T72" style:family="text">
      <style:text-properties officeooo:rsid="00ed7060"/>
    </style:style>
    <style:style style:name="T73" style:family="text">
      <style:text-properties officeooo:rsid="00e05809"/>
    </style:style>
    <style:style style:name="T74" style:family="text">
      <style:text-properties officeooo:rsid="00933771"/>
    </style:style>
    <style:style style:name="T75" style:family="text">
      <style:text-properties officeooo:rsid="0092b4dd"/>
    </style:style>
    <style:style style:name="T76" style:family="text">
      <style:text-properties officeooo:rsid="0099925f"/>
    </style:style>
    <style:style style:name="T77" style:family="text">
      <style:text-properties officeooo:rsid="009b0a7b"/>
    </style:style>
    <style:style style:name="T78" style:family="text">
      <style:text-properties officeooo:rsid="00cbe7da"/>
    </style:style>
    <style:style style:name="T79" style:family="text">
      <style:text-properties officeooo:rsid="009b06dc"/>
    </style:style>
    <style:style style:name="T80" style:family="text">
      <style:text-properties officeooo:rsid="00daa4fe"/>
    </style:style>
    <style:style style:name="T81" style:family="text">
      <style:text-properties officeooo:rsid="009b9c07"/>
    </style:style>
    <style:style style:name="T82" style:family="text">
      <style:text-properties officeooo:rsid="009d514e"/>
    </style:style>
    <style:style style:name="T83" style:family="text">
      <style:text-properties officeooo:rsid="00defbbf"/>
    </style:style>
    <style:style style:name="T84" style:family="text">
      <style:text-properties officeooo:rsid="009dfc28"/>
    </style:style>
    <style:style style:name="T85" style:family="text">
      <style:text-properties officeooo:rsid="009e48c1"/>
    </style:style>
    <style:style style:name="T86" style:family="text">
      <style:text-properties officeooo:rsid="00c7f424"/>
    </style:style>
    <style:style style:name="T87" style:family="text">
      <style:text-properties officeooo:rsid="009f8cdd"/>
    </style:style>
    <style:style style:name="T88" style:family="text">
      <style:text-properties officeooo:rsid="00a3654f"/>
    </style:style>
    <style:style style:name="T89" style:family="text">
      <style:text-properties officeooo:rsid="00ec2447"/>
    </style:style>
    <style:style style:name="T90" style:family="text">
      <style:text-properties officeooo:rsid="00a4f3de"/>
    </style:style>
    <style:style style:name="T91" style:family="text">
      <style:text-properties officeooo:rsid="00dc486f"/>
    </style:style>
    <style:style style:name="T92" style:family="text">
      <style:text-properties officeooo:rsid="00a6174b"/>
    </style:style>
    <style:style style:name="T93" style:family="text">
      <style:text-properties officeooo:rsid="00a74814"/>
    </style:style>
    <style:style style:name="T94" style:family="text">
      <style:text-properties officeooo:rsid="00b653fa"/>
    </style:style>
    <style:style style:name="T95" style:family="text">
      <style:text-properties officeooo:rsid="00b6d7b3"/>
    </style:style>
    <style:style style:name="T96" style:family="text">
      <style:text-properties officeooo:rsid="00dd8f1f"/>
    </style:style>
    <style:style style:name="T97" style:family="text">
      <style:text-properties officeooo:rsid="00b87d11"/>
    </style:style>
    <style:style style:name="T98" style:family="text">
      <style:text-properties officeooo:rsid="00a8fe3f"/>
    </style:style>
    <style:style style:name="T99" style:family="text">
      <style:text-properties officeooo:rsid="00ae8a0e"/>
    </style:style>
    <style:style style:name="T100" style:family="text">
      <style:text-properties officeooo:rsid="00edf8e2"/>
    </style:style>
    <style:style style:name="T101" style:family="text">
      <style:text-properties officeooo:rsid="00b00240"/>
    </style:style>
    <style:style style:name="T102" style:family="text">
      <style:text-properties officeooo:rsid="00e39869"/>
    </style:style>
    <style:style style:name="T103" style:family="text">
      <style:text-properties officeooo:rsid="001a146f"/>
    </style:style>
    <style:style style:name="T104" style:family="text">
      <style:text-properties officeooo:rsid="00b9ac8c"/>
    </style:style>
    <style:style style:name="T105" style:family="text">
      <style:text-properties officeooo:rsid="00b26251"/>
    </style:style>
    <style:style style:name="T106" style:family="text">
      <style:text-properties officeooo:rsid="00b38b22"/>
    </style:style>
    <style:style style:name="T107" style:family="text">
      <style:text-properties officeooo:rsid="00b1b796"/>
    </style:style>
    <style:style style:name="T108" style:family="text">
      <style:text-properties officeooo:rsid="0148b08c"/>
    </style:style>
    <style:style style:name="T109" style:family="text">
      <style:text-properties officeooo:rsid="014a29e7"/>
    </style:style>
    <style:style style:name="T110" style:family="text">
      <style:text-properties fo:font-weight="bold" officeooo:rsid="00901726" style:font-weight-asian="bold" style:font-weight-complex="bold"/>
    </style:style>
    <style:style style:name="T111" style:family="text">
      <style:text-properties officeooo:rsid="014caabe"/>
    </style:style>
    <style:style style:name="T112" style:family="text">
      <style:text-properties officeooo:rsid="014fed5e"/>
    </style:style>
    <style:style style:name="T113" style:family="text">
      <style:text-properties officeooo:rsid="01531532"/>
    </style:style>
    <style:style style:name="T114" style:family="text">
      <style:text-properties officeooo:rsid="01546ad8"/>
    </style:style>
    <style:style style:name="T115" style:family="text">
      <style:text-properties officeooo:rsid="0155d398"/>
    </style:style>
    <style:style style:name="T116" style:family="text">
      <style:text-properties officeooo:rsid="015beee0"/>
    </style:style>
    <style:style style:name="T117" style:family="text">
      <style:text-properties officeooo:rsid="015c6bd7"/>
    </style:style>
    <style:style style:name="T118" style:family="text">
      <style:text-properties officeooo:rsid="015cea7b"/>
    </style:style>
    <style:style style:name="T119" style:family="text">
      <style:text-properties officeooo:rsid="015e8d82"/>
    </style:style>
    <style:style style:name="T120" style:family="text">
      <style:text-properties officeooo:rsid="01695b0e"/>
    </style:style>
    <style:style style:name="T121" style:family="text">
      <style:text-properties officeooo:rsid="0172751c"/>
    </style:style>
    <style:style style:name="T122" style:family="text">
      <style:text-properties officeooo:rsid="01793f96"/>
    </style:style>
    <style:style style:name="T123" style:family="text">
      <style:text-properties officeooo:rsid="017aedb8"/>
    </style:style>
    <style:style style:name="T124" style:family="text">
      <style:text-properties fo:color="#18a303" style:font-name="Liberation Sans4" fo:font-size="12pt" fo:font-style="italic" fo:font-weight="bold" officeooo:rsid="017aedb8" style:font-size-asian="14pt" style:font-weight-asian="bold" style:font-size-complex="14pt" style:font-weight-complex="bold"/>
    </style:style>
    <style:style style:name="T125" style:family="text">
      <style:text-properties officeooo:rsid="017b869b"/>
    </style:style>
    <style:style style:name="T126" style:family="text">
      <style:text-properties style:font-name="Liberation Sans3" fo:font-size="11pt" fo:font-weight="bold" officeooo:rsid="017b869b" style:font-size-asian="10.5pt" style:font-weight-asian="bold" style:font-weight-complex="bold"/>
    </style:style>
    <style:style style:name="T127" style:family="text">
      <style:text-properties officeooo:rsid="017e717b"/>
    </style:style>
    <style:style style:name="T128" style:family="text">
      <style:text-properties officeooo:rsid="0185e9a2"/>
    </style:style>
    <style:style style:name="T129" style:family="text">
      <style:text-properties officeooo:rsid="01882e36"/>
    </style:style>
    <style:style style:name="T130" style:family="text">
      <style:text-properties officeooo:rsid="0191dc6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draw:wrap-influence-on-position="once-concurrent" loext:allow-overlap="true" loext:rel-width-rel="paragraph" loext:rel-height-rel="paragraph"/>
    </style:style>
    <style:style style:name="fr4" style:family="graphic" style:parent-style-name="Frame">
      <style:graphic-properties fo:margin-left="0cm" fo:margin-right="0cm" style:wrap="dynamic" style:number-wrapped-paragraphs="no-limit" style:vertical-pos="top" style:vertical-rel="baseline" style:horizontal-pos="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552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char"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42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16" style:family="graphic" style:parent-style-name="Graphics">
      <style:graphic-properties style:vertical-pos="top" style:vertical-rel="char" style:horizontal-pos="from-left" style:horizontal-rel="char"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44">Průvodce programem Calc</text:p>
      <text:p text:style-name="P28">Kapitola 8<text:line-break/>Používání kontingenčních tabulek</text:p>
      <text:p text:style-name="P36"/>
      <text:section text:style-name="Sect1" text:name="CG6408S1" text:condition="ooow:book eq 1" text:display="condition">
        <text:h text:style-name="P47" text:outline-level="1"><text:bookmark-start text:name="__RefHeading__5636_1566568644"/>Autorská práva<text:bookmark-end text:name="__RefHeading__5636_1566568644"/></text:h>
        <text:p text:style-name="P10">Tento dokument je duševním vlastnictvím skupiny LibreOffice Documentation Team, Copyright © <text:date style:data-style-name="N107" text:date-value="2020-05-14T10:31:46.004999857"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0">Všechny ochranné známky uvedené v této příručce patří jejich vlastníkům.</text:p>
        <text:h text:style-name="P49" text:outline-level="2"><text:bookmark-start text:name="__RefHeading__5638_1566568644"/>Přispěvatelé<text:bookmark-end text:name="__RefHeading__5638_1566568644"/></text:h>
        <text:p text:style-name="P10">Tato kniha je upravena a aktualizována z <text:span text:style-name="Emphasis">LibreOffice 6.2 </text:span><text:span text:style-name="Emphasis"><text:user-defined style:data-style-name="N0" text:name="Guide Name"> Calc Guide</text:user-defined></text:span>.</text:p>
        <text:h text:style-name="P5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38">Leo Moons</text:p>
            </table:table-cell>
            <table:table-cell office:value-type="string">
              <text:p text:style-name="Table_20_Contents"/>
            </table:table-cell>
          </table:table-row>
        </table:table>
        <text:h text:style-name="P5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Martin J Fox</text:p>
            </table:table-cell>
            <table:table-cell table:style-name="Table3.A1" office:value-type="string">
              <text:p text:style-name="Table_20_Contents">Jean Hollis Weber</text:p>
            </table:table-cell>
          </table:table-row>
          <table:table-row>
            <table:table-cell table:style-name="Table3.A1" office:value-type="string">
              <text:p text:style-name="Table_20_Contents">John A. Smith</text:p>
            </table:table-cell>
            <table:table-cell table:style-name="Table3.A1" office:value-type="string">
              <text:p text:style-name="Table_20_Contents">Klaus-Jürgen Weghorn</text:p>
            </table:table-cell>
            <table:table-cell table:style-name="Table3.A1" office:value-type="string">
              <text:p text:style-name="Table_20_Contents">Kees Kriek</text:p>
            </table:table-cell>
          </table:table-row>
          <table:table-row>
            <table:table-cell table:style-name="Table3.A1" office:value-type="string">
              <text:p text:style-name="P39">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49" text:outline-level="2"><text:bookmark-start text:name="__RefHeading___Toc4648_402817234"/>Zpětná vazba<text:bookmark-end text:name="__RefHeading___Toc4648_402817234"/></text:h>
        <text:p text:style-name="P1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757163963" text:style-name="Heading_20_Caution">
          <text:list-item>
            <text:p text:style-name="P52">Upozornění</text:p>
          </text:list-item>
        </text:list>
        <text:p text:style-name="P34">Vše, co do e-mailové konference pošlete, včetně e-mailové adresy a dalších osobních informací uvedených ve zprávě, bude veřejně viditelné bez možnosti smazání.</text:p>
        <text:h text:style-name="P49" text:outline-level="2"><text:bookmark-start text:name="__RefHeading___Toc4968_4114772849"/>Datum vydání a verze programu<text:bookmark-end text:name="__RefHeading___Toc4968_4114772849"/></text:h>
        <text:p text:style-name="P10">Publikováno <text:date style:data-style-name="N34" text:date-value="2020-06-16T19:33:36.922999871" text:fixed="true">červen</text:date><text:s/><text:date style:data-style-name="N107" text:date-value="2020-06-16T19:33:41.532999887" text:fixed="true">2020</text:date>. Kniha je určena pro LibreOffice <text:user-defined style:data-style-name="N0" text:name="LibreOffice Version">6.4</text:user-defined>.</text:p>
        <text:h text:style-name="P49" text:outline-level="2"><text:bookmark-start text:name="__RefHeading___Toc4970_4114772849"/>Používání LibreOffice na systému macOS<text:bookmark-end text:name="__RefHeading___Toc4970_4114772849"/></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29">Windows nebo Linux</text:p>
            </table:table-cell>
            <table:table-cell table:style-name="Table1.A1" office:value-type="string">
              <text:p text:style-name="P29">Ekvivalent pro macOS</text:p>
            </table:table-cell>
            <table:table-cell table:style-name="Table1.A1" office:value-type="string">
              <text:p text:style-name="P29">Výsledek</text:p>
            </table:table-cell>
          </table:table-row>
          <table:table-row table:style-name="Table1.1">
            <table:table-cell table:style-name="Table1.A2" office:value-type="string">
              <text:p text:style-name="P37"><text:span text:style-name="Strong_20_Emphasis">Nástroje &gt; Možnosti</text:span> výběr v nabídce</text:p>
            </table:table-cell>
            <table:table-cell table:style-name="Table1.A2" office:value-type="string">
              <text:p text:style-name="P37"><text:span text:style-name="Strong_20_Emphasis">LibreOffice &gt; Předvolby</text:span></text:p>
            </table:table-cell>
            <table:table-cell table:style-name="Table1.A2" office:value-type="string">
              <text:p text:style-name="P37">Otevřou se možnosti nastavení</text:p>
            </table:table-cell>
          </table:table-row>
          <table:table-row table:style-name="Table1.1">
            <table:table-cell table:style-name="Table1.A2" office:value-type="string">
              <text:p text:style-name="P37">Klepnutí pravým tlačítkem</text:p>
            </table:table-cell>
            <table:table-cell table:style-name="Table1.A2" office:value-type="string">
              <text:p text:style-name="P37">Control + klepnout a/nebo klepnutí pravým tlačítkem v závislosti na operačním systému počítače</text:p>
            </table:table-cell>
            <table:table-cell table:style-name="Table1.A2" office:value-type="string">
              <text:p text:style-name="P37">Otevře se místní nabídka</text:p>
            </table:table-cell>
          </table:table-row>
          <table:table-row table:style-name="Table1.1">
            <table:table-cell table:style-name="Table1.A2" office:value-type="string">
              <text:p text:style-name="P37"><text:span text:style-name="Keystroke">Ctrl (Control)</text:span></text:p>
            </table:table-cell>
            <table:table-cell table:style-name="Table1.A2" office:value-type="string">
              <text:p text:style-name="P37"><text:span text:style-name="Keystroke">⌘ (Command)</text:span></text:p>
            </table:table-cell>
            <table:table-cell table:style-name="Table1.A2" office:value-type="string">
              <text:p text:style-name="P37">Používá se i s dalšími klávesami</text:p>
            </table:table-cell>
          </table:table-row>
          <table:table-row table:style-name="Table1.1">
            <table:table-cell table:style-name="Table1.A2" office:value-type="string">
              <text:p text:style-name="P40"><text:span text:style-name="Keystroke">Ctrl + Q</text:span></text:p>
            </table:table-cell>
            <table:table-cell table:style-name="Table1.A2" office:value-type="string">
              <text:p text:style-name="P37"><text:span text:style-name="Keystroke">⌘</text:span> + <text:span text:style-name="Keystroke">Q</text:span></text:p>
            </table:table-cell>
            <table:table-cell table:style-name="Table1.A2" office:value-type="string">
              <text:p text:style-name="P37">Ukončí LibreOffice</text:p>
            </table:table-cell>
          </table:table-row>
          <table:table-row table:style-name="Table1.1">
            <table:table-cell table:style-name="Table1.A2" office:value-type="string">
              <text:p text:style-name="P37"><text:span text:style-name="Keystroke">F11</text:span></text:p>
            </table:table-cell>
            <table:table-cell table:style-name="Table1.A2" office:value-type="string">
              <text:p text:style-name="P37"><text:span text:style-name="Keystroke">⌘</text:span> + <text:span text:style-name="Keystroke">T</text:span></text:p>
            </table:table-cell>
            <table:table-cell table:style-name="Table1.A2" office:value-type="string">
              <text:p text:style-name="P3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_Toc4968_4114772849" text:style-name="Index_20_Link" text:visited-style-name="Index_20_Link">Datum vydání a verze programu<text:tab/>2</text:a></text:p>
            <text:p text:style-name="P41"><text:a xlink:type="simple" xlink:href="#__RefHeading___Toc4970_4114772849" text:style-name="Index_20_Link" text:visited-style-name="Index_20_Link">Používání LibreOffice na systému macOS<text:tab/>2</text:a></text:p>
            <text:p text:style-name="P43"><text:a xlink:type="simple" xlink:href="#__RefHeading___Toc5087_1087756421" text:style-name="Index_20_Link" text:visited-style-name="Index_20_Link">Úvod<text:tab/>5</text:a></text:p>
            <text:p text:style-name="P41"><text:a xlink:type="simple" xlink:href="#__RefHeading__2866_1803734309" text:style-name="Index_20_Link" text:visited-style-name="Index_20_Link">Předpoklady databáze<text:tab/>5</text:a></text:p>
            <text:p text:style-name="P41"><text:a xlink:type="simple" xlink:href="#__RefHeading__2870_1803734309" text:style-name="Index_20_Link" text:visited-style-name="Index_20_Link">Zdroje dat<text:tab/>6</text:a></text:p>
            <text:p text:style-name="P42"><text:a xlink:type="simple" xlink:href="#__RefHeading__2872_1803734309" text:style-name="Index_20_Link" text:visited-style-name="Index_20_Link">Sešit Calc<text:tab/>6</text:a></text:p>
            <text:p text:style-name="P42"><text:a xlink:type="simple" xlink:href="#__RefHeading__2874_1803734309" text:style-name="Index_20_Link" text:visited-style-name="Index_20_Link">Registrovaný zdroj dat<text:tab/>6</text:a></text:p>
            <text:p text:style-name="P41"><text:a xlink:type="simple" xlink:href="#__RefHeading___Toc2172_735539834" text:style-name="Index_20_Link" text:visited-style-name="Index_20_Link">Použití klávesových zkratek<text:tab/>6</text:a></text:p>
            <text:p text:style-name="P41"><text:a xlink:type="simple" xlink:href="#__RefHeading__146363_266935634" text:style-name="Index_20_Link" text:visited-style-name="Index_20_Link">Vytvoření kontingenční tabulky<text:tab/>6</text:a></text:p>
            <text:p text:style-name="P43"><text:a xlink:type="simple" xlink:href="#__RefHeading__146365_266935634" text:style-name="Index_20_Link" text:visited-style-name="Index_20_Link">Dialogové okno Rozvržení kontingenční tabulky<text:tab/>7</text:a></text:p>
            <text:p text:style-name="P41"><text:a xlink:type="simple" xlink:href="#__RefHeading__2880_1803734309" text:style-name="Index_20_Link" text:visited-style-name="Index_20_Link">Základní rozvržení<text:tab/>8</text:a></text:p>
            <text:p text:style-name="P41"><text:a xlink:type="simple" xlink:href="#__RefHeading__2882_1803734309" text:style-name="Index_20_Link" text:visited-style-name="Index_20_Link">Více možností<text:tab/>9</text:a></text:p>
            <text:p text:style-name="P41"><text:a xlink:type="simple" xlink:href="#__RefHeading__2884_1803734309" text:style-name="Index_20_Link" text:visited-style-name="Index_20_Link">Další nastavení pro pole: Možnosti pole<text:tab/>11</text:a></text:p>
            <text:p text:style-name="P42"><text:a xlink:type="simple" xlink:href="#__RefHeading__2886_1803734309" text:style-name="Index_20_Link" text:visited-style-name="Index_20_Link">Možnosti pro datová pole<text:tab/>12</text:a></text:p>
            <text:p text:style-name="P42"><text:a xlink:type="simple" xlink:href="#__RefHeading__2888_1803734309" text:style-name="Index_20_Link" text:visited-style-name="Index_20_Link">Možnosti pro pole řádků a sloupců<text:tab/>15</text:a></text:p>
            <text:p text:style-name="P42"><text:a xlink:type="simple" xlink:href="#__RefHeading__2890_1803734309" text:style-name="Index_20_Link" text:visited-style-name="Index_20_Link">Možnosti pro pole </text:a><text:a xlink:type="simple" xlink:href="#__RefHeading__2890_1803734309" text:style-name="Index_20_Link" text:visited-style-name="Index_20_Link">filtry</text:a><text:a xlink:type="simple" xlink:href="#__RefHeading__2890_1803734309" text:style-name="Index_20_Link" text:visited-style-name="Index_20_Link"><text:tab/>18</text:a></text:p>
            <text:p text:style-name="P43"><text:a xlink:type="simple" xlink:href="#__RefHeading__2892_1803734309" text:style-name="Index_20_Link" text:visited-style-name="Index_20_Link">Práce s výsledky kontingenční tabulky<text:tab/>19</text:a></text:p>
            <text:p text:style-name="P41"><text:a xlink:type="simple" xlink:href="#__RefHeading__2896_1803734309" text:style-name="Index_20_Link" text:visited-style-name="Index_20_Link">Změna rozvržení<text:tab/>19</text:a></text:p>
            <text:p text:style-name="P41"><text:a xlink:type="simple" xlink:href="#__RefHeading__2898_1803734309" text:style-name="Index_20_Link" text:visited-style-name="Index_20_Link">Seskupení řádků nebo sloupců kontingenční tabulky<text:tab/>20</text:a></text:p>
            <text:p text:style-name="P42"><text:a xlink:type="simple" xlink:href="#__RefHeading__2900_1803734309" text:style-name="Index_20_Link" text:visited-style-name="Index_20_Link">Seskupení kategorií se skalárními hodnotami<text:tab/>20</text:a></text:p>
            <text:p text:style-name="P42"><text:a xlink:type="simple" xlink:href="#__RefHeading___Toc7035_3937602389" text:style-name="Index_20_Link" text:visited-style-name="Index_20_Link">Seskupení kategorií s hodnotami datum/čas<text:tab/>21</text:a></text:p>
            <text:p text:style-name="P42"><text:a xlink:type="simple" xlink:href="#__RefHeading__2904_1803734309" text:style-name="Index_20_Link" text:visited-style-name="Index_20_Link">Seskupení bez automatického vytváření intervalů<text:tab/>23</text:a></text:p>
            <text:p text:style-name="P41"><text:a xlink:type="simple" xlink:href="#__RefHeading__2906_1803734309" text:style-name="Index_20_Link" text:visited-style-name="Index_20_Link">Řazení výsledku<text:tab/>25</text:a></text:p>
            <text:p text:style-name="P42"><text:a xlink:type="simple" xlink:href="#__RefHeading__2908_1803734309" text:style-name="Index_20_Link" text:visited-style-name="Index_20_Link">Výběr řazení z rozevírací nabídky v každém záhlaví sloupce<text:tab/>26</text:a></text:p>
            <text:p text:style-name="P42"><text:a xlink:type="simple" xlink:href="#__RefHeading__147807_266935634" text:style-name="Index_20_Link" text:visited-style-name="Index_20_Link">Ruční řazení pomocí metody táhni a pusť<text:tab/>26</text:a></text:p>
            <text:p text:style-name="P42"><text:a xlink:type="simple" xlink:href="#__RefHeading__6443_1130364683" text:style-name="Index_20_Link" text:visited-style-name="Index_20_Link">Automatické řazení<text:tab/>27</text:a></text:p>
            <text:p text:style-name="P41"><text:a xlink:type="simple" xlink:href="#__RefHeading___Toc10641_1188109369" text:style-name="Index_20_Link" text:visited-style-name="Index_20_Link">Zobrazení podrobností<text:tab/>27</text:a></text:p>
            <text:p text:style-name="P41"><text:a xlink:type="simple" xlink:href="#__RefHeading__2914_1803734309" text:style-name="Index_20_Link" text:visited-style-name="Index_20_Link">Filtrování<text:tab/>28</text:a></text:p>
            <text:p text:style-name="P41"><text:a xlink:type="simple" xlink:href="#__RefHeading__2916_1803734309" text:style-name="Index_20_Link" text:visited-style-name="Index_20_Link">Aktualizace (opětovné načtení) změněných hodnot<text:tab/>30</text:a></text:p>
            <text:p text:style-name="P41"><text:a xlink:type="simple" xlink:href="#__RefHeading__2918_1803734309" text:style-name="Index_20_Link" text:visited-style-name="Index_20_Link">Formátování buněk<text:tab/>30</text:a></text:p>
            <text:p text:style-name="P41"><text:a xlink:type="simple" xlink:href="#__RefHeading___Toc7037_3937602389" text:style-name="Index_20_Link" text:visited-style-name="Index_20_Link">Odstranění kontingenční tabulky<text:tab/>31</text:a></text:p>
            <text:p text:style-name="P43"><text:a xlink:type="simple" xlink:href="#__RefHeading__20949_916280002" text:style-name="Index_20_Link" text:visited-style-name="Index_20_Link">Použití výsledků kontingenční tabulky jinde<text:tab/>31</text:a></text:p>
            <text:p text:style-name="P41"><text:a xlink:type="simple" xlink:href="#__RefHeading__147199_266935634" text:style-name="Index_20_Link" text:visited-style-name="Index_20_Link">Problém<text:tab/>31</text:a></text:p>
            <text:p text:style-name="P41"><text:a xlink:type="simple" xlink:href="#__RefHeading__20951_916280002" text:style-name="Index_20_Link" text:visited-style-name="Index_20_Link">Řešení: Funkce GETPIVOTDATA()<text:tab/>32</text:a></text:p>
            <text:p text:style-name="P42"><text:a xlink:type="simple" xlink:href="#__RefHeading__2928_1803734309" text:style-name="Index_20_Link" text:visited-style-name="Index_20_Link">Syntaxe<text:tab/>32</text:a></text:p>
            <text:p text:style-name="P42"><text:a xlink:type="simple" xlink:href="#__RefHeading__2930_1803734309" text:style-name="Index_20_Link" text:visited-style-name="Index_20_Link">První varianta syntaxe<text:tab/>32</text:a></text:p>
            <text:p text:style-name="P42"><text:a xlink:type="simple" xlink:href="#__RefHeading__2932_1803734309" text:style-name="Index_20_Link" text:visited-style-name="Index_20_Link">Druhá varianta syntaxe<text:tab/>32</text:a></text:p>
            <text:p text:style-name="P43"><text:a xlink:type="simple" xlink:href="#__RefHeading___Toc3742_1006238764" text:style-name="Index_20_Link" text:visited-style-name="Index_20_Link">Používání kontingenčních grafů<text:tab/>33</text:a></text:p>
            <text:p text:style-name="P41"><text:a xlink:type="simple" xlink:href="#__RefHeading___Toc22852_2088150614" text:style-name="Index_20_Link" text:visited-style-name="Index_20_Link">Úvod<text:tab/>33</text:a></text:p>
            <text:p text:style-name="P41"><text:a xlink:type="simple" xlink:href="#__RefHeading___Toc22854_2088150614" text:style-name="Index_20_Link" text:visited-style-name="Index_20_Link">Vytvoření kontingenčního grafu<text:tab/>35</text:a></text:p>
            <text:p text:style-name="P41"><text:soft-page-break/><text:a xlink:type="simple" xlink:href="#__RefHeading___Toc7045_3937602389" text:style-name="Index_20_Link" text:visited-style-name="Index_20_Link">Úpravy kontingenčního grafu<text:tab/>36</text:a></text:p>
            <text:p text:style-name="P41"><text:a xlink:type="simple" xlink:href="#__RefHeading___Toc7047_3937602389" text:style-name="Index_20_Link" text:visited-style-name="Index_20_Link">Aktualizace kontingenčního grafu<text:tab/>36</text:a></text:p>
            <text:p text:style-name="P41"><text:a xlink:type="simple" xlink:href="#__RefHeading___Toc7049_3937602389" text:style-name="Index_20_Link" text:visited-style-name="Index_20_Link">Filtrování kontingenčního grafu<text:tab/>36</text:a></text:p>
            <text:p text:style-name="P41"><text:a xlink:type="simple" xlink:href="#__RefHeading___Toc7051_3937602389" text:style-name="Index_20_Link" text:visited-style-name="Index_20_Link">Odstranění kontingenčního grafu<text:tab/>37</text:a></text:p>
          </text:index-body>
        </text:table-of-content>
        <text:p text:style-name="P27"/>
      </text:section>
      <text:h text:style-name="P48" text:outline-level="1"><text:bookmark-start text:name="__RefHeading___Toc5087_1087756421"/>Úvod<text:bookmark-end text:name="__RefHeading___Toc5087_1087756421"/></text:h>
      <text:p text:style-name="P10">Mnoho požadavků na podporu tabulkového procesoru je výsledkem použití složitých vzorců a postupů k vyřešení jednoduchých každodenních problémů. Pro efektivnější práci použijeme kontingenční tabulku, nástroj pro snadné kombinování, porovnávání a analýzu velkého množství dat. Pomocí kontingenčních tabulek můžeme zobrazit různá shrnutí zdrojových dat, zobrazit podrobnosti o oblastech zájmu a vytvářet zprávy, ať už jsme začátečník, občasný uživatel nebo pokročilý uživatel. Kromě toho můžeme vytvořit kontingenční graf pro zobrazení grafického znázornění dat v kontingenční tabulce.</text:p>
      <text:h text:style-name="P49" text:outline-level="2"><text:bookmark-start text:name="__RefHeading__2866_1803734309"/><text:alphabetical-index-mark text:string-value="předpoklady databáze" text:key1="kontingenční tabulky"/>Předpoklady databáze<text:bookmark-end text:name="__RefHeading__2866_1803734309"/></text:h>
      <text:p text:style-name="P10">Pro práci s kontingenční tabulkou potřebujeme seznam nezpracovaných dat, podobný databázové tabulce, sestávající z řádků (datové sady) a sloupců (datová pole). Názvy polí jsou v prvním řádku nad seznamem.</text:p>
      <text:p text:style-name="P10">Zdrojem dat může být externí soubor nebo databáze. V nejjednodušším případě, kdy jsou data obsažena v sešitu Calc, nabízí program Calc funkce řazení, které nevyžadují kontingenční tabulku.</text:p>
      <text:p text:style-name="P10">Pro zpracování dat v seznamech musí Calc vědět, kde v sešitu je seznam. Seznam může být kdekoli v listu, na libovolné pozici. Tabulka může obsahovat několik nesouvisejících seznamů.</text:p>
      <text:p text:style-name="P10">Calc automaticky rozpozná naše seznamy. Používá následující logiku: počínaje buňkou, kterou jsme vybrali (která musí být uvnitř seznamu), program Calc zkontroluje okolní buňky ve všech čtyřech směrech (vlevo, vpravo, nahoru, dolů). Ohraničení je rozpoznáno, pokud program zjistí prázdný řádek nebo sloupec, nebo pokud zasáhne levý nebo horní okraj sešitu. To znamená, že popsané funkce mohou správně fungovat pouze v případě, že v seznamu nejsou žádné prázdné řádky nebo sloupce. Vyhněme se prázdným řádkům (například pro formátování). Seznam můžeme formátovat pomocí formátů buněk.</text:p>
      <text:list xml:id="list289341717" text:style-name="Heading_20_Note">
        <text:list-item>
          <text:p text:style-name="Heading_20_Note">Poznámka</text:p>
        </text:list-item>
      </text:list>
      <text:p text:style-name="P34">Chceme-li se ujistit, že program Calc automaticky rozpozná seznam správně, zkontrolujeme, zda v seznamu nejsou žádné prázdné řádky nebo prázdné sloupce.</text:p>
      <text:p text:style-name="P10">Pokud vybereme před zahájením třídění, filtrování nebo vytváření kontingenční tabulky  více než jednu buňku, automatické rozpoznávání seznamu se vypne. Program Calc předpokládá, že se seznam přesně shoduje s buňkami, které jsme vybrali.</text:p>
      <text:list xml:id="list885280831" text:style-name="Heading_20_Tip">
        <text:list-item>
          <text:p text:style-name="Heading_20_Tip">Rada</text:p>
        </text:list-item>
      </text:list>
      <text:p text:style-name="P34">Pro třídění, filtrování nebo použití kontingenční tabulky vždy vybereme pouze jednu buňku, aby mohl program Calc určit rozsah seznamu.</text:p>
      <text:p text:style-name="P10">Poměrně častým zdrojem chyb je neúmyslné mylné označení seznamu a jeho seřazení. Pokud vybereme více buněk – například celý sloupec – třídění smíchá data, která by měla být spolu v jednom řádku.</text:p>
      <text:p text:style-name="P10">Kromě těchto formálních aspektů je také velmi důležitá logická struktura seznamu.</text:p>
      <text:list xml:id="list111117041687075" text:continue-list="list289341717" text:style-name="Heading_20_Note">
        <text:list-item>
          <text:p text:style-name="P53">Poznámka</text:p>
        </text:list-item>
      </text:list>
      <text:p text:style-name="P34">Seznamy v programu Calc musí mít <text:span text:style-name="Emphasis">normální formu</text:span>, to znamená, že musí mít jednoduchou lineární strukturu.</text:p>
      <text:p text:style-name="P19">Při zadávání údajů nepřidáváme přehledy, skupiny ani souhrny. Zde jsou některé chyby, které běžně dělají nezkušení uživatelé tabulkových procesorů:</text:p>
      <text:list xml:id="list3359905594" text:style-name="List_20_1">
        <text:list-item>
          <text:p text:style-name="List_20_1">Vytvoří několik nepotřebných listů; například list pro každou skupinu článků. V tomto případě jsou analýzy možné pouze v rámci každé skupiny.</text:p>
        </text:list-item>
        <text:list-item>
          <text:p text:style-name="List_20_1">V seznamu prodejů namísto pouze jednoho sloupce pro danou částku vytvoří sloupec pro částky pro každého zaměstnance. V tomto případě bude mít systém potíže se seskupením dat z <text:soft-page-break/>různých sloupců dohromady. Analýza s kontingenční tabulkou by tedy již nebyla možná. Aby bylo možné kontingenční tabulku analyzovat, musí být všechna data zadána do stejného sloupce.</text:p>
        </text:list-item>
        <text:list-item>
          <text:p text:style-name="List_20_1">Částky zadají chronologicky. Na konci každého měsíce provedou součet celkové částky. V tomto případě není možné třídit seznam podle různých kritérií, protože kontingenční tabulka bude považovat součty za jakoukoli jinou hodnotu. Získání měsíčních výsledků je jednou z velmi rychlých a snadných funkcí kontingenční tabulky.</text:p>
        </text:list-item>
      </text:list>
      <text:h text:style-name="P49" text:outline-level="2"><text:bookmark-start text:name="__RefHeading__2870_1803734309"/><text:alphabetical-index-mark text:string-value="zdroje dat" text:key1="kontingenční tabulky"/>Zdroje dat<text:bookmark-end text:name="__RefHeading__2870_1803734309"/></text:h>
      <text:p text:style-name="P10">Možné zdroje dat pro kontingenční tabulku jsou sešity Calc nebo externí zdroj dat, který je registrován v LibreOffice.</text:p>
      <text:h text:style-name="P50" text:outline-level="3"><text:bookmark-start text:name="__RefHeading__2872_1803734309"/>Sešit Calc<text:bookmark-end text:name="__RefHeading__2872_1803734309"/></text:h>
      <text:p text:style-name="P10">Analýza seznamu v tabulce Calc je nejjednodušší a nejčastěji používaný případ. Seznamy mohou být pravidelně aktualizovány nebo mohou být data importována z jiné aplikace.</text:p>
      <text:p text:style-name="P4">Data seznamu lze zadat přímo do sešitu nebo zkopírovat z jiného souboru nebo aplikace. K vložení dat můžeme také použít dotaz na webovou stránku  ze souboru HTML, souboru CSV, sešitu Calc nebo sešitu aplikace Microsoft Excel. Další informace nalezneme v kapitole 10 – Propojení dat.</text:p>
      <text:p text:style-name="P10">Chování programu Calc při vkládání dat z jiné aplikace závisí na formátu dat. Pokud jsou data v běžném formátu sešitu, zkopírují se přímo do aplikace Calc. Pokud jsou však data ve formátu prostého textu, objeví se po výběru souboru obsahujícího data dialogové okno Import textu; Další informace o tomto dialogu najdeme v kapitole 1 – Úvod.</text:p>
      <text:h text:style-name="P50" text:outline-level="3"><text:bookmark-start text:name="__RefHeading__2874_1803734309"/>Registrovaný zdroj dat<text:bookmark-end text:name="__RefHeading__2874_1803734309"/></text:h>
      <text:p text:style-name="P10">Registrovaný zdroj dat je připojení k datům uloženým v databázi mimo LibreOffice. Pokud používáme registrovaný zdroj dat, nebudou analyzovaná data uložena v programu Calc. Program Calc vždy používá data z původního zdroje. Program Calc je schopen používat mnoho různých zdrojů dat a také databáze, které jsou vytvářeny a udržovány pomocí LibreOffice Base. Další informace nalezneme v kapitole 10 – Propojení dat.</text:p>
      <text:h text:style-name="P49" text:outline-level="2"><text:bookmark-start text:name="__RefHeading___Toc2172_735539834"/>Použití klávesových zkratek<text:bookmark-end text:name="__RefHeading___Toc2172_735539834"/></text:h>
      <text:p text:style-name="P10">Používáme-li kontingenční tabulky v programu Calc často, může se nám zdát, že výchozí cesty nabídek jsou často nevhodné.</text:p>
      <text:p text:style-name="P10">V některých případech jsou již vestavěné klávesové zkratky definovány; viz Dodatek A – Klávesové zkratky<text:span text:style-name="Emphasis">.</text:span> Příkladem je funkční klávesa <text:span text:style-name="Keystroke">F12</text:span>, která seskupuje vybraný rozsah dat. V některých jiných případech již vestavěné nástrojové lišty poskytují příslušné ikony. Příkladem je ikona <text:span text:style-name="Strong_20_Emphasis">Vložit nebo upravit kontingenční tabulku</text:span> na nástrojové liště Standardní.<draw:frame draw:style-name="fr16" draw:name="Image57" text:anchor-type="char" svg:x="0.199cm" svg:width="0.582cm" svg:height="0.582cm" draw:z-index="4"><draw:image xlink:href="Pictures/1000000000000016000000165153B2581B156269.png" xlink:type="simple" xlink:show="embed" xlink:actuate="onLoad" loext:mime-type="image/png"/></draw:frame> </text:p>
      <text:p text:style-name="P10">Kromě použití vestavěných klávesových zkratek a ikon na nástrojové liště můžeme také definovat vlastní. Pokyny nalezneme v kapitole 14 – Nastavení a přizpůsobení.</text:p>
      <text:h text:style-name="P49" text:outline-level="2"><text:bookmark-start text:name="__RefHeading__146363_266935634"/><text:alphabetical-index-mark text:string-value="kontingenční tabulky" text:key1="vytváření"/><text:alphabetical-index-mark text:string-value="vytváření" text:key1="kontingenční tabulky"/>Vytvoření kontingenční tabulky<text:bookmark-end text:name="__RefHeading__146363_266935634"/></text:h>
      <text:p text:style-name="P5">Pokud chceme, aby program Calc automaticky určil celý rozsah seznamu nezpracovaných dat, vybereme v tomto seznamu jednu buňku. Pokud chceme explicitně definovat rozsah seznamu prvotních dat, vybereme všechny relevantní buňky.</text:p>
      <text:p text:style-name="P10">Vytvoříme kontingenční tabulku výběrem <text:span text:style-name="Strong_20_Emphasis">Data &gt; Kontingenční tabulka &gt; Vložit nebo Upravit</text:span> v hlavní nabídce, vybereme <text:span text:style-name="Strong_20_Emphasis">Vložit &gt; Kontingenční tabulka</text:span> z hlavní nabídky nebo klepneme na ikonu <text:span text:style-name="Strong_20_Emphasis">Vložit nebo upravit kontingenční tabulku</text:span> na nástrojové liště Standardní.<draw:frame draw:style-name="fr15" draw:name="Image55" text:anchor-type="as-char" svg:width="0.582cm" svg:height="0.582cm" draw:z-index="1"><draw:image xlink:href="Pictures/1000000000000016000000165153B2581B156269.png" xlink:type="simple" xlink:show="embed" xlink:actuate="onLoad" loext:mime-type="image/png"/></draw:frame></text:p>
      <text:p text:style-name="P10"><text:soft-page-break/>Program Calc zobrazí dialogové okno Vybrat zdroj (obrázek <text:sequence-ref text:reference-format="value" text:ref-name="refFigure0">1</text:sequence-ref>), kde si můžeme zvolit mezi použitím vybraných datových buněk, oblastí pojmenovaných buněk nebo zdroje dat, který již byl zaregistrován v LibreOffice.</text:p>
      <text:list xml:id="list111117221665444" text:continue-list="list111117041687075" text:style-name="Heading_20_Note">
        <text:list-item>
          <text:p text:style-name="Heading_20_Note">Poznámka</text:p>
        </text:list-item>
      </text:list>
      <text:p text:style-name="P30">Další informace o pojmenovaných oblastech nalezneme v kapitole 13 – Calc jako jednoduchá databáze. Další informace o propojení na registrované zdroje dat nalezneme v kapitole 10 – Propojení dat.</text:p>
      <text:p text:style-name="P16"><draw:frame draw:style-name="fr1" draw:name="Frame31" text:anchor-type="as-char" svg:width="15.506cm" draw:z-index="2"><draw:text-box fo:min-height="11.194cm"><text:p text:style-name="Caption"><draw:frame draw:style-name="fr5" draw:name="Image2" text:anchor-type="paragraph" svg:width="15.506cm" style:rel-width="100%" svg:height="11.194cm" style:rel-height="scale" draw:z-index="3"><draw:image xlink:href="Pictures/100000000000024A000001A74E8C768C66FF9C58.png" xlink:type="simple" xlink:show="embed" xlink:actuate="onLoad" loext:mime-type="image/png"/></draw:frame><text:line-break/>Obrázek <text:sequence text:ref-name="refFigure0" text:name="Figure" text:formula="ooow:Figure+1" style:num-format="1">1</text:sequence>: Dialogové okno Výběr zdroje</text:p></draw:text-box></draw:frame></text:p>
      <text:p text:style-name="P10">V dialogovém okně Výběr zdroje klepneme na <text:span text:style-name="Strong_20_Emphasis">OK</text:span> a zobrazíme dialogové okno Rozvržení kontingenční tabulky, které je popsáno v následující části.</text:p>
      <text:h text:style-name="P46" text:outline-level="1"><text:bookmark-start text:name="__RefHeading__146365_266935634"/>Dialogové okno Rozvržení kontingenční tabulky<text:bookmark-end text:name="__RefHeading__146365_266935634"/></text:h>
      <text:p text:style-name="P10">Funkce kontingenční tabulky je spravována na dvou místech: v dialogovém okně Rozvržení kontingenční tabulky a manipulací s výsledkem v sešitu. Tato část podrobně popisuje dialogové okno Rozvržení kontingenční tabulky.</text:p>
      <text:list xml:id="list111117074607741" text:continue-list="list885280831" text:style-name="Heading_20_Tip">
        <text:list-item>
          <text:p text:style-name="Heading_20_Tip">Rada</text:p>
        </text:list-item>
      </text:list>
      <text:p text:style-name="P34">Chceme-li znovu otevřít dialogové okno Rozvržení kontingenční tabulky po počátečním vytvoření kontingenční tabulky, klepneme pravým tlačítkem myši do oblasti výsledků kontingenční tabulky a vybereme možnost <text:span text:style-name="Strong_20_Emphasis">Vlastnosti</text:span>  z místní nabídky. Případně klepneme levým tlačítkem myši do oblasti výsledků a vybereme ikonu <text:span text:style-name="Strong_20_Emphasis">Vložit nebo upravit kontingenční tabulku</text:span><text:span text:style-name="T110"><draw:frame draw:style-name="fr14" draw:name="Image56" text:anchor-type="as-char" svg:width="0.582cm" svg:height="0.582cm" draw:z-index="37"><draw:image xlink:href="Pictures/1000000000000016000000165153B2581B156269.png" xlink:type="simple" xlink:show="embed" xlink:actuate="onLoad" loext:mime-type="image/png"/></draw:frame></text:span><text:s/> na nástrojové liště Standardní nebo vybereme <text:span text:style-name="Strong_20_Emphasis">Data &gt; Kontingenční tabulka &gt; Vložit nebo Upravit</text:span>.</text:p>
      <text:h text:style-name="P49" text:outline-level="2"><text:bookmark-start text:name="__RefHeading__2880_1803734309"/><text:soft-page-break/><text:alphabetical-index-mark text:string-value="definování rozvržení kontingenční tabulky" text:key1="Dialogové okno Rozvržení kontingenční tabulky"/>Základní rozvržení<text:bookmark-end text:name="__RefHeading__2880_1803734309"/></text:h>
      <text:p text:style-name="P19">V dialogu Rozvržení kontingenční tabulky (obrázek <text:sequence-ref text:reference-format="value" text:ref-name="refFigure1">2</text:sequence-ref>) jsou čtyři oblasti, které ukazují rozvržení výsledné kontingenční tabulky:</text:p>
      <text:list xml:id="list111116327096710" text:continue-list="list3359905594" text:style-name="List_20_1">
        <text:list-item>
          <text:p text:style-name="P58"><text:span text:style-name="Emphasis">Filtry</text:span></text:p>
        </text:list-item>
        <text:list-item>
          <text:p text:style-name="P58"><text:span text:style-name="Emphasis">Pole sloupce</text:span></text:p>
        </text:list-item>
        <text:list-item>
          <text:p text:style-name="P58"><text:span text:style-name="Emphasis">Pole řádku</text:span></text:p>
        </text:list-item>
        <text:list-item>
          <text:p text:style-name="P58"><text:span text:style-name="Emphasis">Datová pole</text:span></text:p>
        </text:list-item>
      </text:list>
      <text:p text:style-name="P10">Vedle těchto čtyř oblastí je další oblast <text:span text:style-name="Emphasis">Dostupná pole</text:span>, která obsahuje názvy polí v seznamu zdrojových dat. Chceme-li zvolit rozvržení, přetáhneme pole z oblasti <text:span text:style-name="Emphasis">Dostupná pole</text:span> do dalších čtyř oblastí.</text:p>
      <text:p text:style-name="P10">Oblast <text:span text:style-name="Emphasis">Datová pole</text:span> musí obsahovat alespoň jedno pole. Pokročilí uživatelé zde mohou použít více než jedno pole. Pro pole v oblasti <text:span text:style-name="Emphasis">Datová pole</text:span> je použita agregační funkce. Například pokud přesuneme pole <text:span text:style-name="Strong_20_Emphasis">Hodnota prodeje</text:span> do oblasti <text:span text:style-name="Emphasis">Datová pole</text:span>, zpočátku se tam objeví jako <text:span text:style-name="Strong_20_Emphasis">Součet - hodnota prodeje</text:span>.</text:p>
      <text:p text:style-name="P16"><draw:frame draw:style-name="fr1" draw:name="Frame27" text:anchor-type="as-char" svg:width="17cm" draw:z-index="5"><draw:text-box fo:min-height="15.256cm"><text:p text:style-name="Caption"><draw:frame draw:style-name="fr5" draw:name="Image16" text:anchor-type="paragraph" svg:width="17cm" style:rel-width="100%" svg:height="15.256cm" style:rel-height="scale" draw:z-index="6"><draw:image xlink:href="Pictures/100000000000028700000245D1DE251B83AB026C.png" xlink:type="simple" xlink:show="embed" xlink:actuate="onLoad" loext:mime-type="image/png"/></draw:frame><text:line-break/>Obrázek <text:sequence text:ref-name="refFigure1" text:name="Figure" text:formula="ooow:Figure+1" style:num-format="1">2</text:sequence>: Dialogové okno Rozvržení kontingenční tabulky</text:p></draw:text-box></draw:frame></text:p>
      <text:p text:style-name="P10"><text:soft-page-break/>Řádky a sloupce označují, ze kterých skupin bude výsledek tříděn. Často se pro získání částečných součtů pro řádky nebo sloupce používá více než jedno pole. Pořadí polí udává pořadí součtů od celkové po konkrétní.</text:p>
      <text:p text:style-name="P10">Například pokud přetáhneme <text:span text:style-name="Strong_20_Emphasis">Region</text:span> a <text:span text:style-name="Strong_20_Emphasis">Zaměstnanec</text:span> do oblasti <text:span text:style-name="Emphasis">Pole řádku</text:span>, součet bude rozdělen dle regionů. V rámci regionů bude výpis pro různé zaměstnance (obrázek <text:sequence-ref text:reference-format="value" text:ref-name="refFigure2">3</text:sequence-ref>).</text:p>
      <text:p text:style-name="P16"><draw:frame draw:style-name="fr1" draw:name="Frame28" text:anchor-type="as-char" svg:width="15.665cm" draw:z-index="7"><draw:text-box fo:min-height="8.017cm"><text:p text:style-name="Caption"><draw:frame draw:style-name="fr5" draw:name="Image17" text:anchor-type="paragraph" svg:width="15.665cm" style:rel-width="100%" svg:height="7.382cm" style:rel-height="scale" draw:z-index="8"><draw:image xlink:href="Pictures/1000000000000250000001171C516F19FC18CFB5.png" xlink:type="simple" xlink:show="embed" xlink:actuate="onLoad" loext:mime-type="image/png"/></draw:frame><text:line-break/>Obrázek <text:sequence text:ref-name="refFigure2" text:name="Figure" text:formula="ooow:Figure+1" style:num-format="1">3</text:sequence>: Pořadí polí pro analýzu a výsledné rozložení kontingenční tabulky</text:p></draw:text-box></draw:frame></text:p>
      <text:p text:style-name="P11">Pole, která jsou umístěna do oblasti <text:span text:style-name="Emphasis">Filtry</text:span> se zobrazí v horní části výsledné kontingenční tabulky jako rozevírací seznam. Souhrn ve výsledku bere v úvahu pouze tu část základních dat, kterou jsme vybrali. Například pokud zahrneme pole <text:span text:style-name="Strong_20_Emphasis">Zaměstnanec</text:span> do oblasti <text:span text:style-name="Emphasis">Filtry</text:span>, můžeme filtrovat výsledek zobrazený pro každého zaměstnance.</text:p>
      <text:p text:style-name="P10">Chceme-li přesunout pole z oblasti, jednoduše jej přetáhneme do nové oblasti. Chceme-li odebrat pole z oblastí <text:span text:style-name="Emphasis">Filtry</text:span>, <text:span text:style-name="Emphasis">Pole sloupce</text:span>, <text:span text:style-name="Emphasis">Pole řádku</text:span> nebo <text:span text:style-name="Emphasis">Datová pole</text:span>, přetáhneme je do oblasti <text:span text:style-name="Emphasis">Dostupná pole</text:span>.</text:p>
      <text:list xml:id="list111116615841799" text:continue-list="list111117074607741" text:style-name="Heading_20_Tip">
        <text:list-item>
          <text:p text:style-name="Heading_20_Tip">Rada</text:p>
        </text:list-item>
      </text:list>
      <text:p text:style-name="P31">Chceme-li rychle přesunout vybrané pole z jedné oblasti dialogu Rozvržení kontingenční tabulky do jiné, stiskneme klávesu <text:span text:style-name="Keystroke">Alt + písmeno</text:span> na klávesnici, které odpovídá podtrženému písmenu v nadpisu cílové oblasti.</text:p>
      <text:h text:style-name="P49" text:outline-level="2"><text:bookmark-start text:name="__RefHeading__2882_1803734309"/><text:alphabetical-index-mark text:string-value="další možnosti" text:key1="Dialogové okno Rozvržení kontingenční tabulky"/>Více možností<text:bookmark-end text:name="__RefHeading__2882_1803734309"/></text:h>
      <text:p text:style-name="P10">Chceme-li rozbalit dialog Rozvržení kontingenční tabulky a zobrazit další možnosti, klepneme na znaménko plus vedle popisku <text:span text:style-name="Emphasis">Možnosti</text:span> a <text:span text:style-name="Emphasis">Zdroj a cíl</text:span> (obrázek <text:sequence-ref text:reference-format="value" text:ref-name="refFigure3">4</text:sequence-ref>).</text:p>
      <text:p text:style-name="P23">Ignorovat prázdné řádky</text:p>
      <text:p text:style-name="P26">Pokud nejsou zdrojová data v doporučené formě, řekne tato možnost kontingenční tabulce, aby ignorovala prázdné řádky.</text:p>
      <text:p text:style-name="P16"><text:soft-page-break/><draw:frame draw:style-name="fr1" draw:name="Frame29" text:anchor-type="as-char" svg:width="16.909cm" draw:z-index="9"><draw:text-box fo:min-height="8.096cm"><text:p text:style-name="Caption"><draw:frame draw:style-name="fr13" draw:name="Image18" text:anchor-type="paragraph" svg:width="16.909cm" style:rel-width="100%" svg:height="8.096cm" style:rel-height="scale" draw:z-index="38"><draw:image xlink:href="Pictures/100000000000027F0000013225ED89CCFADC39DB.png" xlink:type="simple" xlink:show="embed" xlink:actuate="onLoad" loext:mime-type="image/png"/></draw:frame><text:line-break/>Obrázek <text:sequence text:ref-name="refFigure3" text:name="Figure" text:formula="ooow:Figure+1" style:num-format="1">4</text:sequence>: Rozšířená oblast v dialogovém okně Rozvržení kontingenční tabulky</text:p></draw:text-box></draw:frame></text:p>
      <text:p text:style-name="P22">Identifikovat kategorie</text:p>
      <text:p text:style-name="P25">V případě, že jsou v seznamu zdrojových dat chybějící záznamy a data nejsou v doporučené struktuře (například jako na obrázku <text:sequence-ref text:reference-format="value" text:ref-name="refFigure4">5</text:sequence-ref><text:s/>), kontingenční tabulka automaticky přiřadí řádky bez popisku do následující nejvyšší kategorie. Pokud tato možnost není vybrána, vloží kontingenční tabulka kategorii <text:span text:style-name="Emphasis">(prázdný)</text:span> (obrázek <text:sequence-ref text:reference-format="value" text:ref-name="refFigure6">7</text:sequence-ref>).</text:p>
      <text:p text:style-name="P16"><draw:frame draw:style-name="fr1" draw:name="Frame18" text:anchor-type="as-char" svg:width="7.144cm" draw:z-index="10"><draw:text-box fo:min-height="3.466cm"><text:p text:style-name="Caption"><draw:frame draw:style-name="fr5" draw:name="Image19" text:anchor-type="paragraph" svg:width="7.144cm" style:rel-width="100%" svg:height="3.466cm" style:rel-height="scale" draw:z-index="11"><draw:image xlink:href="Pictures/100000000000010E00000083B4ABED25E9263E3F.png" xlink:type="simple" xlink:show="embed" xlink:actuate="onLoad" loext:mime-type="image/png"/></draw:frame><text:line-break/>Obrázek <text:sequence text:ref-name="refFigure4" text:name="Figure" text:formula="ooow:Figure+1" style:num-format="1">5</text:sequence>: Příklad dat s chybějícími záznamy ve sloupci A</text:p></draw:text-box></draw:frame></text:p>
      <text:p text:style-name="P25">Volba <text:span text:style-name="Strong_20_Emphasis">Identifikovat kategorie</text:span> zajišťuje, že v tomto příkladu jsou řádky 3 a 4 zahrnuty pro jablka a že řádek 6 je zahrnut pro hrušky (obrázek <text:sequence-ref text:reference-format="value" text:ref-name="refFigure5">6</text:sequence-ref>).</text:p>
      <text:p text:style-name="P16"><draw:frame draw:style-name="fr1" draw:name="Frame26" text:anchor-type="as-char" svg:width="11.749cm" draw:z-index="12"><draw:text-box fo:min-height="2.328cm"><text:p text:style-name="Caption"><draw:frame draw:style-name="fr5" draw:name="Image15" text:anchor-type="paragraph" svg:width="11.749cm" style:rel-width="100%" svg:height="2.328cm" style:rel-height="scale" draw:z-index="13"><draw:image xlink:href="Pictures/10000000000001BC00000058D7E0C09722259131.png" xlink:type="simple" xlink:show="embed" xlink:actuate="onLoad" loext:mime-type="image/png"/></draw:frame><text:line-break/>Obrázek <text:sequence text:ref-name="refFigure5" text:name="Figure" text:formula="ooow:Figure+1" style:num-format="1">6</text:sequence>: Výsledek kontingenční tabulky se zapnutou volbou <text:span text:style-name="Strong_20_Emphasis">Identifikovat kategorie</text:span></text:p></draw:text-box></draw:frame></text:p>
      <text:p text:style-name="P25">Bez rozpoznávání kategorií zobrazuje kontingenční tabulka kategorii <text:span text:style-name="Emphasis">(prázdný)</text:span> (obrázek <text:sequence-ref text:reference-format="value" text:ref-name="refFigure6">7</text:sequence-ref>).</text:p>
      <text:p text:style-name="P16"><draw:frame draw:style-name="fr1" draw:name="Frame32" text:anchor-type="as-char" svg:width="13.548cm" draw:z-index="14"><draw:text-box fo:min-height="2.752cm"><text:p text:style-name="Caption"><draw:frame draw:style-name="fr5" draw:name="Image3" text:anchor-type="paragraph" svg:width="13.548cm" style:rel-width="100%" svg:height="2.752cm" style:rel-height="scale" draw:z-index="15"><draw:image xlink:href="Pictures/1000000000000200000000685F31F36C40FB243A.png" xlink:type="simple" xlink:show="embed" xlink:actuate="onLoad" loext:mime-type="image/png"/></draw:frame><text:line-break/>Obrázek <text:sequence text:ref-name="refFigure6" text:name="Figure" text:formula="ooow:Figure+1" style:num-format="1">7</text:sequence>: Výsledek kontingenční tabulky bez zapnuté volby <text:span text:style-name="Strong_20_Emphasis">Identifikovat kategorie</text:span></text:p></draw:text-box></draw:frame></text:p>
      <text:p text:style-name="P25"><text:soft-page-break/>Logicky je chování s rozpoznáváním kategorie lepší. Seznam s chybějícími záznamy je také méně užitečný, protože nemůžeme používat funkce, jako je třídění nebo filtrování.</text:p>
      <text:p text:style-name="Definition_20_Term">Sečíst sloupce, sečíst řádky</text:p>
      <text:p text:style-name="P25">Těmito možnostmi můžeme určit, zda kontingenční tabulka zobrazuje další řádek se součty každého sloupce, nebo zda zcela vpravo přidává sloupec se součty každého řádku. V některých případech je přidaná celková částka bezvýznamná, například pokud se položky sčítají nebo je výsledkem srovnání.</text:p>
      <text:p text:style-name="Definition_20_Term">Přidat filtr</text:p>
      <text:p text:style-name="P25">Tato volba slouží k přidání nebo skrytí buňky označené jako <text:span text:style-name="Strong_20_Emphasis">Filtr</text:span> nad výsledky kontingenční tabulky. To pohodlně poskytuje další možnosti filtrování v kontingenční tabulce. Další informace nalezneme v části „<text:bookmark-ref text:reference-format="text" text:ref-name="__RefHeading__2914_1803734309">Filtrování</text:bookmark-ref>“ na stránce <text:bookmark-ref text:reference-format="page" text:ref-name="__RefHeading__2914_1803734309">28</text:bookmark-ref>.</text:p>
      <text:list xml:id="list111116334470805" text:continue-list="list111117221665444" text:style-name="Heading_20_Note">
        <text:list-item>
          <text:p text:style-name="P54">Poznámka</text:p>
        </text:list-item>
      </text:list>
      <text:p text:style-name="P35">Filtrování poskytované prostřednictvím volby <text:span text:style-name="Strong_20_Emphasis">Přidat filtr</text:span> je nezávislé na filtrování poskytovaném zahrnutím polí do oblasti <text:span text:style-name="Emphasis">Filtry</text:span> dialogového okna Rozvržení kontingenční tabulky.</text:p>
      <text:p text:style-name="Definition_20_Term">Zapnout zobrazení podrobností</text:p>
      <text:p text:style-name="P25">Je-li tato možnost povolena, poklepeme-li dvakrát na jednu datovou buňku ve výsledku kontingenční tabulky, včetně buňky vytvořené z <text:span text:style-name="Strong_20_Emphasis">Celkem sloupců</text:span> nebo <text:span text:style-name="Strong_20_Emphasis">Celkem řádků</text:span>, otevře se nový list s podrobným výpisem jednotlivých záznamů. Pokud poklepeme na buňku v oblasti pole řádku nebo sloupce <text:span text:style-name="Emphasis"/>, otevře se dialogové okno Zobrazit podrobnosti (obrázek <text:sequence-ref text:reference-format="value" text:ref-name="refFigure38">39</text:sequence-ref>). Pokud je tato funkce zakázána, poklepáním zůstane její obvyklá editační funkce v tabulce. Další informace nalezneme v části „<text:bookmark-ref text:reference-format="text" text:ref-name="__RefHeading___Toc10641_1188109369">Zobrazení podrobností</text:bookmark-ref>“ na stránce <text:bookmark-ref text:reference-format="page" text:ref-name="__RefHeading___Toc10641_1188109369">27</text:bookmark-ref> .</text:p>
      <text:p text:style-name="Definition_20_Term">Zdroj</text:p>
      <text:p text:style-name="P25">Pole <text:span text:style-name="Strong_20_Emphasis">Výběr</text:span> v této oblasti zobrazuje název listu a rozsah buněk obsahujících nezpracovaná data pro kontingenční tabulku. Pokud zdrojová tabulka obsahuje libovolné pojmenované rozsahy, lze je vybrat pomocí volby <text:span text:style-name="Strong_20_Emphasis">Pojmenovaná oblast</text:span>.</text:p>
      <text:p text:style-name="Definition_20_Term">Cíl</text:p>
      <text:p text:style-name="P24">Ovládací prvky v této oblasti definují, kde bude výsledek zobrazen.</text:p>
      <text:p text:style-name="P24">Výběrem <text:span text:style-name="Strong_20_Emphasis">Nový list</text:span> přidáme do sešitu nový list a umístíme tam výsledky. Nový list je pojmenován podle formátu <text:span text:style-name="Strong_20_Emphasis">Kontingenční tabulka_název listu_X</text:span>; kde X je číslo vytvořené tabulky, 1 pro první, 2 pro druhou atd. Pro list s názvem Prodejní seznam bude pojmenován nový list pro první vytvořenou kontingenční tabulku <text:span text:style-name="Strong_20_Emphasis">Kontingenční tabulka_Prodejní seznam_1</text:span>. Každý nový list se vloží vedle zdrojového listu.</text:p>
      <text:p text:style-name="P24">Pokud cílová tabulka obsahuje libovolné pojmenované oblasti, lze je vybrat pomocí volby <text:span text:style-name="Strong_20_Emphasis">Pojmenovaná oblast</text:span>.</text:p>
      <text:p text:style-name="P25">Pole <text:span text:style-name="Strong_20_Emphasis">Výběr</text:span> v této oblasti zobrazuje název listu a oblast buněk pro výsledky kontingenční tabulky.</text:p>
      <text:list xml:id="list111116876234017" text:continue-list="list111116615841799" text:style-name="Heading_20_Tip">
        <text:list-item>
          <text:p text:style-name="P56">Rada</text:p>
        </text:list-item>
      </text:list>
      <text:p text:style-name="P32">Chceme-li zobrazit kontingenční tabulku na stejném listu jako nezpracovaná data, zaškrtneme možnost <text:span text:style-name="Strong_20_Emphasis">Výběr</text:span> v oblasti <text:span text:style-name="Emphasis">Cíl</text:span>, klepneme na pole <text:span text:style-name="Emphasis">Výběr</text:span>, klepneme na tlačítko <text:span text:style-name="Strong_20_Emphasis">Zmenšit</text:span> napravo od pole <text:span text:style-name="Emphasis">Výběr</text:span>, klepneme na příslušnou buňku v prázdné oblasti listu, klepneme na tlačítko <text:span text:style-name="Strong_20_Emphasis">Rozvinout</text:span> a v dialogovém okně Rozložení kontingenční tabulky klepneme na <text:span text:style-name="Strong_20_Emphasis">OK</text:span>.</text:p>
      <text:h text:style-name="P49" text:outline-level="2"><text:bookmark-start text:name="__RefHeading__2884_1803734309"/>Další nastavení pro pole: Možnosti pole<text:bookmark-end text:name="__RefHeading__2884_1803734309"/></text:h>
      <text:p text:style-name="P10">Možnosti diskutované v předchozí části platí obecně pro kontingenční tabulku. Můžeme také změnit nastavení jakéhokoli pole, které je aktuálně zahrnuto v rozvržení kontingenční tabulky (tj. pole v rámci oblasti <text:span text:style-name="Emphasis">Filtry</text:span>, <text:span text:style-name="Emphasis">Pole sloupce</text:span>, <text:span text:style-name="Emphasis">Pole řádku</text:span> a <text:span text:style-name="Emphasis">Datová pole</text:span>). Nastavení pole změníme <text:soft-page-break/> poklepáním na toto pole v oblasti <text:span text:style-name="Emphasis">Filtry</text:span> , <text:span text:style-name="Emphasis">Pole sloupce</text:span>, <text:span text:style-name="Emphasis">Pole řádku</text:span> nebo <text:span text:style-name="Emphasis">Datová pole</text:span> v dialogovém okně Rozložení kontingenční tabulky. Poklepání na pole v oblasti <text:span text:style-name="Emphasis">Dostupná pole</text:span> nemá žádný účinek. Možnosti dostupné pro pole v oblasti <text:span text:style-name="Emphasis">Datová pole</text:span> se liší od polí pro ostatní tři oblasti.</text:p>
      <text:h text:style-name="P50" text:outline-level="3"><text:bookmark-start text:name="__RefHeading__2886_1803734309"/><text:alphabetical-index-mark text:string-value="možnosti datového pole" text:key1="Dialogové okno Rozvržení kontingenční tabulky"/>Možnosti pro datová pole<text:bookmark-end text:name="__RefHeading__2886_1803734309"/></text:h>
      <text:p text:style-name="P6">Pro přístup k dialogovému oknu <text:span text:style-name="Emphasis">Datové pole</text:span> zobrazenému na obrázku <text:sequence-ref text:reference-format="value" text:ref-name="refFigure7">8</text:sequence-ref> dvakrát poklepeme na pole v oblasti Datová pole v dialogovém okně Rozvržení kontingenční tabulky.</text:p>
      <text:p text:style-name="P10">V dialogovém okně Datové pole můžeme vybrat funkci, která se použije k akumulaci hodnot ze zdroje dat. I když se často používá funkce Sum, jsou k dispozici i další funkce (jako standardní odchylka nebo funkce počet). Například funkce Počet může být užitečná pro nečíselná datová pole.</text:p>
      <text:p text:style-name="P10">Vybereme volbu <text:span text:style-name="Strong_20_Emphasis">Zobrazit položky bez dat</text:span>, čímž zahrneme do tabulky výsledků prázdné sloupce a řádky.</text:p>
      <text:p text:style-name="P10">Klepnutím na rozbalovací značku (znak + nebo trojúhelník) zobrazíme sekci <text:span text:style-name="Emphasis">Zobrazená hodnota</text:span> dialogového okna.</text:p>
      <text:p text:style-name="P16"><draw:frame draw:style-name="fr1" draw:name="Frame33" text:anchor-type="as-char" svg:width="7.858cm" draw:z-index="16"><draw:text-box fo:min-height="12.303cm"><text:p text:style-name="Caption"><draw:frame draw:style-name="fr5" draw:name="Image4" text:anchor-type="paragraph" svg:width="7.858cm" style:rel-width="100%" svg:height="11.779cm" style:rel-height="scale" draw:z-index="17"><draw:image xlink:href="Pictures/1000020100000129000001D1DAC8609AED221884.png" xlink:type="simple" xlink:show="embed" xlink:actuate="onLoad" loext:mime-type="image/png"/></draw:frame><text:line-break/>Obrázek <text:sequence text:ref-name="refFigure7" text:name="Figure" text:formula="ooow:Figure+1" style:num-format="1">8</text:sequence>: Rozbalený dialog pro datové pole</text:p></draw:text-box></draw:frame></text:p>
      <text:p text:style-name="P10">V sekci <text:span text:style-name="Emphasis">Zobrazená hodnota</text:span> můžeme vybrat další možnosti pro analýzy pomocí agregační funkce. V závislosti na nastavení pro <text:span text:style-name="Emphasis">Typ</text:span> budeme možná muset vybrat definice pro <text:span text:style-name="Emphasis">Základní pole</text:span> a <text:span text:style-name="Emphasis">Základní položku</text:span>.</text:p>
      <text:p text:style-name="P16"><text:soft-page-break/><draw:frame draw:style-name="fr1" draw:name="Frame34" text:anchor-type="as-char" svg:width="6.218cm" draw:z-index="18"><draw:text-box fo:min-height="3.307cm"><text:p text:style-name="Caption"><draw:frame draw:style-name="fr5" draw:name="Image21" text:anchor-type="paragraph" svg:width="6.218cm" style:rel-width="100%" svg:height="3.307cm" style:rel-height="scale" draw:z-index="19"><draw:image xlink:href="Pictures/10000000000000EB0000007D12480714A280EE9D.png" xlink:type="simple" xlink:show="embed" xlink:actuate="onLoad" loext:mime-type="image/png"/></draw:frame><text:line-break/>Obrázek <text:sequence text:ref-name="refFigure8" text:name="Figure" text:formula="ooow:Figure+1" style:num-format="1">9</text:sequence>: Příklad voleb pro základní pole a základní položku</text:p></draw:text-box></draw:frame></text:p>
      <text:p text:style-name="P10">Níže uvedená tabulka uvádí možné typy zobrazené hodnoty a přidružené základní pole a základní položku, spolu s poznámkou o použití.</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9">Typ</text:p>
            </table:table-cell>
            <table:table-cell table:style-name="Tabelle5.A1" office:value-type="string">
              <text:p text:style-name="P29">Základní pole</text:p>
            </table:table-cell>
            <table:table-cell table:style-name="Tabelle5.A1" office:value-type="string">
              <text:p text:style-name="P29">Základní položka</text:p>
            </table:table-cell>
            <table:table-cell table:style-name="Tabelle5.A1" office:value-type="string">
              <text:p text:style-name="P29">Analýza</text:p>
            </table:table-cell>
          </table:table-row>
        </table:table-header-rows>
        <table:table-row table:style-name="Tabelle5.2">
          <table:table-cell table:style-name="Tabelle5.A2" office:value-type="string">
            <text:p text:style-name="P37"><text:span text:style-name="Strong_20_Emphasis">Běžný</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Jednoduché použití vybrané agregované funkce (například Sum).</text:p>
          </table:table-cell>
        </table:table-row>
        <table:table-row table:style-name="Tabelle5.3">
          <table:table-cell table:style-name="Tabelle5.A2" office:value-type="string">
            <text:p text:style-name="P37"><text:span text:style-name="Strong_20_Emphasis">Rozdíl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rozdíl mezi výsledkem základního pole a základní položkou (například objem prodeje ostatních zaměstnanců proti objemu prodeje Brigitte; viz obrázek <text:sequence-ref text:reference-format="value" text:ref-name="refFigure9">10</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2">
          <table:table-cell table:style-name="Tabelle5.A2" office:value-type="string">
            <text:p text:style-name="P37"><text:span text:style-name="Strong_20_Emphasis">% z</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Výsledkem je procentuální poměr hodnoty základního pole k základní položce (například výsledek prodeje ostatních zaměstnanců ve vztahu k výsledku prodeje Brigitte; viz obrázek <text:sequence-ref text:reference-format="value" text:ref-name="refFigure10">11</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able:table-row table:style-name="Tabelle5.3">
          <table:table-cell table:style-name="Tabelle5.A2" office:value-type="string">
            <text:p text:style-name="P37"><text:span text:style-name="Strong_20_Emphasis">% rozdílu od</text:span></text:p>
          </table:table-cell>
          <table:table-cell table:style-name="Tabelle5.A2" office:value-type="string">
            <text:p text:style-name="P37">Výběr pole ze zdroje dat kontingenční tabulky (například Zaměstnanec)</text:p>
          </table:table-cell>
          <table:table-cell table:style-name="Tabelle5.A2" office:value-type="string">
            <text:p text:style-name="P37">Výběr prvku z vybraného základního pole (například Brigitte)</text:p>
          </table:table-cell>
          <table:table-cell table:style-name="Tabelle5.A2" office:value-type="string">
            <text:p text:style-name="P37">Od každého výsledku se odečte jeho referenční hodnota a rozdíl se dělí referenční hodnotou (například tržby ostatních zaměstnanců jako relativní rozdíl od prodejů Brigitte; viz obrázek <text:sequence-ref text:reference-format="value" text:ref-name="refFigure11">12</text:sequence-ref>).</text:p>
            <text:p text:style-name="P37">Pokud je <text:span text:style-name="Strong_20_Emphasis">předchozí položka</text:span> nebo <text:span text:style-name="Strong_20_Emphasis">další položka</text:span> určena jako <text:span text:style-name="Emphasis">Základní položka</text:span>, referenční hodnota je výsledek pro další viditelný člen základního pole v pořadí řazení základního pole.</text:p>
          </table:table-cell>
        </table:table-row>
        <text:soft-page-break/>
        <table:table-row table:style-name="Tabelle5.2">
          <table:table-cell table:style-name="Tabelle5.A2" office:value-type="string">
            <text:p text:style-name="P37"><text:span text:style-name="Strong_20_Emphasis">Průběžný součet v</text:span></text:p>
          </table:table-cell>
          <table:table-cell table:style-name="Tabelle5.A2" office:value-type="string">
            <text:p text:style-name="P37">Výběr pole ze zdroje dat kontingenční tabulky (například Datum)</text:p>
          </table:table-cell>
          <table:table-cell table:style-name="Tabelle5.A2" office:value-type="string">
            <text:p text:style-name="P37">—</text:p>
          </table:table-cell>
          <table:table-cell table:style-name="Tabelle5.A2" office:value-type="string">
            <text:p text:style-name="P37">Každý výsledek se přičte k součtu výsledků za předchozí položky v základním poli, v pořadí řazení základního pole a zobrazí se celková suma.</text:p>
            <text:p text:style-name="P37">Výsledky se vždy sčítají, i když k získání každého výsledku byla použita jiná souhrnná funkce.</text:p>
          </table:table-cell>
        </table:table-row>
        <table:table-row table:style-name="Tabelle5.3">
          <table:table-cell table:style-name="Tabelle5.A2" office:value-type="string">
            <text:p text:style-name="P37"><text:span text:style-name="Strong_20_Emphasis">% řádk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hodnoty celého řádku (například součet řádku).</text:p>
          </table:table-cell>
        </table:table-row>
        <table:table-row table:style-name="Tabelle5.2">
          <table:table-cell table:style-name="Tabelle5.A2" office:value-type="string">
            <text:p text:style-name="P37"><text:span text:style-name="Strong_20_Emphasis">% sloupců</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 hodnoty sloupce (například součet sloupců).</text:p>
          </table:table-cell>
        </table:table-row>
        <table:table-row table:style-name="Tabelle5.3">
          <table:table-cell table:style-name="Tabelle5.A2" office:value-type="string">
            <text:p text:style-name="P37"><text:span text:style-name="Strong_20_Emphasis">% celkem</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sledkem je procento z celkového výsledku (například celková částka).</text:p>
          </table:table-cell>
        </table:table-row>
        <table:table-row table:style-name="Tabelle5.2">
          <table:table-cell table:style-name="Tabelle5.A2" office:value-type="string">
            <text:p text:style-name="P37"><text:span text:style-name="Strong_20_Emphasis">Index</text:span></text:p>
          </table:table-cell>
          <table:table-cell table:style-name="Tabelle5.A2" office:value-type="string">
            <text:p text:style-name="P37">—</text:p>
          </table:table-cell>
          <table:table-cell table:style-name="Tabelle5.A2" office:value-type="string">
            <text:p text:style-name="P37">—</text:p>
          </table:table-cell>
          <table:table-cell table:style-name="Tabelle5.A2" office:value-type="string">
            <text:p text:style-name="P37">(Výchozí výsledek × celkový výsledek) / (součet řádku × součet sloupce)</text:p>
          </table:table-cell>
        </table:table-row>
      </table:table>
      <text:p text:style-name="P16"><draw:frame draw:style-name="fr1" draw:name="Frame11" text:anchor-type="as-char" svg:width="14cm" draw:z-index="25"><draw:text-box fo:min-height="5.9cm"><text:p text:style-name="Caption"><draw:frame draw:style-name="fr5" draw:name="Image22" text:anchor-type="paragraph" svg:width="13.072cm" style:rel-width="100%" svg:height="5.9cm" style:rel-height="scale" draw:z-index="26"><draw:image xlink:href="Pictures/1000000000000213000000DF2C6500220BD586EB.png" xlink:type="simple" xlink:show="embed" xlink:actuate="onLoad" loext:mime-type="image/png"/></draw:frame><text:line-break/>Obrázek <text:sequence text:ref-name="refFigure9" text:name="Figure" text:formula="ooow:Figure+1" style:num-format="1">10</text:sequence>: Originální kontingenční tabulka (nahoře) a příklad <text:span text:style-name="Strong_20_Emphasis">Rozdíl od</text:span> (dole)</text:p></draw:text-box></draw:frame></text:p>
      <text:p text:style-name="P16"><draw:frame draw:style-name="fr1" draw:name="Frame12" text:anchor-type="as-char" svg:width="14cm" draw:z-index="27"><draw:text-box fo:min-height="2.78cm"><text:p text:style-name="Caption"><draw:frame draw:style-name="fr5" draw:name="Image23" text:anchor-type="paragraph" svg:width="13.072cm" style:rel-width="100%" svg:height="2.778cm" style:rel-height="scale" draw:z-index="28"><draw:image xlink:href="Pictures/100000000000021300000069C469CFEC532FF6CF.png" xlink:type="simple" xlink:show="embed" xlink:actuate="onLoad" loext:mime-type="image/png"/></draw:frame><text:line-break/>Obrázek <text:sequence text:ref-name="refFigure10" text:name="Figure" text:formula="ooow:Figure+1" style:num-format="1">11</text:sequence>: Příklad analýzy <text:span text:style-name="Strong_20_Emphasis">% z</text:span></text:p></draw:text-box></draw:frame></text:p>
      <text:p text:style-name="P16"><draw:frame draw:style-name="fr1" draw:name="Frame13" text:anchor-type="as-char" svg:width="14cm" draw:z-index="29"><draw:text-box fo:min-height="2.78cm"><text:p text:style-name="Caption"><draw:frame draw:style-name="fr5" draw:name="Image24" text:anchor-type="paragraph" svg:width="13.072cm" style:rel-width="100%" svg:height="2.778cm" style:rel-height="scale" draw:z-index="30"><draw:image xlink:href="Pictures/1000000000000213000000693D9A0079FB3B9E77.png" xlink:type="simple" xlink:show="embed" xlink:actuate="onLoad" loext:mime-type="image/png"/></draw:frame><text:line-break/>Obrázek <text:sequence text:ref-name="refFigure11" text:name="Figure" text:formula="ooow:Figure+1" style:num-format="1">12</text:sequence>: Příklad analýzy <text:span text:style-name="Strong_20_Emphasis">% rozdíl od</text:span></text:p></draw:text-box></draw:frame></text:p>
      <text:h text:style-name="P50" text:outline-level="3"><text:bookmark-start text:name="__RefHeading__2888_1803734309"/><text:soft-page-break/><text:alphabetical-index-mark text:string-value="možnosti pole sloupce a řádku" text:key1="Dialogové okno Rozvržení kontingenční tabulky"/>Možnosti pro pole řádků a sloupců<text:bookmark-end text:name="__RefHeading__2888_1803734309"/></text:h>
      <text:p text:style-name="P6">Poklepeme na pole v oblasti <text:span text:style-name="Emphasis">Řádek</text:span> nebo <text:span text:style-name="Emphasis">Pole sloupce</text:span> v dialogovém okně Rozvržení kontingenční tabulky. Otevře se dialogové okno Datové pole zobrazené na obrázku <text:sequence-ref text:reference-format="value" text:ref-name="refFigure12">13</text:sequence-ref>.</text:p>
      <text:p text:style-name="P10">V dialogovém okně Datové pole pro pole řádku nebo sloupce se můžeme rozhodnout, zda zobrazit mezisoučty pro každou kategorii. Ve výchozím nastavení jsou mezisoučty deaktivovány. Mezisoučty jsou užitečné pouze v případě, že hodnoty v jednom řádku nebo sloupci pole lze rozdělit na mezisoučty pro jiné (pod)pole.</text:p>
      <text:p text:style-name="P17"><draw:frame draw:style-name="fr1" draw:name="Frame1" text:anchor-type="as-char" svg:width="8.02cm" draw:z-index="31"><draw:text-box fo:min-height="8.892cm"><text:p text:style-name="Caption"><draw:frame draw:style-name="fr12" draw:name="Image58" text:anchor-type="paragraph" svg:width="7.999cm" svg:height="7.999cm" draw:z-index="32"><draw:image xlink:href="Pictures/10000000000001840000017DF25BC47BA02ADE18.png" xlink:type="simple" xlink:show="embed" xlink:actuate="onLoad" loext:mime-type="image/png"/></draw:frame><text:line-break/>Obrázek <text:sequence text:ref-name="refFigure12" text:name="Figure" text:formula="ooow:Figure+1" style:num-format="1">13</text:sequence>: Dialogové okno Datové pole pro pole řádku nebo sloupce</text:p></draw:text-box></draw:frame></text:p>
      <text:p text:style-name="P10">Některé příklady jsou uvedeny na obrázcích <text:sequence-ref text:reference-format="value" text:ref-name="refFigure13">14</text:sequence-ref>, <text:sequence-ref text:reference-format="value" text:ref-name="refFigure14">15</text:sequence-ref> a <text:sequence-ref text:reference-format="value" text:ref-name="refFigure15">16</text:sequence-ref>.</text:p>
      <text:p text:style-name="P16"><draw:frame draw:style-name="fr1" draw:name="Frame14" text:anchor-type="as-char" svg:width="11.906cm" draw:z-index="33"><draw:text-box fo:min-height="3.739cm"><text:p text:style-name="Caption"><draw:frame draw:style-name="fr5" draw:name="Image25" text:anchor-type="paragraph" svg:width="11.906cm" style:rel-width="100%" svg:height="3.175cm" style:rel-height="scale" draw:z-index="34"><draw:image xlink:href="Pictures/10000000000001C2000000787827B106D4CEB9F5.png" xlink:type="simple" xlink:show="embed" xlink:actuate="onLoad" loext:mime-type="image/png"/></draw:frame><text:line-break/>Obrázek <text:sequence text:ref-name="refFigure13" text:name="Figure" text:formula="ooow:Figure+1" style:num-format="1">14</text:sequence>: Žádné členění pouze s jedním polem řádku nebo sloupce</text:p></draw:text-box></draw:frame></text:p>
      <text:p text:style-name="P16"><text:soft-page-break/><draw:frame draw:style-name="fr1" draw:name="Frame35" text:anchor-type="as-char" svg:width="14.078cm" draw:z-index="35"><draw:text-box fo:min-height="10.426cm"><text:p text:style-name="Caption"><draw:frame draw:style-name="fr5" draw:name="Image26" text:anchor-type="paragraph" svg:width="14.078cm" style:rel-width="100%" svg:height="10.426cm" style:rel-height="scale" draw:z-index="39"><draw:image xlink:href="Pictures/10000000000002140000018AC50445E7B9AAD007.png" xlink:type="simple" xlink:show="embed" xlink:actuate="onLoad" loext:mime-type="image/png"/></draw:frame><text:line-break/>Obrázek <text:sequence text:ref-name="refFigure14" text:name="Figure" text:formula="ooow:Figure+1" style:num-format="1">15</text:sequence>: Rozdělení regionů pro zaměstnance (dvě pole řádku) bez mezisoučtů</text:p></draw:text-box></draw:frame></text:p>
      <text:p text:style-name="P16"><draw:frame draw:style-name="fr1" draw:name="Frame36" text:anchor-type="as-char" svg:width="14.078cm" draw:z-index="40"><draw:text-box fo:min-height="12.226cm"><text:p text:style-name="Caption"><draw:frame draw:style-name="fr5" draw:name="Image27" text:anchor-type="paragraph" svg:width="14.078cm" style:rel-width="100%" svg:height="12.226cm" style:rel-height="scale" draw:z-index="49"><draw:image xlink:href="Pictures/1000000000000214000001CE2A0C2108BEF82605.png" xlink:type="simple" xlink:show="embed" xlink:actuate="onLoad" loext:mime-type="image/png"/></draw:frame><text:line-break/>Obrázek <text:sequence text:ref-name="refFigure15" text:name="Figure" text:formula="ooow:Figure+1" style:num-format="1">16</text:sequence>: Rozdělení regionů pro zaměstnance s mezisoučty (podle regionů)</text:p></draw:text-box></draw:frame></text:p>
      <text:p text:style-name="P10"><text:soft-page-break/>Chceme-li vypočítat mezisoučty, které lze také použít pro datová pole (viz výše), vybereme možnost <text:span text:style-name="Strong_20_Emphasis">Automaticky</text:span> v sekci <text:span text:style-name="Emphasis">Mezisoučty</text:span> dialogového okna Datové pole.</text:p>
      <text:p text:style-name="P10">Typ mezisoučtu si můžeme vybrat volbou <text:span text:style-name="Strong_20_Emphasis">Definované uživatelem</text:span> a poté klepnutím na typ mezisoučtu v seznamu. Funkce v tomto seznamu jsou k dispozici pouze pokud je vybrána volba <text:span text:style-name="Strong_20_Emphasis">Definované uživatelem</text:span>.</text:p>
      <text:p text:style-name="P10">Kontingenční tabulka obvykle nezobrazuje řádek nebo sloupec pro kategorie, které nemají žádné položky v podkladové databázi. Výběrem <text:span text:style-name="Strong_20_Emphasis">Zobrazit položky bez dat</text:span> můžeme vynutit jejich zobrazení.</text:p>
      <text:p text:style-name="P10">Pro ilustraci byla data zpracována tak, že zaměstnankyně Brigitte nemá žádné prodejní hodnoty pro kategorii Golf.</text:p>
      <text:p text:style-name="P16"><draw:frame draw:style-name="fr1" draw:name="Frame38" text:anchor-type="as-char" svg:width="9.601cm" draw:z-index="50"><draw:text-box fo:min-height="4.099cm"><text:p text:style-name="Caption"><draw:frame draw:style-name="fr5" draw:name="Image29" text:anchor-type="paragraph" svg:width="8.758cm" style:rel-width="100%" svg:height="4.101cm" style:rel-height="scale" draw:z-index="51"><draw:image xlink:href="Pictures/100000000000016B0000009B29365A1421CCAB58.png" xlink:type="simple" xlink:show="embed" xlink:actuate="onLoad" loext:mime-type="image/png"/></draw:frame><text:line-break/>Obrázek <text:sequence text:ref-name="refFigure16" text:name="Figure" text:formula="ooow:Figure+1" style:num-format="1">17</text:sequence>: Výchozí nastavení</text:p></draw:text-box></draw:frame></text:p>
      <text:p text:style-name="P16"><draw:frame draw:style-name="fr1" draw:name="Frame39" text:anchor-type="as-char" svg:width="11.8cm" draw:z-index="53"><draw:text-box fo:min-height="4.099cm"><text:p text:style-name="Caption"><draw:frame draw:style-name="fr5" draw:name="Image30" text:anchor-type="paragraph" svg:width="11.8cm" style:rel-width="100%" svg:height="3.988cm" style:rel-height="scale" draw:z-index="54"><draw:image xlink:href="Pictures/10000000000001BF0000009BE5D9437221ED676F.png" xlink:type="simple" xlink:show="embed" xlink:actuate="onLoad" loext:mime-type="image/png"/></draw:frame><text:line-break/>Obrázek <text:sequence text:ref-name="refFigure17" text:name="Figure" text:formula="ooow:Figure+1" style:num-format="1">18</text:sequence>: Nastavení <text:span text:style-name="Strong_20_Emphasis">Zobrazit položky bez dat</text:span></text:p></draw:text-box></draw:frame></text:p>
      <text:p text:style-name="P10">Klepneme na tlačítko <text:span text:style-name="Strong_20_Emphasis">Možnosti</text:span> v dialogovém okně Datové pole a otevřeme dialogové okno Možnosti datového pole (obrázek <text:sequence-ref text:reference-format="value" text:ref-name="refFigure18">19</text:sequence-ref>). V tomto dialogu můžeme zadat další možnosti pro pole v oblasti <text:span text:style-name="Emphasis">Pole sloupce</text:span> a <text:span text:style-name="Emphasis">Pole řádku</text:span> v dialogovém okně Rozložení kontingenční tabulky.</text:p>
      <text:p text:style-name="P15">K dispozici jsou následující možnosti:</text:p>
      <text:list xml:id="list111116690218882" text:continue-list="list111116327096710" text:style-name="List_20_1">
        <text:list-item>
          <text:p text:style-name="P59"><text:span text:style-name="Strong_20_Emphasis">Seřadit podle.</text:span> Vybereme datové pole, podle kterého chceme seřadit sloupce nebo řádky. <text:span text:style-name="Strong_20_Emphasis">Vzestupně</text:span> seřa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list-item>
        <text:list-item>
          <text:p text:style-name="P59"><text:span text:style-name="Strong_20_Emphasis">Možnosti zobrazení.</text:span> Můžeme určit možnosti zobrazení pro všechna pole řádku s výjimkou posledního nejvnitřnějšího pole řádku. Z rozevíracího seznamu <text:span text:style-name="Emphasis">Rozvržení</text:span> vybereme mód rozvržení pro pole seznamu. Chceme-li přidat prázdný řádek za data pro každou položku v kontingenční tabulce, vybereme možnost <text:span text:style-name="Strong_20_Emphasis">Prázdný řádek po každé položce</text:span>. Podle potřeby vybereme nebo zrušíme výběr volby <text:span text:style-name="Strong_20_Emphasis">Opakovat popisky položek</text:span>.</text:p>
        </text:list-item>
        <text:list-item>
          <text:p text:style-name="P59"><text:span text:style-name="Strong_20_Emphasis">Zobrazit automaticky.</text:span> Tato funkce zobrazuje horní nebo dolní část <text:span text:style-name="Emphasis">nn</text:span> položek při třídění podle zadaného pole. Klepneme na ikonu <text:span text:style-name="Strong_20_Emphasis">Zobrazit</text:span>, čímž zapneme funkci a zadáme maximální počet položek, který chceme automaticky zobrazit. Z rozevíracího seznamu <text:span text:style-name="Emphasis">Od</text:span> <text:soft-page-break/> vybereme, zda chceme zobrazit horní nebo spodní položky v zadaném pořadí řazení. V rozevíracím seznamu <text:span text:style-name="Emphasis">Pomocí pole</text:span> vybereme datové pole, podle kterého se budou data třídit.</text:p>
        </text:list-item>
        <text:list-item>
          <text:p text:style-name="P59"><text:span text:style-name="Strong_20_Emphasis">Skrýt položky.</text:span> Pomocí těchto voleb můžeme vybrat položky, které se mají skrýt z výpočtů.</text:p>
        </text:list-item>
        <text:list-item>
          <text:p text:style-name="P59"><text:span text:style-name="Strong_20_Emphasis">Hierarchie.</text:span> Vybereme hierarchii, kterou chceme použít. Kontingenční tabulka musí být založena na externích zdrojových datech, která obsahují hierarchie dat.</text:p>
        </text:list-item>
      </text:list>
      <text:p text:style-name="P16"><draw:frame draw:style-name="fr1" draw:name="Frame40" text:anchor-type="as-char" svg:width="7.811cm" draw:z-index="20"><draw:text-box fo:min-height="12.518cm"><text:p text:style-name="Caption"><draw:frame draw:style-name="fr10" draw:name="Image31" text:anchor-type="paragraph" svg:width="7.8cm" svg:height="12cm" draw:z-index="36"><draw:image xlink:href="Pictures/100000000000016300000220ACE3940385D32845.png" xlink:type="simple" xlink:show="embed" xlink:actuate="onLoad" loext:mime-type="image/png"/></draw:frame><text:line-break/>Obrázek <text:sequence text:ref-name="refFigure18" text:name="Figure" text:formula="ooow:Figure+1" style:num-format="1">19</text:sequence>: Dialogové okno Možnosti datového pole</text:p></draw:text-box></draw:frame></text:p>
      <text:h text:style-name="P50" text:outline-level="3"><text:bookmark-start text:name="__RefHeading__2890_1803734309"/><text:alphabetical-index-mark text:string-value="možnosti pole filtru" text:key1="Dialogové okno Rozvržení kontingenční tabulky"/>Možnosti pro pole filtru<text:bookmark-end text:name="__RefHeading__2890_1803734309"/></text:h>
      <text:p text:style-name="P10">Dialogové okno Datové pole pro pole v oblasti <text:span text:style-name="Emphasis">Filtry</text:span> je stejná jako pro pole v oblasti <text:span text:style-name="Emphasis">Pole řádku</text:span> a <text:span text:style-name="Emphasis">Pole sloupce</text:span>, i když se může zdát zbytečné mít stejné nastavení, jaké je popsáno pro pole řádků a sloupců. Díky flexibilitě kontingenční tabulky můžeme přepínat různá pole mezi filtry, sloupci nebo řádky. Pole zachovávají nastavení, které jsme jim dali. Pole filtru má stejné vlastnosti jako pole řádku nebo sloupce. Toto nastavení se projeví, pouze pokud pole nepoužíváme jako pole filtru, ale jako pole pro řádek nebo sloupec.</text:p>
      <text:h text:style-name="P46" text:outline-level="1"><text:bookmark-start text:name="__RefHeading__2892_1803734309"/>Práce s výsledky kontingenční tabulky<text:bookmark-end text:name="__RefHeading__2892_1803734309"/></text:h>
      <text:p text:style-name="P10">Dialogové okno Rozvržení kontingenční tabulky je velmi flexibilní a kontingenční tabulku lze zcela restrukturalizovat pouhými několika kliknutími myši.</text:p>
      <text:h text:style-name="P49" text:outline-level="2"><text:bookmark-start text:name="__RefHeading__2896_1803734309"/><text:alphabetical-index-mark text:string-value="změna rozvržení" text:key1="kontingenční tabulky"/>Změna rozvržení<text:bookmark-end text:name="__RefHeading__2896_1803734309"/></text:h>
      <text:p text:style-name="P10">Rozložení kontingenční tabulky lze rychle a snadno změnit pomocí přetažení. Při otevřeném dialogovém okně Rozložení kontingenční tabulky lze pole přetahovat z oblastí <text:span text:style-name="Emphasis">Pole řádku</text:span>, <text:span text:style-name="Emphasis">Pole sloupce</text:span>, <text:span text:style-name="Emphasis">Filtry</text:span> a <text:span text:style-name="Emphasis">Datová pole</text:span> na libovolnou pozici, kde je chceme umístit. Nepoužitá <text:soft-page-break/>pole lze přidat a omylem odstraněná pole lze nahradit přetažením do požadovaných pozic.</text:p>
      <text:p text:style-name="P10">Nějakou manipulaci lze také provést v zobrazení výsledků Kontingenční tabulky. Ve výsledcích kontingenční tabulky přetáhneme jedno z polí filtru, sloupce nebo řádku na jinou pozici. Kurzor změní tvar ze svého počátečního tvaru (vodorovný nebo svislý blok na špičce šipky) na opačný, pokud se přesune do jiného pole, například z řádku do sloupce, kde může být uvolněn.</text:p>
      <text:p text:style-name="P16"><draw:frame draw:style-name="fr4" draw:name="Frame2" text:anchor-type="as-char" svg:width="7.692cm" draw:z-index="55"><draw:text-box fo:min-height="3.893cm"><text:p text:style-name="Caption"><draw:frame draw:style-name="fr11" draw:name="Image5" text:anchor-type="paragraph" svg:x="0cm" svg:y="0cm" svg:width="7.519cm" svg:height="3cm" draw:z-index="56"><draw:image xlink:href="Pictures/100000000000011C0000006DC68268DC8D61496D.png" xlink:type="simple" xlink:show="embed" xlink:actuate="onLoad" loext:mime-type="image/png"/></draw:frame>Obrázek <text:sequence text:ref-name="refFigure19" text:name="Figure" text:formula="ooow:Figure+1" style:num-format="1">20</text:sequence>: Přetažení pole sloupce – všimneme si tvaru kurzoru</text:p></draw:text-box></draw:frame></text:p>
      <text:p text:style-name="Figure"><draw:frame draw:style-name="fr1" draw:name="Frame3" text:anchor-type="as-char" svg:width="7.456cm" draw:z-index="57"><draw:text-box fo:min-height="8.592cm"><text:p text:style-name="Caption"><draw:frame draw:style-name="fr9" draw:name="Image28" text:anchor-type="paragraph" svg:width="7.468cm" svg:height="7.699cm" draw:z-index="66"><draw:image xlink:href="Pictures/100000000000011A00000123CAE4842C7A4D4823.png" xlink:type="simple" xlink:show="embed" xlink:actuate="onLoad" loext:mime-type="image/png"/></draw:frame><text:line-break/>Obrázek <text:sequence text:ref-name="refFigure20" text:name="Figure" text:formula="ooow:Figure+1" style:num-format="1">21</text:sequence>: Výsledek přetažení pole sloupce (viz obrázek <text:sequence-ref text:reference-format="value" text:ref-name="refFigure19">20</text:sequence-ref>)</text:p></draw:text-box></draw:frame></text:p>
      <text:p text:style-name="P16"><draw:frame draw:style-name="fr1" draw:name="Frame41" text:anchor-type="as-char" svg:width="8.174cm" draw:z-index="67"><draw:text-box fo:min-height="3.893cm"><text:p text:style-name="Caption"><draw:frame draw:style-name="fr11" draw:name="Image32" text:anchor-type="paragraph" svg:x="0.093cm" svg:y="0cm" svg:width="8.08cm" svg:height="3cm" draw:z-index="68"><draw:image xlink:href="Pictures/100000000000011C0000006977D45AAA832C6FBE.png" xlink:type="simple" xlink:show="embed" xlink:actuate="onLoad" loext:mime-type="image/png"/></draw:frame><text:line-break/>Obrázek <text:sequence text:ref-name="refFigure21" text:name="Figure" text:formula="ooow:Figure+1" style:num-format="1">22</text:sequence>: Přetažení pole řádku – všimneme si tvaru kurzoru</text:p></draw:text-box></draw:frame></text:p>
      <text:p text:style-name="P10">Klepnutím a přetažením z tabulky lze Pole sloupce, řádku nebo filtru odstranit z kontingenční tabulky. Kurzor se změní na kurzor zobrazený na obrázku <text:sequence-ref text:reference-format="value" text:ref-name="refFigure22">23</text:sequence-ref>. Pole odstraněné omylem nelze obnovit bez návratu do dialogového okna Rozložení kontingenční tabulky a jeho nahrazením.</text:p>
      <text:p text:style-name="P16"><text:soft-page-break/><draw:frame draw:style-name="fr1" draw:name="Frame15" text:anchor-type="as-char" svg:width="8.403cm" draw:z-index="69"><draw:text-box fo:min-height="4.567cm"><text:p text:style-name="Caption"><draw:frame draw:style-name="fr5" draw:name="Image33" text:anchor-type="paragraph" svg:width="7.542cm" style:rel-width="100%" svg:height="3.679cm" style:rel-height="scale" draw:z-index="70"><draw:image xlink:href="Pictures/100000000000011D0000008BDD58058E626F86AF.png" xlink:type="simple" xlink:show="embed" xlink:actuate="onLoad" loext:mime-type="image/png"/></draw:frame><text:line-break/>Obrázek <text:sequence text:ref-name="refFigure22" text:name="Figure" text:formula="ooow:Figure+1" style:num-format="1">23</text:sequence>: Pole bylo vytaženo z kontingenční tabulky</text:p></draw:text-box></draw:frame></text:p>
      <text:h text:style-name="P49" text:outline-level="2"><text:bookmark-start text:name="__RefHeading__2898_1803734309"/><text:alphabetical-index-mark text:string-value="seskupování sloupců nebo řádků" text:key1="kontingenční tabulky"/>Seskupení řádků nebo sloupců kontingenční tabulky<text:bookmark-end text:name="__RefHeading__2898_1803734309"/></text:h>
      <text:p text:style-name="P10">Pro mnoho analýz nebo shrnutí musí být kategorie seskupeny. Výsledky můžeme sloučit do tříd. Seskupení můžeme provádět pouze na neseskupené kontingenční tabulce.</text:p>
      <text:p text:style-name="P12">Po výběru správné oblasti buněk vybereme <text:span text:style-name="Strong_20_Emphasis">Data &gt; Seskupení a souhrn &gt; Seskupit</text:span> z hlavní nabídky nebo stiskneme klávesu <text:span text:style-name="Keystroke">F12</text:span> na klávesnici. Typ hodnot, které mají být seskupeny, je to, co hlavně určuje, jak funguje funkce seskupování. Musíme rozlišovat mezi skalárními hodnotami nebo jinými hodnotami, jako je text, které chceme seskupit.</text:p>
      <text:list xml:id="list111116165508881" text:continue-list="list111116334470805" text:style-name="Heading_20_Note">
        <text:list-item>
          <text:p text:style-name="Heading_20_Note">Poznámka</text:p>
        </text:list-item>
      </text:list>
      <text:p text:style-name="P34">Před seskupením musíme vytvořit kontingenční tabulku s neseskupenými daty. Čas potřebný k vytvoření kontingenční tabulky závisí většinou na počtu sloupců a řádků, a ne na velikosti základních dat. Prostřednictvím seskupení můžeme vytvořit kontingenční tabulku s malým počtem řádků a sloupců. Kontingenční tabulka může v závislosti na zdroji dat obsahovat mnoho kategorií.</text:p>
      <text:p text:style-name="P10">Chceme-li seskupení znovu odebrat, klikneme uvnitř skupiny a poté zvolíme <text:span text:style-name="Strong_20_Emphasis">Data &gt; Seskupení a souhrn &gt; Zrušit skupinu</text:span>, nebo stiskneme <text:span text:style-name="Keystroke">Ctrl + F12</text:span>.</text:p>
      <text:h text:style-name="P50" text:outline-level="3"><text:bookmark-start text:name="__RefHeading__2900_1803734309"/><text:alphabetical-index-mark text:string-value="seskupování skalárních hodnot" text:key1="kontingenční tabulky"/>Seskupení kategorií se skalárními hodnotami<text:bookmark-end text:name="__RefHeading__2900_1803734309"/></text:h>
      <text:p text:style-name="P10">Pro seskupení skalárních hodnot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3">24</text:sequence-ref>.</text:p>
      <text:p text:style-name="P10">Zde můžeme definovat, v jakém rozsahu hodnot (<text:span text:style-name="Emphasis">Začátek/Konec</text:span>) by se mělo seskupení uskutečnit. Výchozí nastavení je celý rozsah, od nejmenší po největší hodnotu. V poli <text:span text:style-name="Emphasis">Seskupit podle</text:span> můžeme zadat velikost třídy, známou také jako velikost intervalu.</text:p>
      <text:p text:style-name="P16"><text:soft-page-break/><draw:frame draw:style-name="fr1" draw:name="Frame16" text:anchor-type="as-char" svg:width="7.805cm" draw:z-index="64"><draw:text-box fo:min-height="8.056cm"><text:p text:style-name="Caption"><draw:frame draw:style-name="fr10" draw:name="Image34" text:anchor-type="paragraph" svg:width="7.798cm" svg:height="7.163cm" draw:z-index="65"><draw:image xlink:href="Pictures/10000000000001270000010F80AE89387EA27CB3.png" xlink:type="simple" xlink:show="embed" xlink:actuate="onLoad" loext:mime-type="image/png"/></draw:frame><text:line-break/>Obrázek <text:sequence text:ref-name="refFigure23" text:name="Figure" text:formula="ooow:Figure+1" style:num-format="1">24</text:sequence>: Dialogové okno Seskupení se skalárními kategoriemi</text:p></draw:text-box></draw:frame></text:p>
      <text:p text:style-name="P10">Obrázek <text:sequence-ref text:reference-format="value" text:ref-name="refFigure24">25 </text:sequence-ref><text:s/> ukazuje část kontingenční tabulky vytvořené ze seznamu obsahujícího měření rychlosti jako funkci času. Tato kontingenční tabulka ukazuje počet měření rychlosti v km/h v prvotních datech.</text:p>
      <text:p text:style-name="P7">Kontingenční tabulka na obrázku <text:sequence-ref text:reference-format="value" text:ref-name="refFigure25">26 </text:sequence-ref><text:s/> je založena na stejných surových datech. V tomto případě jsou však měření rychlosti seskupena do intervalů po 10 km/h.</text:p>
      <text:p text:style-name="P18"><draw:frame draw:style-name="fr1" draw:name="Frame17" text:anchor-type="as-char" svg:width="4.103cm" draw:z-index="71"><draw:text-box fo:min-height="7.188cm"><text:p text:style-name="Caption"><draw:frame draw:style-name="fr5" draw:name="Image35" text:anchor-type="paragraph" svg:width="4.419cm" style:rel-width="100%" svg:height="6.8cm" style:rel-height="scale" draw:z-index="72"><draw:image xlink:href="Pictures/10000000000000A7000001015548079EF402963B.png" xlink:type="simple" xlink:show="embed" xlink:actuate="onLoad" loext:mime-type="image/png"/></draw:frame><text:line-break/>Obrázek <text:sequence text:ref-name="refFigure24" text:name="Figure" text:formula="ooow:Figure+1" style:num-format="1">25</text:sequence>: Kontingenční tabulka bez seskupování</text:p></draw:text-box></draw:frame><text:s text:c="5"/><draw:frame draw:style-name="fr1" draw:name="Frame42" text:anchor-type="as-char" svg:width="4.419cm" draw:z-index="73"><draw:text-box fo:min-height="5.027cm"><text:p text:style-name="Caption"><draw:frame draw:style-name="fr5" draw:name="Image36" text:anchor-type="paragraph" svg:width="4.064cm" style:rel-width="92%" svg:height="4.558cm" style:rel-height="scale" draw:z-index="74"><draw:image xlink:href="Pictures/10000000000000A7000000BE78802351AAD8BDC0.png" xlink:type="simple" xlink:show="embed" xlink:actuate="onLoad" loext:mime-type="image/png"/></draw:frame><text:line-break/>Obrázek <text:sequence text:ref-name="refFigure25" text:name="Figure" text:formula="ooow:Figure+1" style:num-format="1">26</text:sequence>: Kontingenční tabulka se seskupením</text:p></draw:text-box></draw:frame></text:p>
      <text:h text:style-name="P50" text:outline-level="3"><text:bookmark-start text:name="__RefHeading___Toc7035_3937602389"/><text:alphabetical-index-mark text:string-value="seskupení hodnot datum/čas" text:key1="kontingenční tabulky"/>Seskupení kategorií s hodnotami datum/čas<text:bookmark-end text:name="__RefHeading___Toc7035_3937602389"/></text:h>
      <text:p text:style-name="P10">Pro seskupení hodnot data a času vybereme jednu buňku v řádku nebo sloupci kategorie, která má být seskupena. V hlavní nabídce vybereme <text:span text:style-name="Strong_20_Emphasis">Data &gt; Seskupení a souhrn &gt; Seskupit</text:span> nebo zmáčkneme klávesu <text:span text:style-name="Keystroke">F12</text:span>. Program Calc zobrazí dialogové okno Seskupit, které je zobrazeno na obrázku <text:sequence-ref text:reference-format="value" text:ref-name="refFigure26">27</text:sequence-ref>.</text:p>
      <text:p text:style-name="P18"><text:soft-page-break/><draw:frame draw:style-name="fr1" draw:name="Frame43" text:anchor-type="as-char" svg:width="7.795cm" draw:z-index="75"><draw:text-box fo:min-height="11.231cm"><text:p text:style-name="Caption"><draw:frame draw:style-name="fr10" draw:name="Image37" text:anchor-type="paragraph" svg:width="7.849cm" svg:height="10.338cm" draw:z-index="76"><draw:image xlink:href="Pictures/100000000000012900000187DD7F7E46166C8A65.png" xlink:type="simple" xlink:show="embed" xlink:actuate="onLoad" loext:mime-type="image/png"/></draw:frame><text:line-break/>Obrázek <text:sequence text:ref-name="refFigure26" text:name="Figure" text:formula="ooow:Figure+1" style:num-format="1">27</text:sequence>: Dialogové okno Seskupení pro kategorie data a času</text:p></draw:text-box></draw:frame></text:p>
      <text:p text:style-name="P10">Můžeme definovat, v jakém rozsahu hodnot (<text:span text:style-name="Emphasis">Začátek</text:span>/<text:span text:style-name="Emphasis">Konec</text:span>) by se mělo seskupení  uskutečnit. Výchozí nastavení je celý rozsah, od nejmenší po největší hodnotu. V poli <text:span text:style-name="Emphasis">Seskupit podle</text:span> můžeme zadat velikost třídy, známou také jako velikost intervalu. V tomto případě můžeme zvolit jeden z předdefinovaných časových intervalů (<text:span text:style-name="Strong_20_Emphasis">Sekundy</text:span>, <text:span text:style-name="Strong_20_Emphasis">Minuty</text:span>, <text:span text:style-name="Strong_20_Emphasis">Hodiny</text:span>, <text:span text:style-name="Strong_20_Emphasis">Dny</text:span>, <text:span text:style-name="Strong_20_Emphasis">Měsíce</text:span>, <text:span text:style-name="Strong_20_Emphasis">Čtvrtletí</text:span> nebo <text:span text:style-name="Strong_20_Emphasis">Roky</text:span>) jako alternativu k výslovnému určení časového intervalu ve dnech.</text:p>
      <text:p text:style-name="P7">Obrázek <text:sequence-ref text:reference-format="value" text:ref-name="refFigure27">28 </text:sequence-ref><text:s/> ukazuje kontingenční tabulku nakonfigurovanou tak, aby zobrazovala denní tržby v severní oblasti.</text:p>
      <text:p text:style-name="P16"><text:soft-page-break/><draw:frame draw:style-name="fr1" draw:name="Frame7" text:anchor-type="as-char" svg:width="7.5cm" draw:z-index="77"><draw:text-box fo:min-height="14.921cm"><text:p text:style-name="Caption"><draw:frame draw:style-name="fr5" draw:name="Image6" text:anchor-type="paragraph" svg:width="7.5cm" style:rel-width="100%" svg:height="14.437cm" style:rel-height="scale" draw:z-index="78"><draw:image xlink:href="Pictures/100000000000011D000002331EEEEEB0E0DE0BD0.png" xlink:type="simple" xlink:show="embed" xlink:actuate="onLoad" loext:mime-type="image/png"/></draw:frame><text:line-break/>Obrázek <text:sequence text:ref-name="refFigure27" text:name="Figure" text:formula="ooow:Figure+1" style:num-format="1">28</text:sequence>: Kontingenční tabulka bez seskupování</text:p></draw:text-box></draw:frame></text:p>
      <text:p text:style-name="P7">Obrázek <text:sequence-ref text:reference-format="value" text:ref-name="refFigure28">29 </text:sequence-ref><text:s/> zobrazuje stejná data, ale tabulka je nakonfigurována tak, aby zobrazovala měsíční tržby v severní oblasti.</text:p>
      <text:p text:style-name="P16"><draw:frame draw:style-name="fr1" draw:name="Frame8" text:anchor-type="as-char" svg:width="6.673cm" draw:z-index="79"><draw:text-box fo:min-height="4.318cm"><text:p text:style-name="Caption"><draw:frame draw:style-name="fr5" draw:name="Image7" text:anchor-type="paragraph" svg:width="6.673cm" style:rel-width="100%" svg:height="3.87cm" style:rel-height="scale" draw:z-index="80"><draw:image xlink:href="Pictures/10000000000000F90000009C597AEA2405F14A46.png" xlink:type="simple" xlink:show="embed" xlink:actuate="onLoad" loext:mime-type="image/png"/></draw:frame><text:line-break/>Obrázek <text:sequence text:ref-name="refFigure28" text:name="Figure" text:formula="ooow:Figure+1" style:num-format="1">29</text:sequence>: Kontingenční tabulka se seskupením</text:p></draw:text-box></draw:frame></text:p>
      <text:h text:style-name="P50" text:outline-level="3"><text:bookmark-start text:name="__RefHeading__2904_1803734309"/><text:alphabetical-index-mark text:string-value="seskupení bez intervalů" text:key1="kontingenční tabulky"/>Seskupení bez automatického vytváření intervalů<text:bookmark-end text:name="__RefHeading__2904_1803734309"/></text:h>
      <text:p text:style-name="P10">Pro některé kategorie není možné vytvořit intervaly (například ty, které obsahují textová pole). Pro taková pole je však možné definovat, které hodnoty jsou spojeny do jedné skupiny.</text:p>
      <text:p text:style-name="P10">Pro seskupení těchto kategorií vybereme ve výsledcích kontingenční tabulky všechny jednotlivé hodnoty pole, které chceme dát dohromady do skupiny. Pro seskupení vybraných buněk vybereme více než jednu buňku, zvolíme z hlavní nabídky <text:span text:style-name="Strong_20_Emphasis">Data &gt; Seskupení a souhrn &gt; Seskupit</text:span> nebo stiskneme klávesu <text:span text:style-name="Keystroke">F12</text:span>.</text:p>
      <text:list xml:id="list111117134566138" text:continue-list="list111116876234017" text:style-name="Heading_20_Tip">
        <text:list-item>
          <text:p text:style-name="Heading_20_Tip"><text:soft-page-break/>Rada</text:p>
        </text:list-item>
      </text:list>
      <text:p text:style-name="P34">Několik nesouvisejících buněk můžeme vybrat  klepání myši při současně stisknuté klávese <text:span text:style-name="Keystroke">Control</text:span>.</text:p>
      <text:p text:style-name="P10">Vzhledem ke vstupním údajům uvedeným na obrázku <text:sequence-ref text:reference-format="value" text:ref-name="refFigure29">30</text:sequence-ref> vytvoříme kontingenční tabulku s oddělením v oblasti <text:span text:style-name="Emphasis">Pole řádků</text:span> Součet - Nemoc-dní v oblasti <text:span text:style-name="Emphasis">Datová pole</text:span>. Výsledek by měl být stejný jako na obrázku <text:sequence-ref text:reference-format="value" text:ref-name="refFigure30">31</text:sequence-ref>.</text:p>
      <text:p text:style-name="P16"><draw:frame draw:style-name="fr1" draw:name="Frame21" text:anchor-type="as-char" svg:width="9.366cm" draw:z-index="83"><draw:text-box fo:min-height="6.075cm"><text:p text:style-name="Caption"><draw:frame draw:style-name="fr5" draw:name="Image8" text:anchor-type="paragraph" svg:width="9.366cm" style:rel-width="100%" svg:height="5.424cm" style:rel-height="scale" draw:z-index="84"><draw:image xlink:href="Pictures/1000000000000162000000CDA315B59AE895E558.png" xlink:type="simple" xlink:show="embed" xlink:actuate="onLoad" loext:mime-type="image/png"/></draw:frame><text:line-break/>Obrázek <text:sequence text:ref-name="refFigure29" text:name="Figure" text:formula="ooow:Figure+1" style:num-format="1">30</text:sequence>: Databáze s textovými kategoriemi</text:p></draw:text-box></draw:frame></text:p>
      <text:p text:style-name="P16"><draw:frame draw:style-name="fr1" draw:name="Frame44" text:anchor-type="as-char" svg:width="5.452cm" draw:z-index="85"><draw:text-box fo:min-height="4.576cm"><text:p text:style-name="Caption"><draw:frame draw:style-name="fr10" draw:name="Image38" text:anchor-type="paragraph" svg:width="5.436cm" svg:height="3.683cm" draw:z-index="86"><draw:image xlink:href="Pictures/10000000000000CD0000008B6E4689B8821DA419.png" xlink:type="simple" xlink:show="embed" xlink:actuate="onLoad" loext:mime-type="image/png"/></draw:frame><text:line-break/>Obrázek <text:sequence text:ref-name="refFigure30" text:name="Figure" text:formula="ooow:Figure+1" style:num-format="1">31</text:sequence>: Kontingenční tabulka s textovými kategoriemi</text:p></draw:text-box></draw:frame></text:p>
      <text:p text:style-name="P12">Ve výsledcích kontingenční tabulky vybereme Účetnictví, Nákup a Prodej ve sloupci Oddělení. Z hlavní nabídky vybereme <text:span text:style-name="Strong_20_Emphasis">Data &gt; Seskupení a souhrn &gt; Seskupit</text:span> nebo stiskneme klávesu <text:span text:style-name="Keystroke">F12</text:span>. Výsledek kontingenční tabulky se aktualizuje tak, aby odrážel novou skupinu, jak je znázorněno na obrázku <text:sequence-ref text:reference-format="value" text:ref-name="refFigure31">32</text:sequence-ref>.</text:p>
      <text:p text:style-name="P16"><draw:frame draw:style-name="fr3" draw:name="Frame45" text:anchor-type="as-char" svg:width="8.267cm" style:rel-width="49%" svg:height="4.688cm" style:rel-height="19%" draw:z-index="87"><draw:text-box><text:p text:style-name="Caption"><draw:frame draw:style-name="fr11" draw:name="Image39" text:anchor-type="paragraph" svg:x="0cm" svg:y="0cm" svg:width="8.204cm" svg:height="3.679cm" draw:z-index="88"><draw:image xlink:href="Pictures/10000000000001360000008B20476BFF8F820F6E.png" xlink:type="simple" xlink:show="embed" xlink:actuate="onLoad" loext:mime-type="image/png"/></draw:frame><text:line-break/>Obrázek <text:sequence text:ref-name="refFigure31" text:name="Figure" text:formula="ooow:Figure+1" style:num-format="1">32</text:sequence>: Shrnutí jednotlivých kategorií v jedné skupině</text:p></draw:text-box></draw:frame></text:p>
      <text:p text:style-name="P10">Ve výsledku aktualizované kontingenční tabulky vybereme ve sloupci Oddělení položky kompletace, výroba a sklad. Z hlavní nabídky vybereme <text:span text:style-name="Strong_20_Emphasis">Data &gt; Seskupení a souhrn &gt; Seskupit</text:span> nebo stiskneme klávesu <text:span text:style-name="Keystroke">F12</text:span>. Kontingenční tabulka se znovu aktualizuje, aby odrážela novou skupinu, jak je znázorněno na obrázku <text:sequence-ref text:reference-format="value" text:ref-name="refFigure32">33</text:sequence-ref>.</text:p>
      <text:p text:style-name="P13">Výchozí názvy skupin a nově vytvořeného pole skupiny můžeme změnit úpravou názvu ve vstupním poli (například změnou Group2 na Technické). Kontingenční tabulka si tato nastavení zapamatuje, i když později rozvržení změníme.</text:p>
      <text:p text:style-name="P16"><text:soft-page-break/><draw:frame draw:style-name="fr1" draw:name="Frame46" text:anchor-type="as-char" svg:width="8.204cm" draw:z-index="81"><draw:text-box fo:min-height="3.678cm"><text:p text:style-name="Caption"><draw:frame draw:style-name="fr5" draw:name="Image40" text:anchor-type="paragraph" svg:width="8.204cm" style:rel-width="100%" svg:height="3.678cm" style:rel-height="scale" draw:z-index="82"><draw:image xlink:href="Pictures/10000000000001360000008B51CE755265994857.png" xlink:type="simple" xlink:show="embed" xlink:actuate="onLoad" loext:mime-type="image/png"/></draw:frame><text:line-break/>Obrázek <text:sequence text:ref-name="refFigure32" text:name="Figure" text:formula="ooow:Figure+1" style:num-format="1">33</text:sequence>: Dokončené Seskupení</text:p></draw:text-box></draw:frame></text:p>
      <text:p text:style-name="P10">Chceme-li přidat částečné součty pro skupiny, klepneme pravým tlačítkem myši na výsledky kontingenční tabulky a vybereme volbu <text:span text:style-name="Strong_20_Emphasis">Vlastnosti</text:span>. Poklepáním na údaj <text:span text:style-name="Strong_20_Emphasis">Oddělení2</text:span> v oblasti <text:span text:style-name="Emphasis">Pole řádku</text:span> vybereme v dialogovém okně Datové pole možnost <text:span text:style-name="Strong_20_Emphasis">Automaticky</text:span> (obrázek <text:sequence-ref text:reference-format="value" text:ref-name="refFigure12">13</text:sequence-ref>). Klepneme na dvě tlačítka <text:span text:style-name="Strong_20_Emphasis">OK</text:span> a kontingenční tabulka se aktualizuje tak, aby zahrnovala částečné součty pro skupiny, jak je znázorněno na obrázku <text:sequence-ref text:reference-format="value" text:ref-name="refFigure33">34</text:sequence-ref>.</text:p>
      <text:p text:style-name="P16"><draw:frame draw:style-name="fr1" draw:name="Frame47" text:anchor-type="as-char" svg:width="8.204cm" draw:z-index="89"><draw:text-box fo:min-height="4.577cm"><text:p text:style-name="Caption"><draw:frame draw:style-name="fr5" draw:name="Image41" text:anchor-type="paragraph" svg:width="8.204cm" style:rel-width="100%" svg:height="4.577cm" style:rel-height="scale" draw:z-index="90"><draw:image xlink:href="Pictures/1000000000000136000000ADA3903B67133C4F1B.png" xlink:type="simple" xlink:show="embed" xlink:actuate="onLoad" loext:mime-type="image/png"/></draw:frame><text:line-break/>Obrázek <text:sequence text:ref-name="refFigure33" text:name="Figure" text:formula="ooow:Figure+1" style:num-format="1">34</text:sequence>: Přejmenovaná skupina a dílčí výsledky</text:p></draw:text-box></draw:frame></text:p>
      <text:p text:style-name="P10">Pokud již není povoleno, vybereme možnost <text:span text:style-name="Strong_20_Emphasis">Zapnout zobrazení podrobností</text:span> v dialogovém okně Rozložení kontingenční tabulky. Poklepáním na sloupce Skupina 1 a Technické položky ve sloupci Oddělení2 rozbalíme/sbalíme položky skupiny (například obrázek <text:sequence-ref text:reference-format="value" text:ref-name="refFigure34">35</text:sequence-ref><text:s/> ukazuje obě skupiny sbalené).</text:p>
      <text:p text:style-name="P16"><draw:frame draw:style-name="fr1" draw:name="Frame48" text:anchor-type="as-char" svg:width="5.629cm" svg:height="2.866cm" draw:z-index="91"><draw:text-box><text:p text:style-name="Caption"><draw:frame draw:style-name="fr10" draw:name="Image42" text:anchor-type="paragraph" svg:width="5.537cm" svg:height="1.88cm" draw:z-index="92"><draw:image xlink:href="Pictures/10000000000000D10000004729B0EE20654DAEAC.png" xlink:type="simple" xlink:show="embed" xlink:actuate="onLoad" loext:mime-type="image/png"/></draw:frame><text:line-break/>Obrázek <text:sequence text:ref-name="refFigure34" text:name="Figure" text:formula="ooow:Figure+1" style:num-format="1">35</text:sequence>: Omezeno na nové skupiny</text:p></draw:text-box></draw:frame></text:p>
      <text:list xml:id="list111116648893589" text:continue-list="list111116165508881" text:style-name="Heading_20_Note">
        <text:list-item>
          <text:p text:style-name="Heading_20_Note">Poznámka</text:p>
        </text:list-item>
      </text:list>
      <text:p text:style-name="P34">Dobře strukturovaná databáze činí ruční řazení v kontingenční tabulce nepotřebným. V zobrazeném příkladu můžeme přidat další sloupec s názvem Oddělení, který má pro každou osobu správný záznam podle toho, zda oddělení zaměstnance patří do skupiny Kancelář nebo Technické. Mapování tohoto vztahu (vztah 1:n) lze snadno provést pomocí funkce VLOOKUP() z programu Calc.</text:p>
      <text:h text:style-name="P49" text:outline-level="2"><text:bookmark-start text:name="__RefHeading__2906_1803734309"/><text:alphabetical-index-mark text:string-value="řazení výsledků" text:key1="kontingenční tabulky"/>Řazení výsledku<text:bookmark-end text:name="__RefHeading__2906_1803734309"/></text:h>
      <text:p text:style-name="P19">Výsledky kontingenční tabulky jsou standardně tříděny tak, že kategorie ve sloupcích a řádcích jsou zobrazeny vzestupně. Existují tři způsoby, jak změnit pořadí řazení:</text:p>
      <text:list xml:id="list111116486255182" text:continue-list="list111116690218882" text:style-name="List_20_1">
        <text:list-item>
          <text:p text:style-name="P60">V rozevírací nabídce na záhlaví sloupce vybereme pořadí řazení.</text:p>
        </text:list-item>
        <text:list-item>
          <text:p text:style-name="P60">Řadíme ručně pomocí táhni a pusť.</text:p>
        </text:list-item>
        <text:list-item>
          <text:p text:style-name="P60">Vybereme pořadí řazení v dialogovém okně Možnosti datového pole pro příslušný řádek nebo sloupec pole (obrázek <text:sequence-ref text:reference-format="value" text:ref-name="refFigure18">19</text:sequence-ref>).</text:p>
        </text:list-item>
      </text:list>
      <text:h text:style-name="P50" text:outline-level="3"><text:bookmark-start text:name="__RefHeading__2908_1803734309"/><text:soft-page-break/>Výběr řazení z rozevírací nabídky v každém záhlaví sloupce<text:bookmark-end text:name="__RefHeading__2908_1803734309"/></text:h>
      <text:p text:style-name="P10">Nejjednodušší způsob třídění položek je klepnout na šipku na pravé straně záhlaví sloupce pro řádek nebo pole sloupce a vybrat jednu ze tří možností řazení (obrázek <text:sequence-ref text:reference-format="value" text:ref-name="refFigure35">36</text:sequence-ref>):</text:p>
      <text:list xml:id="list111117361141443" text:continue-numbering="true" text:style-name="List_20_1">
        <text:list-item>
          <text:p text:style-name="List_20_1">Řadit vzestupně</text:p>
        </text:list-item>
        <text:list-item>
          <text:p text:style-name="List_20_1">Řadit sestupně</text:p>
        </text:list-item>
        <text:list-item>
          <text:p text:style-name="List_20_1">Vlastní řazení</text:p>
        </text:list-item>
      </text:list>
      <text:p text:style-name="P16"><draw:frame draw:style-name="fr1" draw:name="Frame49" text:anchor-type="as-char" svg:width="5.265cm" draw:z-index="93"><draw:text-box fo:min-height="9.155cm"><text:p text:style-name="Caption"><draw:frame draw:style-name="fr5" draw:name="Image43" text:anchor-type="paragraph" svg:width="5.265cm" style:rel-width="100%" svg:height="9.155cm" style:rel-height="scale" draw:z-index="94"><draw:image xlink:href="Pictures/10000200000000C70000015AFEC2A2480CC953EF.png" xlink:type="simple" xlink:show="embed" xlink:actuate="onLoad" loext:mime-type="image/png"/></draw:frame><text:line-break/>Obrázek <text:sequence text:ref-name="refFigure35" text:name="Figure" text:formula="ooow:Figure+1" style:num-format="1">36</text:sequence>: Dialog řazení a filtrování sloupců</text:p></draw:text-box></draw:frame></text:p>
      <text:p text:style-name="P10">Výběr volby <text:span text:style-name="Strong_20_Emphasis">Vlastní řazení</text:span> seřadí podle jednoho z předdefinovaných vlastních druhů řazení definovaných v <text:span text:style-name="Strong_20_Emphasis">Nástroje &gt; Možnosti &gt; LibreOffice Calc &gt; Řazené seznamy</text:span>. Další informace o vytváření a používání seznamů řazení nalezneme v kapitole 2 – Zadávání, úpravy a formátování dat.</text:p>
      <text:p text:style-name="P10">Tento dialog také poskytuje možnosti pro jednoduché filtrování dat v kontingenční tabulce. Zaškrtneme požadovaná jednotlivá políčka a vybereme data zobrazená ve výsledcích kontingenční tabulky. K dispozici jsou možnosti pro zobrazení všech, zobrazení pouze aktuální položky nebo skrytí pouze aktuální položky. Klepneme na <text:span text:style-name="Strong_20_Emphasis">OK</text:span> pro aktivaci vybraného filtrování. Po provedení filtrování se barva šipky změní z černé na modrou a do pravého dolního rohu tlačítka se přidá malý čtvereček odpovídající barvy (obrázek <text:sequence-ref text:reference-format="value" text:ref-name="refFigure36">37</text:sequence-ref>).</text:p>
      <text:p text:style-name="P16"><draw:frame draw:style-name="fr1" draw:name="Frame22" text:anchor-type="as-char" svg:width="13.072cm" draw:z-index="95"><draw:text-box fo:min-height="3.228cm"><text:p text:style-name="Caption"><draw:frame draw:style-name="fr5" draw:name="Image9" text:anchor-type="paragraph" svg:width="13.072cm" style:rel-width="100%" svg:height="3.228cm" style:rel-height="scale" draw:z-index="96"><draw:image xlink:href="Pictures/10000000000001EE0000007AEA12E3889E14DD17.png" xlink:type="simple" xlink:show="embed" xlink:actuate="onLoad" loext:mime-type="image/png"/></draw:frame><text:line-break/>Obrázek <text:sequence text:ref-name="refFigure36" text:name="Figure" text:formula="ooow:Figure+1" style:num-format="1">37</text:sequence> : Změna barvy šipky a čtverec indikátoru v záhlaví sloupce</text:p></draw:text-box></draw:frame></text:p>
      <text:h text:style-name="P50" text:outline-level="3"><text:bookmark-start text:name="__RefHeading__147807_266935634"/>Ruční řazení pomocí metody táhni a pusť<text:bookmark-end text:name="__RefHeading__147807_266935634"/></text:h>
      <text:p text:style-name="P10">Pořadí buněk v kategoriích můžeme změnit přesunutím buněk s hodnotami kategorie ve výsledcích kontingenční tabulky. Přetažená buňka je vložena nad buňku, na kterou ji umístíme.</text:p>
      <text:p text:style-name="P10"><text:soft-page-break/>Uvědomme si, že buňka musí být v programu Calc  vybrána, nestačí, že je kurzor v buňce. Pozadí vybrané buňky je označeno jinou barvou. Chceme-li označit jednu buňku, provedeme jednu z následujících akcí:</text:p>
      <text:list xml:id="list111116094845444" text:continue-numbering="true" text:style-name="List_20_1">
        <text:list-item>
          <text:p text:style-name="P61">Klepneme na ni, poté stiskneme klávesu <text:span text:style-name="Keystroke">Shift</text:span> a klepneme znovu na buňku.</text:p>
        </text:list-item>
        <text:list-item>
          <text:p text:style-name="P61">Stiskneme tlačítko myši, přetáhneme oblast přes dvě buňky, neuvolňujeme tlačítko myši a potom přetáhneme zpět do první buňky. Uvolníme levé tlačítko myši. Nyní můžeme přesunout jednotlivé buňky přetažením.</text:p>
        </text:list-item>
      </text:list>
      <text:p text:style-name="P10">Chceme-li vybrat několik buněk, označíme jednu buňku bez stisknutí klávesy a poté stiskneme klávesu <text:span text:style-name="Keystroke">Shift</text:span> nebo <text:span text:style-name="Keystroke">Ctrl</text:span> při kliknutí na jiné buňky.</text:p>
      <text:h text:style-name="P50" text:outline-level="3"><text:bookmark-start text:name="__RefHeading__6443_1130364683"/>Automatické řazení<text:bookmark-end text:name="__RefHeading__6443_1130364683"/></text:h>
      <text:p text:style-name="P10">Chceme-li řadit automaticky, klepneme pravým tlačítkem uvnitř kontingenční tabulky a vybereme <text:span text:style-name="Strong_20_Emphasis">Vlastnosti</text:span>. Tím se otevře dialogové okno Rozložení kontingenční tabulky (obrázek <text:sequence-ref text:reference-format="value" text:ref-name="refFigure1">2</text:sequence-ref>). Poklepeme na pole řádku nebo sloupce, které chceme seřadit. V dialogovém okně Datové pole, které se otevře (obrázek <text:sequence-ref text:reference-format="value" text:ref-name="refFigure12">13</text:sequence-ref>), klikneme na <text:span text:style-name="Strong_20_Emphasis">Možnosti</text:span> pro zobrazení dialogového okna Možnosti datového pole (obrázek <text:sequence-ref text:reference-format="value" text:ref-name="refFigure18">19</text:sequence-ref>).</text:p>
      <text:p text:style-name="P10">V sekci <text:span text:style-name="Emphasis">Seřadit podle</text:span> vybereme <text:span text:style-name="Strong_20_Emphasis">Vzestupně</text:span>, <text:span text:style-name="Strong_20_Emphasis">Sestupně</text:span> nebo <text:span text:style-name="Strong_20_Emphasis">Ručně</text:span>. <text:span text:style-name="Strong_20_Emphasis">Vzestupně</text:span> třídí hodnoty od nejnižší hodnoty k nejvyšší hodnotě. Pokud je vybrané pole polem, pro které byl dialog otevřen, jsou položky seřazeny podle názvu. Pokud bylo vybráno datové pole, položky jsou seřazeny podle výsledné hodnoty vybraného datového pole. Podobně <text:span text:style-name="Strong_20_Emphasis">Sestupně</text:span> třídí hodnoty sestupně od nejvyšší hodnoty k nejnižší hodnotě. <text:span text:style-name="Strong_20_Emphasis">Ručně</text:span> třídí hodnoty abecedně.</text:p>
      <text:h text:style-name="P49" text:outline-level="2"><text:bookmark-start text:name="__RefHeading___Toc10641_1188109369"/><text:alphabetical-index-mark text:string-value="zobrazení podrobností" text:key1="kontingenční tabulky"/>Drilling (<text:alphabetical-index-mark text:string-value="zobrazení podrobností (drilling)" text:key1="kontingenční tabulky"/>zobrazení podrobností)<text:bookmark-end text:name="__RefHeading___Toc10641_1188109369"/></text:h>
      <text:p text:style-name="P10">Zobrazení podrobností použijeme k zobrazení souvisejících podrobných dat pro jednu komprimovanou hodnotu ve výsledku kontingenční tabulky. Tato funkce je k dispozici, pouze pokud jsme vybrali možnost <text:span text:style-name="Strong_20_Emphasis">Zapnout zobrazení podrobností</text:span> v dialogovém okně Rozložení kontingenční tabulky.</text:p>
      <text:p text:style-name="P19">Chcete-li aktivovat zobrazení podrobností, dvakrát klepneme na buňku nebo vybereme <text:span text:style-name="Strong_20_Emphasis">Data &gt; Seskupení a souhrn &gt; Zobrazit podrobnosti</text:span>. Existují dvě možnosti:</text:p>
      <text:list xml:id="list111116696607249" text:continue-numbering="true" text:style-name="List_20_1">
        <text:list-item>
          <text:p text:style-name="List_20_1">Aktivní buňka je pole řádku nebo sloupce. V tomto případě zobrazení podrobností znamená zobrazení kategorií jiného pole. Například poklepeme na buňku s hodnotou Golf. V tomto případě lze hodnoty agregované v rámci Golfu rozdělit pomocí jiného pole.</text:p>
        </text:list-item>
      </text:list>
      <text:p text:style-name="P16"><draw:frame draw:style-name="fr1" draw:name="Frame19" text:anchor-type="as-char" svg:width="11.853cm" draw:z-index="21"><draw:text-box fo:min-height="2.778cm"><text:p text:style-name="Caption"><draw:frame draw:style-name="fr5" draw:name="Image44" text:anchor-type="paragraph" svg:width="11.853cm" style:rel-width="100%" svg:height="2.778cm" style:rel-height="scale" draw:z-index="22"><draw:image xlink:href="Pictures/10000000000001C00000006901637C740FB0A81C.png" xlink:type="simple" xlink:show="embed" xlink:actuate="onLoad" loext:mime-type="image/png"/></draw:frame><text:line-break/>Obrázek <text:sequence text:ref-name="refFigure37" text:name="Figure" text:formula="ooow:Figure+1" style:num-format="1">38</text:sequence>: Před zobrazením podrobností hodnoty Golf</text:p></draw:text-box></draw:frame></text:p>
      <text:p text:style-name="P63"><text:tab/>Zobrazí se dialogové okno Zobrazit detail, které nám umožní vybrat pole, které se má použít pro další členění. V tomto příkladu <text:span text:style-name="Strong_20_Emphasis">Zaměstnanec</text:span>.</text:p>
      <text:p text:style-name="P16"><text:soft-page-break/><draw:frame draw:style-name="fr1" draw:name="Frame50" text:anchor-type="as-char" svg:width="7.532cm" draw:z-index="23"><draw:text-box fo:min-height="5.262cm"><text:p text:style-name="Caption"><draw:frame draw:style-name="fr11" draw:name="Image45" text:anchor-type="paragraph" svg:x="0cm" svg:y="0cm" svg:width="7.442cm" svg:height="4.369cm" draw:z-index="24"><draw:image xlink:href="Pictures/1000000000000139000000B733A5D1AE892D7F83.png" xlink:type="simple" xlink:show="embed" xlink:actuate="onLoad" loext:mime-type="image/png"/></draw:frame><text:line-break/>Obrázek <text:sequence text:ref-name="refFigure38" text:name="Figure" text:formula="ooow:Figure+1" style:num-format="1">39</text:sequence>: Výběr pole pro další členění</text:p></draw:text-box></draw:frame></text:p>
      <text:p text:style-name="P16"><draw:frame draw:style-name="fr1" draw:name="Frame51" text:anchor-type="as-char" svg:width="14.025cm" draw:z-index="97"><draw:text-box fo:min-height="4.577cm"><text:p text:style-name="Caption"><draw:frame draw:style-name="fr5" draw:name="Image46" text:anchor-type="paragraph" svg:width="14.025cm" style:rel-width="100%" svg:height="4.577cm" style:rel-height="scale" draw:z-index="98"><draw:image xlink:href="Pictures/1000000000000212000000AD9B5F6120D8D6192B.png" xlink:type="simple" xlink:show="embed" xlink:actuate="onLoad" loext:mime-type="image/png"/></draw:frame><text:line-break/>Obrázek <text:sequence text:ref-name="refFigure39" text:name="Figure" text:formula="ooow:Figure+1" style:num-format="1">40</text:sequence>: Po zobrazení podrobností</text:p></draw:text-box></draw:frame></text:p>
      <text:p text:style-name="P64"><text:tab/>Chceme-li podrobnosti znovu skrýt, dvakrát klepneme na buňku Golf nebo vybereme <text:span text:style-name="Strong_20_Emphasis">Data &gt; Seskupení a souhrn &gt; Skrýt podrobnosti</text:span>.</text:p>
      <text:p text:style-name="P64"><text:tab/>Kontingenční tabulka si pamatuje náš výběr (v našem příkladu pole <text:span text:style-name="Strong_20_Emphasis">Zaměstnanec</text:span>) přidáním a skrytím vybraného pole, takže se při dalším zobrazení podrobností pole ve sloupci <text:span text:style-name="Strong_20_Emphasis">Kategorie</text:span> dialogové okno neobjeví. Chceme-li odebrat výběr <text:span text:style-name="Strong_20_Emphasis">Zaměstnanec</text:span>, otevřeme dialogové okno Rozložení kontingenční tabulky klepnutím pravým tlačítkem a výběrem <text:span text:style-name="Strong_20_Emphasis">Vlastnosti</text:span>, potom smažeme nechtěný výběr v oblasti <text:span text:style-name="Emphasis">Pole řádku</text:span> nebo <text:span text:style-name="Emphasis">sloupce</text:span> plocha.</text:p>
      <text:list xml:id="list111115715627168" text:continue-numbering="true" text:style-name="List_20_1">
        <text:list-item>
          <text:p text:style-name="P62">Aktivní buňka je datové pole. V tomto případě je výsledek zobrazení podrobností seznam všech datových položek datového zdroje, které se agregují na tuto hodnotu.</text:p>
          <text:p text:style-name="P62">Pokud v našem příkladu dvakrát klepneme na buňku s hodnotou 18 741$ z obrázku <text:sequence-ref text:reference-format="value" text:ref-name="refFigure37">38</text:sequence-ref>, měli bychom získat nový seznam všech datových sad, které jsou zahrnuty v této hodnotě. Tento seznam se zobrazí v novém listu.</text:p>
        </text:list-item>
      </text:list>
      <text:p text:style-name="P16"><draw:frame draw:style-name="fr1" draw:name="Frame52" text:anchor-type="as-char" svg:width="11.723cm" draw:z-index="99"><draw:text-box fo:min-height="4.419cm"><text:p text:style-name="Caption"><draw:frame draw:style-name="fr5" draw:name="Image47" text:anchor-type="paragraph" svg:width="11.723cm" style:rel-width="100%" svg:height="4.292cm" style:rel-height="scale" draw:z-index="100"><draw:image xlink:href="Pictures/10000000000001BB000000A7A2E81037E9A92084.png" xlink:type="simple" xlink:show="embed" xlink:actuate="onLoad" loext:mime-type="image/png"/></draw:frame><text:line-break/>Obrázek <text:sequence text:ref-name="refFigure40" text:name="Figure" text:formula="ooow:Figure+1" style:num-format="1">41</text:sequence>: Nový list po zobrazení podrobností hodnoty datového pole</text:p></draw:text-box></draw:frame></text:p>
      <text:h text:style-name="P49" text:outline-level="2"><text:bookmark-start text:name="__RefHeading__2914_1803734309"/><text:alphabetical-index-mark text:string-value="filtrování" text:key1="kontingenční tabulky"/>Filtrování<text:bookmark-end text:name="__RefHeading__2914_1803734309"/></text:h>
      <text:p text:style-name="P10">Chceme-li omezit analýzu kontingenční tabulky na podmnožinu informací obsažených v databázi, můžete pomocí kontingenční tabulky filtrovat.</text:p>
      <text:list xml:id="list111117350689008" text:continue-list="list111116648893589" text:style-name="Heading_20_Note">
        <text:list-item>
          <text:p text:style-name="Heading_20_Note"><text:soft-page-break/>Poznámka</text:p>
        </text:list-item>
      </text:list>
      <text:p text:style-name="P34">Automatický filtr nebo výchozí filtr použitý na listu obsahující nezpracovaná data nemá žádný vliv na proces analýzy kontingenční tabulky. Kontingenční tabulka vždy používá úplný seznam, který byl vybrán při spuštění.</text:p>
      <text:p text:style-name="P10">Klepneme na tlačítko <text:span text:style-name="Strong_20_Emphasis">Filtr</text:span> vlevo nahoře nad výsledky nebo klepneme na výsledky a z místní nabídky zvolíme <text:span text:style-name="Strong_20_Emphasis">Filtr</text:span>.</text:p>
      <text:list xml:id="list111117444846359" text:continue-numbering="true" text:style-name="Heading_20_Note">
        <text:list-item>
          <text:p text:style-name="P55">Poznámka</text:p>
        </text:list-item>
      </text:list>
      <text:p text:style-name="P34">Tlačítko <text:span text:style-name="Strong_20_Emphasis">Filtr</text:span> je k dispozici, pouze pokud jsme vybrali volbu <text:span text:style-name="Strong_20_Emphasis">Přidat filtr</text:span> v dialogovém okně Rozložení kontingenční tabulky.</text:p>
      <text:p text:style-name="P16"><draw:frame draw:style-name="fr1" draw:name="Frame53" text:anchor-type="as-char" svg:width="15cm" draw:z-index="41"><draw:text-box fo:min-height="4.717cm"><text:p text:style-name="Caption"><draw:frame draw:style-name="fr11" draw:name="Image48" text:anchor-type="paragraph" svg:x="0cm" svg:y="0cm" svg:width="15cm" svg:height="4.27cm" draw:z-index="42"><draw:image xlink:href="Pictures/1000000000000260000000AF0CBBAC26CFDE9C86.png" xlink:type="simple" xlink:show="embed" xlink:actuate="onLoad" loext:mime-type="image/png"/></draw:frame><text:line-break/>Obrázek <text:sequence text:ref-name="refFigure41" text:name="Figure" text:formula="ooow:Figure+1" style:num-format="1">42</text:sequence>: Tlačítko filtru v levé horní části kontingenční tabulky</text:p></draw:text-box></draw:frame></text:p>
      <text:p text:style-name="P10">V dialogovém okně Filtr (obrázek <text:sequence-ref text:reference-format="value" text:ref-name="refFigure42">43</text:sequence-ref>) můžeme definovat až tři možnosti filtru, které se používají stejným způsobem jako výchozí filtr programu Calc.</text:p>
      <text:p text:style-name="P16"><draw:frame draw:style-name="fr1" draw:name="Frame54" text:anchor-type="as-char" svg:width="7.082cm" draw:z-index="101"><draw:text-box fo:min-height="6.992cm"><text:p text:style-name="Caption"><draw:frame draw:style-name="fr10" draw:name="Image49" text:anchor-type="paragraph" svg:width="7.08cm" svg:height="6.5cm" draw:z-index="102"><draw:image xlink:href="Pictures/10000000000001470000012CED42F2904712EAB2.png" xlink:type="simple" xlink:show="embed" xlink:actuate="onLoad" loext:mime-type="image/png"/></draw:frame><text:line-break/>Obrázek <text:sequence text:ref-name="refFigure42" text:name="Figure" text:formula="ooow:Figure+1" style:num-format="1">43</text:sequence>: Dialogové okno pro definování filtru</text:p></draw:text-box></draw:frame></text:p>
      <text:p text:style-name="P10">Data uvedená v kontingenční tabulce lze také filtrovat pomocí rozevíracích nabídek na pravé straně záhlaví sloupců nebo pomocí filtrovacích polí. Filtrování pomocí záhlaví sloupců je popsáno v části „<text:bookmark-ref text:reference-format="text" text:ref-name="__RefHeading__2908_1803734309">Výběr řazení pomocí rozevíracích nabídek v záhlaví sloupců</text:bookmark-ref>” na straně <text:bookmark-ref text:reference-format="page" text:ref-name="__RefHeading__2908_1803734309">26</text:bookmark-ref>.</text:p>
      <text:p text:style-name="P10">Pole filtru (tj. pole, která jsme umístili do oblasti <text:span text:style-name="Emphasis">Filtry</text:span> v dialogu Rozvržení kontingenční tabulky) jsou dalším praktickým způsobem filtrování výsledků kontingenční tabulky. Výhodou je, že použitá filtrační kritéria jsou jasně viditelná. Klepnutím na šipku na pravé straně tlačítka pole filtru otevřeme přidružené dialogové okno pro filtrování (obrázek <text:sequence-ref text:reference-format="value" text:ref-name="refFigure43">44</text:sequence-ref>).</text:p>
      <text:p text:style-name="P16"><text:soft-page-break/><draw:frame draw:style-name="fr1" draw:name="Frame23" text:anchor-type="as-char" svg:width="10.072cm" draw:z-index="103"><draw:text-box fo:min-height="7.781cm"><text:p text:style-name="Caption"><draw:frame draw:style-name="fr9" draw:name="Image20" text:anchor-type="paragraph" svg:width="10.141cm" svg:height="7.278cm" draw:z-index="104"><draw:image xlink:href="Pictures/100002010000019D0000015CB2F412510972B9AB.png" xlink:type="simple" xlink:show="embed" xlink:actuate="onLoad" loext:mime-type="image/png"/></draw:frame><text:line-break/>Obrázek <text:sequence text:ref-name="refFigure43" text:name="Figure" text:formula="ooow:Figure+1" style:num-format="1">44</text:sequence>: Dialogové okno filtrování pole</text:p></draw:text-box></draw:frame></text:p>
      <text:p text:style-name="P10">Text sousedící s tlačítkem pole filtru označuje stav filtrování, tj. „- žádné -“, když není filtrováno nic, „- více -“, když je filtrováno více, ale ne všechny položky, nebo hodnota, kdy není filtrována pouze tato hodnota.</text:p>
      <text:h text:style-name="P49" text:outline-level="2"><text:bookmark-start text:name="__RefHeading__2916_1803734309"/><text:alphabetical-index-mark text:string-value="obnovení / aktualizace změněných hodnot" text:key1="kontingenční tabulky"/>Aktualizace (opětovné načtení) změněných hodnot<text:bookmark-end text:name="__RefHeading__2916_1803734309"/></text:h>
      <text:p text:style-name="P10">Po vytvoření kontingenční tabulky nezpůsobí změny zdrojových dat automatickou aktualizaci výsledné tabulky. Po změně kterékoli základní hodnoty dat musíme kontingenční tabulku aktualizovat (obnovit) ručně.</text:p>
      <text:p text:style-name="P19">Změny ve zdrojových datech se mohou objevit dvěma způsoby:</text:p>
      <text:list xml:id="list111116022175720" text:continue-list="list111115715627168" text:style-name="List_20_1">
        <text:list-item>
          <text:p text:style-name="List_20_1">Obsah existujících datových sad byl změněn.<text:line-break/>Můžeme například změnit prodejní hodnotu. Chceme-li aktualizovat kontingenční tabulku, klepneme v oblasti výsledků a zvolíme <text:span text:style-name="Strong_20_Emphasis">Obnovit</text:span> z kontextové nabídky, nebo zvolíme <text:span text:style-name="Strong_20_Emphasis">Data &gt; Kontingenční tabulka &gt; Obnovit</text:span> z hlavní nabídky.</text:p>
        </text:list-item>
        <text:list-item>
          <text:p text:style-name="List_20_1">V původním seznamu jsme přidali nebo odstranili datové sady.<text:line-break/>V tomto případě změna znamená, že kontingenční tabulka musí pro svou analýzu použít jinou oblast tabulky. Zásadní změny v sadě datových sad znamenají, že musíme kontingenční tabulku vytvořit od začátku.</text:p>
        </text:list-item>
      </text:list>
      <text:h text:style-name="P49" text:outline-level="2"><text:bookmark-start text:name="__RefHeading__2918_1803734309"/><text:alphabetical-index-mark text:string-value="pivot table cells" text:key1="styly"/><text:alphabetical-index-mark text:string-value="styly" text:key1="kontingenční tabulky"/><text:alphabetical-index-mark text:string-value="formátování buňky s výsledky" text:key1="kontingenční tabulky"/>Formátování buněk<text:bookmark-end text:name="__RefHeading__2918_1803734309"/></text:h>
      <text:p text:style-name="P10">Buňky v oblasti výsledků kontingenční tabulky jsou automaticky formátovány programem Calc. Toto formátování můžeme změnit pomocí všech nástrojů v programu Calc. Pokud však provedeme jakoukoli změnu v návrhu kontingenční tabulky pomocí přímého formátování, formátování se vrátí k formátování použitému automaticky programem Calc při další aktualizaci tabulky.</text:p>
      <text:p text:style-name="P14">Při vytváření kontingenční tabulky se do seznamu stylů v dokumentu přidá šest standardních stylů buněk, pokud již nejsou zahrnuty. Každý z těchto stylů je použit na část kontingenční tabulky. Tyto styly kontingenčních tabulek můžeme upravit. Styly kontingenční tabulky jsou:</text:p>
      <text:list xml:id="list111117217174652" text:continue-numbering="true" text:style-name="List_20_1">
        <text:list-item>
          <text:p text:style-name="P61">Kategorie kontingenční tabulky</text:p>
        </text:list-item>
        <text:list-item>
          <text:p text:style-name="P61">Roh kontingenční tabulky</text:p>
        </text:list-item>
        <text:list-item>
          <text:p text:style-name="P61">Pole kontingenční tabulky</text:p>
        </text:list-item>
        <text:list-item>
          <text:p text:style-name="P61">Výsledek kontingenční tabulky</text:p>
        </text:list-item>
        <text:list-item>
          <text:p text:style-name="P61">Název kontingenční tabulky</text:p>
        </text:list-item>
        <text:list-item>
          <text:p text:style-name="P61"><text:soft-page-break/>Hodnota kontingenční tabulky</text:p>
        </text:list-item>
      </text:list>
      <text:list xml:id="list111115664914241" text:continue-list="list111117134566138" text:style-name="Heading_20_Tip">
        <text:list-item>
          <text:p text:style-name="P57">Rada</text:p>
        </text:list-item>
      </text:list>
      <text:p text:style-name="P34">Pomocí stylů kontingenční tabulky zajistíme, aby se formát kontingenční tabulky během aktualizací neočekávaně nezměnil a aby všechny kontingenční tabulky v dokumentu měly stejný vzhled.</text:p>
      <text:list xml:id="list111116279564678" text:continue-list="list111117444846359" text:style-name="Heading_20_Note">
        <text:list-item>
          <text:p text:style-name="Heading_20_Note">Poznámka</text:p>
        </text:list-item>
      </text:list>
      <text:p text:style-name="P33">Přímé formátování buněk kontingenční tabulky není během aktualizací zachováno.</text:p>
      <text:p text:style-name="P10">Pro formát čísla v datovém poli Calc používá formát čísla, který se používá v odpovídající buňce ve zdrojovém seznamu. Ve většině případů je to užitečné (například pokud jsou hodnoty ve formátu měny, pak je odpovídající buňka ve výsledné oblasti také formátována jako měna). Pokud je však výsledkem zlomek nebo procento, kontingenční tabulka nerozpozná, že by to mohl být problém; tyto výsledky musí být buď bez jednotky, nebo musí být zobrazeny v procentech. Ačkoli můžeme formát čísla opravit ručně, korekce zůstane v platnosti pouze do příští aktualizace.</text:p>
      <text:h text:style-name="P49" text:outline-level="2"><text:bookmark-start text:name="__RefHeading___Toc7037_3937602389"/><text:alphabetical-index-mark text:string-value="kontingenční tabulky" text:key1="mazání"/><text:alphabetical-index-mark text:string-value="mazání" text:key1="kontingenční tabulky"/>Odstranění kontingenční tabulky<text:bookmark-end text:name="__RefHeading___Toc7037_3937602389"/></text:h>
      <text:p text:style-name="P10">Chceme-li odstranit kontingenční tabulku, klepneme pravým tlačítkem myši do výsledkové oblasti a vybereme  z kontextové nabídky <text:span text:style-name="Strong_20_Emphasis">Smazat</text:span>, nebo zvolíme <text:span text:style-name="Strong_20_Emphasis">Data &gt; Kontingenční tabulka &gt; Smazat</text:span> z hlavní nabídky.</text:p>
      <text:list xml:id="list111115892039885" text:continue-list="list1757163963"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text:h text:style-name="P46" text:outline-level="1"><text:bookmark-start text:name="__RefHeading__20949_916280002"/><text:alphabetical-index-mark text:string-value="Funkce GETPIVOTDATA"/><text:alphabetical-index-mark text:string-value="Funkce GETPIVOTDATA" text:key1="kontingenční tabulky"/>Použití výsledků kontingenční tabulky jinde<text:bookmark-end text:name="__RefHeading__20949_916280002"/></text:h>
      <text:h text:style-name="P49" text:outline-level="2"><text:bookmark-start text:name="__RefHeading__147199_266935634"/>Problém<text:bookmark-end text:name="__RefHeading__147199_266935634"/></text:h>
      <text:p text:style-name="P10">Normálně vytvoříme odkaz na hodnotu zadáním adresy buňky, která obsahuje hodnotu. Například vzorec =C6*2 vytvoří odkaz na buňku C6 a vrátí zdvojenou hodnotu. Pokud je tato buňka umístěna v oblasti výsledků kontingenční tabulky, obsahuje výsledek, který byl vypočítán odkazem na konkrétní kategorie polí řádků a sloupců. Na obrázku <text:sequence-ref text:reference-format="value" text:ref-name="refFigure44">45</text:sequence-ref> obsahuje buňka C6 součet prodejních hodnot zaměstnance Hans v kategorii Jachting. Vzorec v buňce C12 používá tuto hodnotu.</text:p>
      <text:p text:style-name="P16"><draw:frame draw:style-name="fr1" draw:name="Frame10" text:anchor-type="as-char" svg:width="10.624cm" draw:z-index="105"><draw:text-box fo:min-height="6.13cm"><text:p text:style-name="Caption"><draw:frame draw:style-name="fr5" draw:name="Image10" text:anchor-type="paragraph" svg:width="12.702cm" style:rel-width="100%" svg:height="6.773cm" style:rel-height="scale" draw:z-index="106"><draw:image xlink:href="Pictures/10000000000001E000000100C77FE3D9B7B29017.png" xlink:type="simple" xlink:show="embed" xlink:actuate="onLoad" loext:mime-type="image/png"/></draw:frame><text:line-break/>Obrázek <text:sequence text:ref-name="refFigure44" text:name="Figure" text:formula="ooow:Figure+1" style:num-format="1">45</text:sequence>: Odkaz na vzorec na buňku kontingenční tabulky</text:p></draw:text-box></draw:frame></text:p>
      <text:p text:style-name="P10"><text:soft-page-break/>Pokud se podkladová data nebo rozvržení kontingenční tabulky změní, musíme vzít v úvahu, že se hodnota prodeje zaměstnance Hans v kategorii Jachting může objevit v jiné buňce. Náš vzorec stále odkazuje na buňku C6, a proto používá nesprávnou hodnotu. Správná hodnota je na jiném místě. Například na obrázku <text:sequence-ref text:reference-format="value" text:ref-name="refFigure45">46</text:sequence-ref> je nyní umístění C7.</text:p>
      <text:p text:style-name="P16"><draw:frame draw:style-name="fr1" draw:name="Frame56" text:anchor-type="as-char" svg:width="10.687cm" draw:z-index="107"><draw:text-box fo:min-height="6.583cm"><text:p text:style-name="Caption"><draw:frame draw:style-name="fr5" draw:name="Image51" text:anchor-type="paragraph" svg:width="12.702cm" style:rel-width="100%" svg:height="6.773cm" style:rel-height="scale" draw:z-index="108"><draw:image xlink:href="Pictures/10000000000001E0000001002C9D2E00049E718C.png" xlink:type="simple" xlink:show="embed" xlink:actuate="onLoad" loext:mime-type="image/png"/></draw:frame><text:line-break/>Obrázek <text:sequence text:ref-name="refFigure45" text:name="Figure" text:formula="ooow:Figure+1" style:num-format="1">46</text:sequence>: Hodnotu, kterou opravdu chceme použít najdeme nyní na jiném místě</text:p></draw:text-box></draw:frame></text:p>
      <text:h text:style-name="P49" text:outline-level="2"><text:bookmark-start text:name="__RefHeading__20951_916280002"/>Řešení: Funkce GETPIVOTDATA()<text:bookmark-end text:name="__RefHeading__20951_916280002"/></text:h>
      <text:p text:style-name="P10">Pomocí funkce GETPIVOTDATA() získáme odkaz na hodnotu uvnitř kontingenční tabulky pomocí konkrétních identifikačních kategorií pro tuto hodnotu. Tuto funkci lze použít ve vzorcích v programu Calc, pokud chceme znovu použít výsledky z kontingenční tabulky kdekoli v sešitě.</text:p>
      <text:h text:style-name="P50" text:outline-level="3"><text:bookmark-start text:name="__RefHeading__2928_1803734309"/>Syntaxe<text:bookmark-end text:name="__RefHeading__2928_1803734309"/></text:h>
      <text:p text:style-name="P19">Syntaxe má dvě varianty:</text:p>
      <text:p text:style-name="P21">GETPIVOTDATA(Cílové pole; Kontingenční tabulka[; Pole 1; Položka 1][; ... [Pole 126; Položka 126]])</text:p>
      <text:p text:style-name="P21">nebo</text:p>
      <text:p text:style-name="P21">GETPIVOTDATA(Kontingenční tabulka; Omezení)</text:p>
      <text:h text:style-name="P50" text:outline-level="3"><text:bookmark-start text:name="__RefHeading__2930_1803734309"/>První varianta syntaxe<text:bookmark-end text:name="__RefHeading__2930_1803734309"/></text:h>
      <text:p text:style-name="P10">Argument <text:span text:style-name="Strong_20_Emphasis">Cílové pole</text:span> určuje, které datové pole kontingenční tabulky se používá ve funkci. Pokud naše kontingenční tabulka obsahuje pouze jedno datové pole, je tato položka ignorována, ale <text:span text:style-name="Emphasis">musíme</text:span> ji přesto zadat.</text:p>
      <text:p text:style-name="P10">Pokud naše kontingenční tabulka obsahuje více než jedno datové pole, musíme zadat název pole z podkladového zdroje dat (například „Hodnota prodeje“) nebo název pole samotného datového pole (například „Součet - hodnota prodeje“).</text:p>
      <text:p text:style-name="P10">Argument <text:span text:style-name="Strong_20_Emphasis">Kontingenční tabulka</text:span> určuje kontingenční tabulku, kterou chceme použít. Je možné, že náš dokument obsahuje více než jednu kontingenční tabulku. Zde zadáme odkaz na buňku, která je uvnitř oblasti kontingenční tabulky. Abychom si mohli být jisti tím, že buňka bude zahrnuta do kontingenční tabulky, i když se změní rozložení, je dobré vždy použít levou horní buňku dané kontingenční tabulky.</text:p>
      <text:p text:style-name="P10">Příklad: <text:span text:style-name="Code">GETPIVOTDATA ("Hodnota prodeje“; A1)</text:span></text:p>
      <text:p text:style-name="P10">Pokud zadáme pouze první dva argumenty, funkce vrátí <text:span text:style-name="Emphasis">celkový</text:span> výsledek kontingenční tabulky („Suma - hodnota prodeje“ zadaná jako pole, vrátí hodnotu 408,765).</text:p>
      <text:p text:style-name="P10">Můžeme přidat další párové argumenty s <text:span text:style-name="Strong_20_Emphasis">názvem pole</text:span> a <text:span text:style-name="Strong_20_Emphasis">položkou</text:span>, čímž načteme konkrétní dílčí částky. V příkladu na obrázku <text:sequence-ref text:reference-format="value" text:ref-name="refFigure46">47</text:sequence-ref>, kde chceme získat částečnou částku Hanse za Jachting, bude vzorec v buňce C12 vypadat takto:</text:p>
      <text:p text:style-name="P20">= GETPIVOTDATA(“Hodnota prodeje“; A1; “Zaměstnanec“; “Hans“; “Kategorie“; “Jachting“)</text:p>
      <text:p text:style-name="P16"><text:soft-page-break/><draw:frame draw:style-name="fr1" draw:name="Frame57" text:anchor-type="as-char" svg:width="15.214cm" draw:z-index="43"><draw:text-box fo:min-height="6.473cm"><text:p text:style-name="Caption"><draw:frame draw:style-name="fr5" draw:name="Image52" text:anchor-type="paragraph" svg:width="17cm" style:rel-width="100%" svg:height="6.745cm" style:rel-height="scale" draw:z-index="44"><draw:image xlink:href="Pictures/100000000000028500000100A73084A86DECD1D7.png" xlink:type="simple" xlink:show="embed" xlink:actuate="onLoad" loext:mime-type="image/png"/></draw:frame><text:line-break/>Obrázek <text:sequence text:ref-name="refFigure46" text:name="Figure" text:formula="ooow:Figure+1" style:num-format="1">47</text:sequence>: První variace syntaxe</text:p></draw:text-box></draw:frame></text:p>
      <text:h text:style-name="P50" text:outline-level="3"><text:bookmark-start text:name="__RefHeading__2932_1803734309"/>Druhá varianta syntaxe<text:bookmark-end text:name="__RefHeading__2932_1803734309"/></text:h>
      <text:p text:style-name="P10">Argument <text:span text:style-name="Strong_20_Emphasis">Kontingenční tabulka</text:span> musí být zadán stejným způsobem jako pro první variantu syntaxe.</text:p>
      <text:p text:style-name="P10">Pro <text:span text:style-name="Strong_20_Emphasis">specifikace</text:span> zadáme seznam oddělený mezerami a zadáme požadovanou hodnotu z kontingenční tabulky. Tento seznam musí obsahovat název datového pole, pokud existuje více než jedno datové pole; jinak to není nutné. Chceme-li vybrat konkrétní dílčí výsledek, přidáme další položky ve tvaru Název pole [Prvek].</text:p>
      <text:p text:style-name="P10">V příkladu na obrázku <text:sequence-ref text:reference-format="value" text:ref-name="refFigure47">48</text:sequence-ref>, kde chceme získat částečnou částku Hanse za Jachting bude vzorec v buňce C12 vypadat takto:</text:p>
      <text:p text:style-name="P20">=GETPIVOTDATA(A1;"Hodnota prodeje zaměstnanec[Hans] Kategorie[Jachting]")</text:p>
      <text:p text:style-name="P16"><draw:frame draw:style-name="fr1" draw:name="Frame5" text:anchor-type="as-char" svg:width="17cm" draw:z-index="45"><draw:text-box fo:min-height="6.729cm"><text:p text:style-name="Caption"><draw:frame draw:style-name="fr5" draw:name="Image53" text:anchor-type="paragraph" svg:width="17cm" style:rel-width="100%" svg:height="6.729cm" style:rel-height="scale" draw:z-index="46"><draw:image xlink:href="Pictures/1000000000000284000000FF0797C41AD5B9E687.png" xlink:type="simple" xlink:show="embed" xlink:actuate="onLoad" loext:mime-type="image/png"/></draw:frame><text:line-break/>Obrázek <text:sequence text:ref-name="refFigure47" text:name="Figure" text:formula="ooow:Figure+1" style:num-format="1">48</text:sequence>: Druhá varianta syntaxe</text:p></draw:text-box></draw:frame></text:p>
      <text:p text:style-name="P10">Při práci se soubory dat obsahujícími informace o datumu musíme být opatrní, pokud používáme informace o datumech ve funkci GETPIVOTDATA(). Funkce rozpozná zadání data pouze tehdy, pokud je zapsána do vzorce přesně stejným způsobem, jaký se objeví v datové sadě, ze které je vytvořena kontingenční tabulka. V příkladu na obrázku <text:sequence-ref text:reference-format="value" text:ref-name="refFigure48">49</text:sequence-ref> se vrací chyba, když formát data neodpovídá formátu dat. Výsledek se vrací pouze ve správném formátu.</text:p>
      <text:p text:style-name="P16"><text:soft-page-break/><draw:frame draw:style-name="fr2" draw:name="Frame20" text:anchor-type="as-char" svg:width="13.388cm" draw:z-index="47"><draw:text-box fo:min-height="6.999cm"><text:p text:style-name="Caption"><draw:frame draw:style-name="fr8" draw:name="graphics86" text:anchor-type="paragraph" svg:x="0.019cm" svg:y="-0.039cm" svg:width="13.388cm" style:rel-width="100%" svg:height="6.429cm" style:rel-height="scale" draw:z-index="48"><draw:image xlink:href="Pictures/10000000000001FA000000F3332F7E04CE9ACC13.png" xlink:type="simple" xlink:show="embed" xlink:actuate="onLoad" loext:mime-type="image/png"/></draw:frame><text:s/>Obrázek <text:sequence text:ref-name="refFigure48" text:name="Figure" text:formula="ooow:Figure+1" style:num-format="1">49</text:sequence>: Došlo k chybě, pokud nebyly správně zadány informace o datu</text:p></draw:text-box></draw:frame></text:p>
      <text:h text:style-name="P46" text:outline-level="1"><text:bookmark-start text:name="__RefHeading___Toc3742_1006238764"/><text:alphabetical-index-mark text:string-value="otočení" text:key1="grafy"/>Používání kontingenčních grafů<text:bookmark-end text:name="__RefHeading___Toc3742_1006238764"/></text:h>
      <text:h text:style-name="P49" text:outline-level="2"><text:bookmark-start text:name="__RefHeading___Toc22852_2088150614"/><text:alphabetical-index-mark text:string-value="přehled" text:key1="kontingenční grafy"/>Úvod<text:bookmark-end text:name="__RefHeading___Toc22852_2088150614"/></text:h>
      <text:p text:style-name="P10">Kontingenční tabulka je výkonný nástroj pro reorganizaci, manipulaci a shrnutí dat. Kontingenční graf poskytuje vizuální reprezentaci informací v kontingenční tabulce. Kontingenční graf můžeme vytvořit z výstupu kontingenční tabulky, a pokud se kontingenční tabulka změní, změní se i kontingenční graf.</text:p>
      <text:p text:style-name="P10"><text:alphabetical-index-mark text:string-value="rozdíly od ostatních grafů" text:key1="kontingenční grafy"/>Kontingenční grafy jsou zvláštním případem obecnějších výpočtových grafů popsaných v kapitole 3 – Vytváření grafů. Hlavní rozdíly mezi kontingenčními grafy a ostatními grafy v programu Calc jsou následující:</text:p>
      <text:list xml:id="list111117492206966" text:continue-list="list111117217174652" text:style-name="List_20_1">
        <text:list-item>
          <text:p text:style-name="P61">Kontingenční graf sleduje změny v datech kontingenční tabulky a program Calc automaticky upravuje odpovídajícím způsobem datové řady a datový rozsah kontingenčního grafu.</text:p>
        </text:list-item>
        <text:list-item>
          <text:p text:style-name="P61">Na kontingenčních grafech jsou k dispozici tlačítka kontingenčního grafu. Tato tlačítka jsou jedinečná pro kontingenční grafy a nejsou k dispozici na běžných grafech programu Calc. Důležitým účelem tlačítek je zobrazit rozvržení zdrojové kontingenční tabulky a zobrazit pole kontingenční tabulky. Tlačítka představující pole filtru (jsou-li k dispozici) jsou umístěna v horní části kontingenčního grafu. Tlačítka představující pole řádků jsou umístěna ve spodní části kontingenčního grafu. Tlačítka představující sloupcová pole jsou umístěna do legendy na pravé straně kontingenčního grafu. Pomocí tlačítek kontingenčního grafu můžeme také filtrovat data zobrazená v kontingenčním grafu.</text:p>
        </text:list-item>
      </text:list>
      <text:p text:style-name="P16"><text:soft-page-break/><draw:frame draw:style-name="fr1" draw:name="Frame6" text:anchor-type="as-char" svg:width="16.618cm" draw:z-index="109"><draw:text-box fo:min-height="18.126cm"><text:p text:style-name="Caption"><draw:frame draw:style-name="fr5" draw:name="Image54" text:anchor-type="paragraph" svg:width="16.618cm" style:rel-width="100%" svg:height="18.126cm" style:rel-height="scale" draw:z-index="110"><draw:image xlink:href="Pictures/1000000000000274000002ADD82C3F2C2C32BD70.png" xlink:type="simple" xlink:show="embed" xlink:actuate="onLoad" loext:mime-type="image/png"/></draw:frame><text:line-break/>Obrázek <text:sequence text:ref-name="refFigure49" text:name="Figure" text:formula="ooow:Figure+1" style:num-format="1">50</text:sequence>: Ukázka kontingenčního grafu a přidružené kontingenční tabulky</text:p></draw:text-box></draw:frame></text:p>
      <text:h text:style-name="P49" text:outline-level="2"><text:bookmark-start text:name="__RefHeading___Toc22854_2088150614"/><text:alphabetical-index-mark text:string-value="kontingenční grafy" text:key1="vytváření"/><text:alphabetical-index-mark text:string-value="vytváření" text:key1="kontingenční grafy"/>Vytvoření kontingenčního grafu<text:bookmark-end text:name="__RefHeading___Toc22854_2088150614"/></text:h>
      <text:p text:style-name="P10">Chceme-li vytvořit kontingenční graf, klepneme uvnitř kontingenční tabulky a vybereme <text:span text:style-name="Strong_20_Emphasis">Vložit &gt; Graf</text:span> v hlavní nabídce nebo klepneme na ikonu <text:span text:style-name="Strong_20_Emphasis">Vložit graf</text:span> <draw:frame draw:style-name="fr7" draw:name="Image12" text:anchor-type="as-char" svg:y="-0.577cm" svg:width="0.714cm" svg:height="0.635cm" draw:z-index="52"><draw:image xlink:href="Pictures/100000000000001B00000018E5BCC24D3861BA07.png" xlink:type="simple" xlink:show="embed" xlink:actuate="onLoad" loext:mime-type="image/png"/></draw:frame><text:s/> na panelu nástrojů Standardní.</text:p>
      <text:p text:style-name="P10">Program Calc automaticky detekuje kontingenční tabulku a otevře Průvodce grafem. Prostřednictvím Průvodce grafem můžeme vybrat typ grafu a prvky grafu pro kontingenční graf. Průvodce je podobný jako u běžných grafů, ale u kontingenčních grafů jsou kroky pro definování rozsahu dat a datových řad zakázány.</text:p>
      <text:p text:style-name="P10">Prvním krokem průvodce je výběr typu grafu, jsou dostupné stejné možnosti jako u normálního grafu (obrázek <text:sequence-ref text:reference-format="value" text:ref-name="refFigure50">51</text:sequence-ref>).</text:p>
      <text:p text:style-name="P16"><text:soft-page-break/><draw:frame draw:style-name="fr1" draw:name="Frame58" text:anchor-type="as-char" svg:width="17cm" draw:z-index="58"><draw:text-box fo:min-height="9.282cm"><text:p text:style-name="Caption"><draw:frame draw:style-name="fr5" draw:name="Image11" text:anchor-type="paragraph" svg:width="17cm" style:rel-width="100%" svg:height="9.282cm" style:rel-height="scale" draw:z-index="59"><draw:image xlink:href="Pictures/10000000000002A2000001704617B5A3B8339AF9.png" xlink:type="simple" xlink:show="embed" xlink:actuate="onLoad" loext:mime-type="image/png"/></draw:frame><text:line-break/>Obrázek <text:sequence text:ref-name="refFigure50" text:name="Figure" text:formula="ooow:Figure+1" style:num-format="1">51</text:sequence>: Při vytváření kontingenčního grafu vybereme typ grafu pomocí průvodce grafem</text:p></draw:text-box></draw:frame></text:p>
      <text:p text:style-name="P10">Druhým krokem je výběr prvků grafu, které jsou podobné jako u běžných grafů (obrázek <text:sequence-ref text:reference-format="value" text:ref-name="refFigure51">52</text:sequence-ref>).</text:p>
      <text:p text:style-name="P16"><draw:frame draw:style-name="fr1" draw:name="Frame24" text:anchor-type="as-char" svg:width="17cm" draw:z-index="60"><draw:text-box fo:min-height="7.362cm"><text:p text:style-name="Caption"><draw:frame draw:style-name="fr6" draw:name="Image13" text:anchor-type="paragraph" svg:width="17cm" style:rel-width="100%" svg:height="6.858cm" style:rel-height="scale" draw:z-index="61"><draw:image xlink:href="Pictures/10000000000002A100000170281F8EDA9904A6A6.png" xlink:type="simple" xlink:show="embed" xlink:actuate="onLoad" loext:mime-type="image/png"/></draw:frame><text:line-break/>Obrázek <text:sequence text:ref-name="refFigure51" text:name="Figure" text:formula="ooow:Figure+1" style:num-format="1">52</text:sequence>: Při vytváření kontingenčního grafu zadáme prvky grafu pomocí průvodce grafem</text:p></draw:text-box></draw:frame></text:p>
      <text:p text:style-name="P10">Klepnutím na <text:span text:style-name="Strong_20_Emphasis">Dokončit</text:span> zavřeme průvodce a vytvoříme kontingenční graf.</text:p>
      <text:h text:style-name="P49" text:outline-level="2"><text:bookmark-start text:name="__RefHeading___Toc7045_3937602389"/><text:alphabetical-index-mark text:string-value="úprava" text:key1="kontingenční grafy"/>Úpravy kontingenčního grafu<text:bookmark-end text:name="__RefHeading___Toc7045_3937602389"/></text:h>
      <text:p text:style-name="P10">Po vytvoření kontingenčního grafu můžeme zjistit, že jej chceme přesunout, změnit jeho velikost nebo zlepšit jeho vzhled. Calc poskytuje nástroje pro změnu typu grafu, prvků grafu, písem, barev a mnoha dalších možností. Dostupné nástroje pro kontingenční grafy jsou stejné jako pro běžné grafy; viz kapitola 3 – Vytváření grafů.</text:p>
      <text:h text:style-name="P49" text:outline-level="2"><text:bookmark-start text:name="__RefHeading___Toc7047_3937602389"/><text:alphabetical-index-mark text:string-value="obnovení/aktualizace změněných dat" text:key1="kontingenční grafy"/>Aktualizace kontingenčního grafu<text:bookmark-end text:name="__RefHeading___Toc7047_3937602389"/></text:h>
      <text:p text:style-name="P10">Pokud se změní zdrojová data kontingenční tabulky, aktualizujeme kontingenční tabulku a kontingenční graf se aktualizuje také. Chceme-li aktualizovat kontingenční tabulku (a tedy kontingenční graf), klepneme na libovolnou buňku v <text:soft-page-break/> kontingenční tabulce a vybereme <text:span text:style-name="Strong_20_Emphasis">Data &gt; Kontingenční tabulka &gt; Obnovit</text:span> z hlavní nabídky nebo vybereme <text:span text:style-name="Strong_20_Emphasis">Obnovit</text:span> z kontextové nabídky.</text:p>
      <text:h text:style-name="P49" text:outline-level="2"><text:bookmark-start text:name="__RefHeading___Toc7049_3937602389"/><text:alphabetical-index-mark text:string-value="filtrování" text:key1="kontingenční grafy"/>Filtrování kontingenčního grafu<text:bookmark-end text:name="__RefHeading___Toc7049_3937602389"/></text:h>
      <text:p text:style-name="P10">Pomocí filtrů odebereme nežádoucí data z kontingenčního grafu.</text:p>
      <text:p text:style-name="P8">Všechny filtry aplikované na kontingenční tabulku ovlivňují stejně připojený kontingenční graf, protože tabulka a graf zobrazují přesně stejná data. Různé mechanismy filtrování kontingenční tabulky jsou popsány v části „<text:bookmark-ref text:reference-format="text" text:ref-name="__RefHeading__2914_1803734309">Filtrování</text:bookmark-ref>“ na stránce <text:bookmark-ref text:reference-format="page" text:ref-name="__RefHeading__2914_1803734309">28</text:bookmark-ref>.</text:p>
      <text:p text:style-name="P10">Tlačítka kontingenčního grafu zahrnují šipku dolů, která označuje, že existuje přidružená pop-up akce. Pokud je použito jakékoli filtrování, pak se tato šipka změní z černé na modrou.</text:p>
      <text:p text:style-name="P10">Klepnutím na tlačítko pole filtru umístěného v horní části kontingenčního grafu otevřeme dialogové okno filtrování podobné dialogu na obrázku <text:sequence-ref text:reference-format="value" text:ref-name="refFigure43">44</text:sequence-ref>. V tomto dialogu změníme filtrování aplikované na kontingenční tabulku a kontingenční graf. Pravá část sekce legendy s tlačítky označuje stav filtrování, tj. „- žádné -“, když není filtrováno nic, „- více -“, když je filtrováno více, ale ne všechny položky, nebo hodnota, kdy není filtrována pouze tato hodnota.</text:p>
      <text:p text:style-name="P9">Tlačítka umístěná v dolní a pravé části kontingenčního grafu, která obsahují šipku směřující dolů, umožňují přístup k dialogu třídění a filtrování, který je podobný obrázku na obrázku <text:sequence-ref text:reference-format="value" text:ref-name="refFigure35">36</text:sequence-ref>. V tomto dialogu můžeme změnit řazení a filtrování použité v kontingenční tabulce a kontingenčním grafu.</text:p>
      <text:p text:style-name="P16"><draw:frame draw:style-name="fr1" draw:name="Frame25" text:anchor-type="as-char" svg:width="15.401cm" draw:z-index="62"><draw:text-box fo:min-height="8.969cm"><text:p text:style-name="Caption"><draw:frame draw:style-name="fr5" draw:name="Image14" text:anchor-type="paragraph" svg:width="15.401cm" style:rel-width="100%" svg:height="8.969cm" style:rel-height="scale" draw:z-index="63"><draw:image xlink:href="Pictures/100000000000024600000153370771D7C5C2994F.png" xlink:type="simple" xlink:show="embed" xlink:actuate="onLoad" loext:mime-type="image/png"/></draw:frame><text:line-break/>Obrázek <text:sequence text:ref-name="refFigure52" text:name="Figure" text:formula="ooow:Figure+1" style:num-format="1">53</text:sequence>: Filtrování aplikováno na pole filtru a řádku</text:p></draw:text-box></draw:frame></text:p>
      <text:h text:style-name="P49" text:outline-level="2"><text:bookmark-start text:name="__RefHeading___Toc7051_3937602389"/><text:alphabetical-index-mark text:string-value="mazání" text:key1="kontingenční grafy"/><text:alphabetical-index-mark text:string-value="kontingenční grafy" text:key1="mazání"/>Odstranění kontingenčního grafu<text:bookmark-end text:name="__RefHeading___Toc7051_3937602389"/></text:h>
      <text:p text:style-name="P10">Pro odstranění kontingenčního grafu vybereme graf a stiskneme klávesu <text:span text:style-name="Keystroke">Del</text:span> na klávesnici.</text:p>
      <text:list xml:id="list111117548105498" text:continue-list="list111116279564678" text:style-name="Heading_20_Note">
        <text:list-item>
          <text:p text:style-name="Heading_20_Note">Poznámka</text:p>
        </text:list-item>
      </text:list>
      <text:p text:style-name="P34">Při odstranění kontingenčního grafu není ovlivněna přidružená kontingenční tabulka.</text:p>
      <text:list xml:id="list111117732200975" text:continue-list="list111115892039885" text:style-name="Heading_20_Caution">
        <text:list-item>
          <text:p text:style-name="Heading_20_Caution">Upozornění</text:p>
        </text:list-item>
      </text:list>
      <text:p text:style-name="P34">Pokud odstraníme kontingenční tabulku s přidruženým kontingenčním grafem, odstraní se také kontingenční graf. Program Calc zobrazí dialogové okno pro potvrzení odstranění kontingenčního graf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Sans6" svg:font-family="'Liberation Sans'" style:font-family-generic="swiss"/>
    <style:font-face style:name="Liberation Sans5" svg:font-family="'Liberation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39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rop_20_Caps" style:display-name="Drop Caps" style:family="text">
      <style:text-properties style:font-name="Liberation Sans"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MenuPath" style:family="text">
      <style:text-properties style:font-name="Liberation Sans3"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paragraph-properties fo:text-align="start" style:justify-single-word="false"/>
      <style:text-properties fo:language="en" fo:country="US" officeooo:paragraph-rsid="014fed5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Používání kontingenčních tabulek</text:chapter> | <text:page-number text:select-page="current">35</text:page-number></text:p>
      </style:footer>
      <style:footer-left>
        <text:p text:style-name="MP1"><text:page-number text:select-page="current">34</text:page-number><text:s/>| <text:chapter text:display="name" text:outline-level="2">Úvod</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2"><text:title>Kapitola 8 Kontingenční tabulky</text:title><text:s/>| <text:page-number text:select-page="current">3</text:page-number></text:p>
      </style:footer>
      <style:footer-left>
        <text:p text:style-name="MP1"><text:page-number text:select-page="current">4</text:page-number>| <text:title>Kapitola 8 Kontingenční tabulky</text:title></text:p>
      </style:footer-left>
      <loext:footer-first>
        <text:p text:style-name="MP3"><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2"><text:title>Kapitola 8 Kontingenční tabulky</text:title><text:s/>| <text:page-number text:select-page="current">0</text:page-number></text:p>
      </style:footer>
      <style:footer-left>
        <text:p text:style-name="MP1"><text:page-number text:select-page="current">0</text:page-number>| <text:title>Kapitola 8 Kontingenční tabulky</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07:59:32.330000000</meta:creation-date>
    <meta:editing-duration>PT7H48M58S</meta:editing-duration>
    <meta:editing-cycles>58</meta:editing-cycles>
    <meta:generator>LibreOffice/6.4.1.2$Linux_X86_64 LibreOffice_project/4d224e95b98b138af42a64d84056446d09082932</meta:generator>
    <dc:title>Kapitola 8 Kontingenční tabulky</dc:title>
    <meta:initial-creator>Kees Kriek</meta:initial-creator>
    <dc:date>2020-07-02T11:11:15.244545111</dc:date>
    <dc:creator>MS </dc:creator>
    <meta:printed-by>Steve Fanning</meta:printed-by>
    <meta:print-date>2019-12-11T11:10:56.089000000</meta:print-date>
    <meta:document-statistic meta:table-count="4" meta:image-count="58" meta:object-count="0" meta:page-count="37" meta:paragraph-count="512" meta:word-count="8862" meta:character-count="50298" meta:non-whitespace-character-count="41918"/>
    <meta:user-defined meta:name="Guide Name">Calc Guide</meta:user-defined>
    <meta:user-defined meta:name="LibreOffice Version" meta:value-type="float">6.4</meta:user-defined>
    <meta:template xlink:type="simple" xlink:actuate="onRequest" xlink:title="Engelse handleiding" xlink:href="../../../../../../../AppData/Roaming/LibreOffice/4/user/template/Engelse%20handleiding.ott" meta:date="2019-06-18T07:59:31.830000000"/>
  </office:meta>
</office:document-meta>
</file>